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5717in"/>
    </style:style>
    <style:style style:name="co7" style:family="table-column">
      <style:table-column-properties fo:break-before="auto" style:column-width="1.0965in"/>
    </style:style>
    <style:style style:name="co8" style:family="table-column">
      <style:table-column-properties fo:break-before="auto" style:column-width="0.9898in"/>
    </style:style>
    <style:style style:name="co9" style:family="table-column">
      <style:table-column-properties fo:break-before="auto" style:column-width="1.5362in"/>
    </style:style>
    <style:style style:name="co10" style:family="table-column">
      <style:table-column-properties fo:break-before="auto" style:column-width="1.011in"/>
    </style:style>
    <style:style style:name="co11" style:family="table-column">
      <style:table-column-properties fo:break-before="auto" style:column-width="1.4075in"/>
    </style:style>
    <style:style style:name="co12" style:family="table-column">
      <style:table-column-properties fo:break-before="auto" style:column-width="0.6898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5575in"/>
    </style:style>
    <style:style style:name="co15" style:family="table-column">
      <style:table-column-properties fo:break-before="auto" style:column-width="1.2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7" style:family="table-cell" style:parent-style-name="Default"/>
    <style:style style:name="ce2" style:family="table-cell" style:parent-style-name="Default"/>
    <style:style style:name="ce23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34" style:family="table-cell" style:parent-style-name="Default"/>
    <style:style style:name="ce35" style:family="table-cell" style:parent-style-name="Default"/>
    <style:style style:name="ce16" style:family="table-cell" style:parent-style-name="Default">
      <style:table-cell-properties fo:background-color="#729fcf"/>
    </style:style>
    <style:style style:name="ce29" style:family="table-cell" style:parent-style-name="Default"/>
    <style:style style:name="ce36" style:family="table-cell" style:parent-style-name="Default"/>
    <style:style style:name="ce38" style:family="table-cell" style:parent-style-name="Default"/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/>
    <style:style style:name="ce42" style:family="table-cell" style:parent-style-name="Default"/>
    <style:style style:name="ce43" style:family="table-cell" style:parent-style-name="Default"/>
    <style:style style:name="ce44" style:family="table-cell" style:parent-style-name="Default"/>
    <style:style style:name="ce45" style:family="table-cell" style:parent-style-name="Default"/>
    <style:style style:name="ce46" style:family="table-cell" style:parent-style-name="Default"/>
    <style:style style:name="ce47" style:family="table-cell" style:parent-style-name="Default"/>
    <style:style style:name="ce50" style:family="table-cell" style:parent-style-name="Default"/>
    <style:style style:name="ce51" style:family="table-cell" style:parent-style-name="Default"/>
    <style:style style:name="ce52" style:family="table-cell" style:parent-style-name="Default"/>
    <style:style style:name="ce53" style:family="table-cell" style:parent-style-name="Default"/>
    <style:style style:name="ce54" style:family="table-cell" style:parent-style-name="Default"/>
    <style:style style:name="ce55" style:family="table-cell" style:parent-style-name="Default"/>
    <style:style style:name="ce56" style:family="table-cell" style:parent-style-name="Default"/>
    <style:style style:name="ce57" style:family="table-cell" style:parent-style-name="Default"/>
    <style:style style:name="ce58" style:family="table-cell" style:parent-style-name="Default"/>
    <style:style style:name="ce59" style:family="table-cell" style:parent-style-name="Default"/>
    <style:style style:name="ce60" style:family="table-cell" style:parent-style-name="Default"/>
    <style:style style:name="ce61" style:family="table-cell" style:parent-style-name="Default"/>
    <style:style style:name="ce62" style:family="table-cell" style:parent-style-name="Default"/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66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/>
    <style:style style:name="ce72" style:family="table-cell" style:parent-style-name="Default"/>
    <style:style style:name="ce73" style:family="table-cell" style:parent-style-name="Default"/>
    <style:style style:name="ce74" style:family="table-cell" style:parent-style-name="Default"/>
    <style:style style:name="ce75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78" style:family="table-cell" style:parent-style-name="Default"/>
    <style:style style:name="ce79" style:family="table-cell" style:parent-style-name="Default"/>
    <style:style style:name="ce83" style:family="table-cell" style:parent-style-name="Default"/>
    <style:style style:name="ce86" style:family="table-cell" style:parent-style-name="Default"/>
    <style:style style:name="ce97" style:family="table-cell" style:parent-style-name="Default" style:data-style-name="N99"/>
    <style:style style:name="ce98" style:family="table-cell" style:parent-style-name="Default"/>
    <style:style style:name="ce99" style:family="table-cell" style:parent-style-name="Default"/>
    <style:style style:name="ce100" style:family="table-cell" style:parent-style-name="Default"/>
    <style:style style:name="ce101" style:family="table-cell" style:parent-style-name="Default"/>
    <style:style style:name="ce102" style:family="table-cell" style:parent-style-name="Default"/>
    <style:style style:name="ce103" style:family="table-cell" style:parent-style-name="Default"/>
    <style:style style:name="ce104" style:family="table-cell" style:parent-style-name="Default"/>
    <style:style style:name="ce105" style:family="table-cell" style:parent-style-name="Default"/>
    <style:style style:name="ce106" style:family="table-cell" style:parent-style-name="Default"/>
    <style:style style:name="ce107" style:family="table-cell" style:parent-style-name="Default"/>
    <style:style style:name="ce108" style:family="table-cell" style:parent-style-name="Default"/>
    <style:style style:name="ce109" style:family="table-cell" style:parent-style-name="Default"/>
    <style:style style:name="ce110" style:family="table-cell" style:parent-style-name="Default"/>
    <style:style style:name="ce111" style:family="table-cell" style:parent-style-name="Default"/>
    <style:style style:name="ce112" style:family="table-cell" style:parent-style-name="Default"/>
    <style:style style:name="ce113" style:family="table-cell" style:parent-style-name="Default"/>
    <style:style style:name="ce114" style:family="table-cell" style:parent-style-name="Default"/>
    <style:style style:name="ce115" style:family="table-cell" style:parent-style-name="Default"/>
    <style:style style:name="ce116" style:family="table-cell" style:parent-style-name="Default"/>
    <style:style style:name="ce117" style:family="table-cell" style:parent-style-name="Default"/>
    <style:style style:name="ce118" style:family="table-cell" style:parent-style-name="Default"/>
    <style:style style:name="ce119" style:family="table-cell" style:parent-style-name="Default"/>
    <style:style style:name="ce120" style:family="table-cell" style:parent-style-name="Default"/>
    <style:style style:name="ce121" style:family="table-cell" style:parent-style-name="Default"/>
    <style:style style:name="ce122" style:family="table-cell" style:parent-style-name="Default"/>
    <style:style style:name="ce123" style:family="table-cell" style:parent-style-name="Default"/>
    <style:style style:name="ce124" style:family="table-cell" style:parent-style-name="Default"/>
    <style:style style:name="ce125" style:family="table-cell" style:parent-style-name="Default"/>
    <style:style style:name="ce126" style:family="table-cell" style:parent-style-name="Default"/>
    <style:style style:name="ce127" style:family="table-cell" style:parent-style-name="Default"/>
    <style:style style:name="ce128" style:family="table-cell" style:parent-style-name="Default"/>
    <style:style style:name="ce129" style:family="table-cell" style:parent-style-name="Default">
      <style:table-cell-properties fo:background-color="#729fcf"/>
    </style:style>
    <style:style style:name="ce130" style:family="table-cell" style:parent-style-name="Default"/>
    <style:style style:name="ce131" style:family="table-cell" style:parent-style-name="Default"/>
    <style:style style:name="ce132" style:family="table-cell" style:parent-style-name="Default"/>
    <style:style style:name="ce133" style:family="table-cell" style:parent-style-name="Default"/>
    <style:style style:name="ce134" style:family="table-cell" style:parent-style-name="Default"/>
    <style:style style:name="ce135" style:family="table-cell" style:parent-style-name="Default"/>
    <style:style style:name="ce136" style:family="table-cell" style:parent-style-name="Default"/>
    <style:style style:name="ce137" style:family="table-cell" style:parent-style-name="Default"/>
    <style:style style:name="ce138" style:family="table-cell" style:parent-style-name="Default"/>
    <style:style style:name="ce139" style:family="table-cell" style:parent-style-name="Default"/>
    <style:style style:name="ce140" style:family="table-cell" style:parent-style-name="Default"/>
    <style:style style:name="ce141" style:family="table-cell" style:parent-style-name="Default"/>
    <style:style style:name="ce142" style:family="table-cell" style:parent-style-name="Default"/>
    <style:style style:name="ce143" style:family="table-cell" style:parent-style-name="Default"/>
    <style:style style:name="ce144" style:family="table-cell" style:parent-style-name="Default"/>
    <style:style style:name="ce145" style:family="table-cell" style:parent-style-name="Default"/>
    <style:style style:name="ce146" style:family="table-cell" style:parent-style-name="Default"/>
    <style:style style:name="ce147" style:family="table-cell" style:parent-style-name="Default"/>
    <style:style style:name="ce148" style:family="table-cell" style:parent-style-name="Default"/>
    <style:style style:name="ce149" style:family="table-cell" style:parent-style-name="Default"/>
    <style:style style:name="ce150" style:family="table-cell" style:parent-style-name="Default"/>
    <style:style style:name="ce151" style:family="table-cell" style:parent-style-name="Default"/>
    <style:style style:name="ce152" style:family="table-cell" style:parent-style-name="Default"/>
    <style:style style:name="ce153" style:family="table-cell" style:parent-style-name="Default"/>
    <style:style style:name="ce80" style:family="table-cell" style:parent-style-name="Default">
      <style:text-properties fo:font-weight="normal" style:font-weight-asian="normal" style:font-weight-complex="normal"/>
    </style:style>
    <style:style style:name="ce155" style:family="table-cell" style:parent-style-name="Default"/>
    <style:style style:name="ce82" style:family="table-cell" style:parent-style-name="Default">
      <style:text-properties fo:font-weight="normal" style:font-weight-asian="normal" style:font-weight-complex="normal"/>
    </style:style>
    <style:style style:name="ce157" style:family="table-cell" style:parent-style-name="Default"/>
    <style:style style:name="ce84" style:family="table-cell" style:parent-style-name="Default">
      <style:text-properties fo:font-weight="normal" style:font-weight-asian="normal" style:font-weight-complex="normal"/>
    </style:style>
    <style:style style:name="ce85" style:family="table-cell" style:parent-style-name="Default" style:data-style-name="N99">
      <style:text-properties fo:font-weight="normal" style:font-weight-asian="normal" style:font-weight-complex="normal"/>
    </style:style>
    <style:style style:name="ce160" style:family="table-cell" style:parent-style-name="Default"/>
    <style:style style:name="ce87" style:family="table-cell" style:parent-style-name="Default">
      <style:text-properties fo:font-weight="normal" style:font-weight-asian="normal" style:font-weight-complex="normal"/>
    </style:style>
    <style:style style:name="ce88" style:family="table-cell" style:parent-style-name="Default"/>
    <style:style style:name="ce89" style:family="table-cell" style:parent-style-name="Default">
      <style:text-properties fo:font-weight="normal" style:font-weight-asian="normal" style:font-weight-complex="normal"/>
    </style:style>
    <style:style style:name="ce90" style:family="table-cell" style:parent-style-name="Default"/>
    <style:style style:name="ce91" style:family="table-cell" style:parent-style-name="Default">
      <style:text-properties fo:font-weight="normal" style:font-weight-asian="normal" style:font-weight-complex="normal"/>
    </style:style>
    <style:style style:name="ce92" style:family="table-cell" style:parent-style-name="Default"/>
    <style:style style:name="ce93" style:family="table-cell" style:parent-style-name="Default">
      <style:text-properties fo:font-weight="normal" style:font-weight-asian="normal" style:font-weight-complex="normal"/>
    </style:style>
    <style:style style:name="ce94" style:family="table-cell" style:parent-style-name="Default">
      <style:text-properties fo:font-weight="normal" style:font-weight-asian="normal" style:font-weight-complex="normal"/>
    </style:style>
    <style:style style:name="ce95" style:family="table-cell" style:parent-style-name="Default">
      <style:text-properties fo:font-weight="normal" style:font-weight-asian="normal" style:font-weight-complex="normal"/>
    </style:style>
    <style:style style:name="ce9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ull_columns-ag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3"/>
        <table:table-column table:style-name="co4" table:default-cell-style-name="Default"/>
        <table:table-column table:style-name="co5" table:default-cell-style-name="ce8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98"/>
        <table:table-column table:style-name="co13" table:default-cell-style-name="Default"/>
        <table:table-column table:style-name="co14" table:default-cell-style-name="ce102"/>
        <table:table-column table:style-name="co15" table:default-cell-style-name="ce104"/>
        <table:table-row table:style-name="ro1">
          <table:table-cell/>
          <table:table-cell office:value-type="string" calcext:value-type="string">
            <text:p>use_training_form</text:p>
          </table:table-cell>
          <table:table-cell office:value-type="string" calcext:value-type="string">
            <text:p>n_task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n_version</text:p>
          </table:table-cell>
          <table:table-cell office:value-type="string" calcext:value-type="string">
            <text:p>nbands</text:p>
          </table:table-cell>
          <table:table-cell office:value-type="string" calcext:value-type="string">
            <text:p>dataset_kwargs</text:p>
          </table:table-cell>
          <table:table-cell office:value-type="string" calcext:value-type="string">
            <text:p>use_full_mfcc</text:p>
          </table:table-cell>
          <table:table-cell office:value-type="string" calcext:value-type="string">
            <text:p>preprocess_wavs</text:p>
          </table:table-cell>
          <table:table-cell office:value-type="string" calcext:value-type="string">
            <text:p>test_operator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ccuracy</text:p>
          </table:table-cell>
          <table:table-cell table:style-name="ce100" office:value-type="string" calcext:value-type="string">
            <text:p>safe_macro_sensitivity</text:p>
          </table:table-cell>
          <table:table-cell office:value-type="string" calcext:value-type="string">
            <text:p>safe_macro_specificity</text:p>
          </table:table-cell>
          <table:table-cell office:value-type="string" calcext:value-type="string">
            <text:p>safe_macro_PP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99" office:value-type="float" office:value="70.214" calcext:value-type="float">
            <text:p>70.214</text:p>
          </table:table-cell>
          <table:table-cell table:style-name="ce100" office:value-type="float" office:value="69.714" calcext:value-type="float">
            <text:p>69.714</text:p>
          </table:table-cell>
          <table:table-cell office:value-type="float" office:value="70.715" calcext:value-type="float">
            <text:p>70.715</text:p>
          </table:table-cell>
          <table:table-cell office:value-type="float" office:value="71.134" calcext:value-type="float">
            <text:p>71.1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99" office:value-type="float" office:value="69.178" calcext:value-type="float">
            <text:p>69.178</text:p>
          </table:table-cell>
          <table:table-cell table:style-name="ce100" office:value-type="float" office:value="68.357" calcext:value-type="float">
            <text:p>68.357</text:p>
          </table:table-cell>
          <table:table-cell office:value-type="float" office:value="70" calcext:value-type="float">
            <text:p>70</text:p>
          </table:table-cell>
          <table:table-cell office:value-type="float" office:value="70.382" calcext:value-type="float">
            <text:p>70.3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table:style-name="ce99" office:value-type="float" office:value="60.892" calcext:value-type="float">
            <text:p>60.892</text:p>
          </table:table-cell>
          <table:table-cell table:style-name="ce100" office:value-type="float" office:value="61.786" calcext:value-type="float">
            <text:p>61.786</text:p>
          </table:table-cell>
          <table:table-cell office:value-type="float" office:value="60" calcext:value-type="float">
            <text:p>60</text:p>
          </table:table-cell>
          <table:table-cell office:value-type="float" office:value="60.857" calcext:value-type="float">
            <text:p>60.8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99" office:value-type="float" office:value="60.714" calcext:value-type="float">
            <text:p>60.714</text:p>
          </table:table-cell>
          <table:table-cell table:style-name="ce100" office:value-type="float" office:value="61.786" calcext:value-type="float">
            <text:p>61.786</text:p>
          </table:table-cell>
          <table:table-cell office:value-type="float" office:value="59.644" calcext:value-type="float">
            <text:p>59.644</text:p>
          </table:table-cell>
          <table:table-cell office:value-type="float" office:value="60.717" calcext:value-type="float">
            <text:p>60.7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99" office:value-type="float" office:value="61.072" calcext:value-type="float">
            <text:p>61.072</text:p>
          </table:table-cell>
          <table:table-cell table:style-name="ce100" office:value-type="float" office:value="61.785" calcext:value-type="float">
            <text:p>61.785</text:p>
          </table:table-cell>
          <table:table-cell office:value-type="float" office:value="60.355" calcext:value-type="float">
            <text:p>60.355</text:p>
          </table:table-cell>
          <table:table-cell office:value-type="float" office:value="60.95" calcext:value-type="float">
            <text:p>60.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table:style-name="ce99" office:value-type="float" office:value="61.963" calcext:value-type="float">
            <text:p>61.963</text:p>
          </table:table-cell>
          <table:table-cell table:style-name="ce100" office:value-type="float" office:value="61.429" calcext:value-type="float">
            <text:p>61.429</text:p>
          </table:table-cell>
          <table:table-cell office:value-type="float" office:value="62.5" calcext:value-type="float">
            <text:p>62.5</text:p>
          </table:table-cell>
          <table:table-cell office:value-type="float" office:value="62.229" calcext:value-type="float">
            <text:p>62.2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99" office:value-type="float" office:value="61.071" calcext:value-type="float">
            <text:p>61.071</text:p>
          </table:table-cell>
          <table:table-cell table:style-name="ce100" office:value-type="float" office:value="61.786" calcext:value-type="float">
            <text:p>61.786</text:p>
          </table:table-cell>
          <table:table-cell office:value-type="float" office:value="60.358" calcext:value-type="float">
            <text:p>60.358</text:p>
          </table:table-cell>
          <table:table-cell office:value-type="float" office:value="61.146" calcext:value-type="float">
            <text:p>61.1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99" office:value-type="float" office:value="61.072" calcext:value-type="float">
            <text:p>61.072</text:p>
          </table:table-cell>
          <table:table-cell table:style-name="ce100" office:value-type="float" office:value="61.785" calcext:value-type="float">
            <text:p>61.785</text:p>
          </table:table-cell>
          <table:table-cell office:value-type="float" office:value="60.355" calcext:value-type="float">
            <text:p>60.355</text:p>
          </table:table-cell>
          <table:table-cell office:value-type="float" office:value="60.95" calcext:value-type="float">
            <text:p>60.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99" office:value-type="float" office:value="68.999" calcext:value-type="float">
            <text:p>68.999</text:p>
          </table:table-cell>
          <table:table-cell table:style-name="ce100" office:value-type="float" office:value="69.214" calcext:value-type="float">
            <text:p>69.214</text:p>
          </table:table-cell>
          <table:table-cell office:value-type="float" office:value="68.785" calcext:value-type="float">
            <text:p>68.785</text:p>
          </table:table-cell>
          <table:table-cell office:value-type="float" office:value="69.729" calcext:value-type="float">
            <text:p>69.7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99" office:value-type="float" office:value="68.035" calcext:value-type="float">
            <text:p>68.035</text:p>
          </table:table-cell>
          <table:table-cell table:style-name="ce100" office:value-type="float" office:value="68.358" calcext:value-type="float">
            <text:p>68.358</text:p>
          </table:table-cell>
          <table:table-cell office:value-type="float" office:value="67.713" calcext:value-type="float">
            <text:p>67.713</text:p>
          </table:table-cell>
          <table:table-cell office:value-type="float" office:value="68.661" calcext:value-type="float">
            <text:p>68.6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table:style-name="ce99" office:value-type="float" office:value="61.071" calcext:value-type="float">
            <text:p>61.071</text:p>
          </table:table-cell>
          <table:table-cell table:style-name="ce100" office:value-type="float" office:value="62.857" calcext:value-type="float">
            <text:p>62.857</text:p>
          </table:table-cell>
          <table:table-cell office:value-type="float" office:value="59.286" calcext:value-type="float">
            <text:p>59.286</text:p>
          </table:table-cell>
          <table:table-cell office:value-type="float" office:value="60.961" calcext:value-type="float">
            <text:p>60.9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99" office:value-type="float" office:value="60.893" calcext:value-type="float">
            <text:p>60.893</text:p>
          </table:table-cell>
          <table:table-cell table:style-name="ce100" office:value-type="float" office:value="63.929" calcext:value-type="float">
            <text:p>63.929</text:p>
          </table:table-cell>
          <table:table-cell office:value-type="float" office:value="57.858" calcext:value-type="float">
            <text:p>57.858</text:p>
          </table:table-cell>
          <table:table-cell office:value-type="float" office:value="60.581" calcext:value-type="float">
            <text:p>60.5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99" office:value-type="float" office:value="61.608" calcext:value-type="float">
            <text:p>61.608</text:p>
          </table:table-cell>
          <table:table-cell table:style-name="ce100" office:value-type="float" office:value="67.143" calcext:value-type="float">
            <text:p>67.143</text:p>
          </table:table-cell>
          <table:table-cell office:value-type="float" office:value="56.07" calcext:value-type="float">
            <text:p>56.07</text:p>
          </table:table-cell>
          <table:table-cell office:value-type="float" office:value="60.831" calcext:value-type="float">
            <text:p>60.8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table:style-name="ce99" office:value-type="float" office:value="61.964" calcext:value-type="float">
            <text:p>61.964</text:p>
          </table:table-cell>
          <table:table-cell table:style-name="ce100" office:value-type="float" office:value="62.857" calcext:value-type="float">
            <text:p>62.857</text:p>
          </table:table-cell>
          <table:table-cell office:value-type="float" office:value="61.072" calcext:value-type="float">
            <text:p>61.072</text:p>
          </table:table-cell>
          <table:table-cell office:value-type="float" office:value="62.085" calcext:value-type="float">
            <text:p>62.0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99" office:value-type="float" office:value="61.428" calcext:value-type="float">
            <text:p>61.428</text:p>
          </table:table-cell>
          <table:table-cell table:style-name="ce100" office:value-type="float" office:value="63.929" calcext:value-type="float">
            <text:p>63.929</text:p>
          </table:table-cell>
          <table:table-cell office:value-type="float" office:value="58.929" calcext:value-type="float">
            <text:p>58.929</text:p>
          </table:table-cell>
          <table:table-cell office:value-type="float" office:value="61.197" calcext:value-type="float">
            <text:p>61.1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99" office:value-type="float" office:value="61.608" calcext:value-type="float">
            <text:p>61.608</text:p>
          </table:table-cell>
          <table:table-cell table:style-name="ce100" office:value-type="float" office:value="67.143" calcext:value-type="float">
            <text:p>67.143</text:p>
          </table:table-cell>
          <table:table-cell office:value-type="float" office:value="56.07" calcext:value-type="float">
            <text:p>56.07</text:p>
          </table:table-cell>
          <table:table-cell office:value-type="float" office:value="60.831" calcext:value-type="float">
            <text:p>60.8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99" office:value-type="float" office:value="68.535" calcext:value-type="float">
            <text:p>68.535</text:p>
          </table:table-cell>
          <table:table-cell table:style-name="ce100" office:value-type="float" office:value="68.288" calcext:value-type="float">
            <text:p>68.288</text:p>
          </table:table-cell>
          <table:table-cell office:value-type="float" office:value="68.786" calcext:value-type="float">
            <text:p>68.786</text:p>
          </table:table-cell>
          <table:table-cell office:value-type="float" office:value="69.353" calcext:value-type="float">
            <text:p>69.3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99" office:value-type="float" office:value="68.358" calcext:value-type="float">
            <text:p>68.358</text:p>
          </table:table-cell>
          <table:table-cell table:style-name="ce100" office:value-type="float" office:value="67.857" calcext:value-type="float">
            <text:p>67.857</text:p>
          </table:table-cell>
          <table:table-cell office:value-type="float" office:value="68.859" calcext:value-type="float">
            <text:p>68.859</text:p>
          </table:table-cell>
          <table:table-cell office:value-type="float" office:value="68.788" calcext:value-type="float">
            <text:p>68.7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table:style-name="ce99" office:value-type="float" office:value="58.035" calcext:value-type="float">
            <text:p>58.035</text:p>
          </table:table-cell>
          <table:table-cell table:style-name="ce100" office:value-type="float" office:value="54.641" calcext:value-type="float">
            <text:p>54.641</text:p>
          </table:table-cell>
          <table:table-cell office:value-type="float" office:value="61.428" calcext:value-type="float">
            <text:p>61.428</text:p>
          </table:table-cell>
          <table:table-cell office:value-type="float" office:value="59.156" calcext:value-type="float">
            <text:p>59.1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99" office:value-type="float" office:value="57.677" calcext:value-type="float">
            <text:p>57.677</text:p>
          </table:table-cell>
          <table:table-cell table:style-name="ce100" office:value-type="float" office:value="54.999" calcext:value-type="float">
            <text:p>54.999</text:p>
          </table:table-cell>
          <table:table-cell office:value-type="float" office:value="60.358" calcext:value-type="float">
            <text:p>60.358</text:p>
          </table:table-cell>
          <table:table-cell office:value-type="float" office:value="58.211" calcext:value-type="float">
            <text:p>58.2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99" office:value-type="float" office:value="60.178" calcext:value-type="float">
            <text:p>60.178</text:p>
          </table:table-cell>
          <table:table-cell table:style-name="ce100" office:value-type="float" office:value="62.858" calcext:value-type="float">
            <text:p>62.858</text:p>
          </table:table-cell>
          <table:table-cell office:value-type="float" office:value="57.501" calcext:value-type="float">
            <text:p>57.501</text:p>
          </table:table-cell>
          <table:table-cell office:value-type="float" office:value="59.88" calcext:value-type="float">
            <text:p>59.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table:style-name="ce99" office:value-type="float" office:value="57.501" calcext:value-type="float">
            <text:p>57.501</text:p>
          </table:table-cell>
          <table:table-cell table:style-name="ce100" office:value-type="float" office:value="54.642" calcext:value-type="float">
            <text:p>54.642</text:p>
          </table:table-cell>
          <table:table-cell office:value-type="float" office:value="60.357" calcext:value-type="float">
            <text:p>60.357</text:p>
          </table:table-cell>
          <table:table-cell office:value-type="float" office:value="58.251" calcext:value-type="float">
            <text:p>58.2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99" office:value-type="float" office:value="58.214" calcext:value-type="float">
            <text:p>58.214</text:p>
          </table:table-cell>
          <table:table-cell table:style-name="ce100" office:value-type="float" office:value="55.357" calcext:value-type="float">
            <text:p>55.357</text:p>
          </table:table-cell>
          <table:table-cell office:value-type="float" office:value="61.072" calcext:value-type="float">
            <text:p>61.072</text:p>
          </table:table-cell>
          <table:table-cell office:value-type="float" office:value="58.638" calcext:value-type="float">
            <text:p>58.6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99" office:value-type="float" office:value="60.178" calcext:value-type="float">
            <text:p>60.178</text:p>
          </table:table-cell>
          <table:table-cell table:style-name="ce100" office:value-type="float" office:value="62.858" calcext:value-type="float">
            <text:p>62.858</text:p>
          </table:table-cell>
          <table:table-cell office:value-type="float" office:value="57.501" calcext:value-type="float">
            <text:p>57.501</text:p>
          </table:table-cell>
          <table:table-cell office:value-type="float" office:value="59.88" calcext:value-type="float">
            <text:p>59.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99" office:value-type="float" office:value="64.894" calcext:value-type="float">
            <text:p>64.894</text:p>
          </table:table-cell>
          <table:table-cell table:style-name="ce100" office:value-type="float" office:value="62.857" calcext:value-type="float">
            <text:p>62.857</text:p>
          </table:table-cell>
          <table:table-cell office:value-type="float" office:value="66.93" calcext:value-type="float">
            <text:p>66.93</text:p>
          </table:table-cell>
          <table:table-cell office:value-type="float" office:value="65.788" calcext:value-type="float">
            <text:p>65.7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99" office:value-type="float" office:value="64.393" calcext:value-type="float">
            <text:p>64.393</text:p>
          </table:table-cell>
          <table:table-cell table:style-name="ce100" office:value-type="float" office:value="62" calcext:value-type="float">
            <text:p>62</text:p>
          </table:table-cell>
          <table:table-cell office:value-type="float" office:value="66.785" calcext:value-type="float">
            <text:p>66.785</text:p>
          </table:table-cell>
          <table:table-cell office:value-type="float" office:value="65.407" calcext:value-type="float">
            <text:p>65.4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table:style-name="ce99" office:value-type="float" office:value="57.5" calcext:value-type="float">
            <text:p>57.5</text:p>
          </table:table-cell>
          <table:table-cell table:style-name="ce100" office:value-type="float" office:value="57.856" calcext:value-type="float">
            <text:p>57.856</text:p>
          </table:table-cell>
          <table:table-cell office:value-type="float" office:value="57.143" calcext:value-type="float">
            <text:p>57.143</text:p>
          </table:table-cell>
          <table:table-cell office:value-type="float" office:value="57.426" calcext:value-type="float">
            <text:p>57.4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99" office:value-type="float" office:value="57.499" calcext:value-type="float">
            <text:p>57.499</text:p>
          </table:table-cell>
          <table:table-cell table:style-name="ce100" office:value-type="float" office:value="57.142" calcext:value-type="float">
            <text:p>57.142</text:p>
          </table:table-cell>
          <table:table-cell office:value-type="float" office:value="57.857" calcext:value-type="float">
            <text:p>57.857</text:p>
          </table:table-cell>
          <table:table-cell office:value-type="float" office:value="57.506" calcext:value-type="float">
            <text:p>57.5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99" office:value-type="float" office:value="58.213" calcext:value-type="float">
            <text:p>58.213</text:p>
          </table:table-cell>
          <table:table-cell table:style-name="ce100" office:value-type="float" office:value="61.429" calcext:value-type="float">
            <text:p>61.429</text:p>
          </table:table-cell>
          <table:table-cell office:value-type="float" office:value="54.999" calcext:value-type="float">
            <text:p>54.999</text:p>
          </table:table-cell>
          <table:table-cell office:value-type="float" office:value="57.436" calcext:value-type="float">
            <text:p>57.4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table:style-name="ce99" office:value-type="float" office:value="58.215" calcext:value-type="float">
            <text:p>58.215</text:p>
          </table:table-cell>
          <table:table-cell table:style-name="ce100" office:value-type="float" office:value="59.285" calcext:value-type="float">
            <text:p>59.285</text:p>
          </table:table-cell>
          <table:table-cell office:value-type="float" office:value="57.143" calcext:value-type="float">
            <text:p>57.143</text:p>
          </table:table-cell>
          <table:table-cell office:value-type="float" office:value="58.035" calcext:value-type="float">
            <text:p>58.0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99" office:value-type="float" office:value="57.859" calcext:value-type="float">
            <text:p>57.859</text:p>
          </table:table-cell>
          <table:table-cell table:style-name="ce100" office:value-type="float" office:value="58.214" calcext:value-type="float">
            <text:p>58.214</text:p>
          </table:table-cell>
          <table:table-cell office:value-type="float" office:value="57.499" calcext:value-type="float">
            <text:p>57.499</text:p>
          </table:table-cell>
          <table:table-cell office:value-type="float" office:value="57.773" calcext:value-type="float">
            <text:p>57.7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99" office:value-type="float" office:value="58.034" calcext:value-type="float">
            <text:p>58.034</text:p>
          </table:table-cell>
          <table:table-cell table:style-name="ce100" office:value-type="float" office:value="61.786" calcext:value-type="float">
            <text:p>61.786</text:p>
          </table:table-cell>
          <table:table-cell office:value-type="float" office:value="54.284" calcext:value-type="float">
            <text:p>54.284</text:p>
          </table:table-cell>
          <table:table-cell office:value-type="float" office:value="57.118" calcext:value-type="float">
            <text:p>57.1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99" office:value-type="float" office:value="66.822" calcext:value-type="float">
            <text:p>66.822</text:p>
          </table:table-cell>
          <table:table-cell table:style-name="ce100" office:value-type="float" office:value="65.643" calcext:value-type="float">
            <text:p>65.643</text:p>
          </table:table-cell>
          <table:table-cell office:value-type="float" office:value="68" calcext:value-type="float">
            <text:p>68</text:p>
          </table:table-cell>
          <table:table-cell office:value-type="float" office:value="67.478" calcext:value-type="float">
            <text:p>67.4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99" office:value-type="float" office:value="66.071" calcext:value-type="float">
            <text:p>66.071</text:p>
          </table:table-cell>
          <table:table-cell table:style-name="ce100" office:value-type="float" office:value="65.356" calcext:value-type="float">
            <text:p>65.356</text:p>
          </table:table-cell>
          <table:table-cell office:value-type="float" office:value="66.785" calcext:value-type="float">
            <text:p>66.785</text:p>
          </table:table-cell>
          <table:table-cell office:value-type="float" office:value="66.555" calcext:value-type="float">
            <text:p>66.55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table:style-name="ce99" office:value-type="float" office:value="60.359" calcext:value-type="float">
            <text:p>60.359</text:p>
          </table:table-cell>
          <table:table-cell table:style-name="ce100" office:value-type="float" office:value="62.858" calcext:value-type="float">
            <text:p>62.858</text:p>
          </table:table-cell>
          <table:table-cell office:value-type="float" office:value="57.857" calcext:value-type="float">
            <text:p>57.857</text:p>
          </table:table-cell>
          <table:table-cell office:value-type="float" office:value="59.622" calcext:value-type="float">
            <text:p>59.6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99" office:value-type="float" office:value="60.715" calcext:value-type="float">
            <text:p>60.715</text:p>
          </table:table-cell>
          <table:table-cell table:style-name="ce100" office:value-type="float" office:value="63.93" calcext:value-type="float">
            <text:p>63.93</text:p>
          </table:table-cell>
          <table:table-cell office:value-type="float" office:value="57.499" calcext:value-type="float">
            <text:p>57.499</text:p>
          </table:table-cell>
          <table:table-cell office:value-type="float" office:value="59.87" calcext:value-type="float">
            <text:p>59.8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99" office:value-type="float" office:value="58.573" calcext:value-type="float">
            <text:p>58.573</text:p>
          </table:table-cell>
          <table:table-cell table:style-name="ce100" office:value-type="float" office:value="61.787" calcext:value-type="float">
            <text:p>61.787</text:p>
          </table:table-cell>
          <table:table-cell office:value-type="float" office:value="55.358" calcext:value-type="float">
            <text:p>55.358</text:p>
          </table:table-cell>
          <table:table-cell office:value-type="float" office:value="57.609" calcext:value-type="float">
            <text:p>57.6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table:style-name="ce99" office:value-type="float" office:value="60.535" calcext:value-type="float">
            <text:p>60.535</text:p>
          </table:table-cell>
          <table:table-cell table:style-name="ce100" office:value-type="float" office:value="63.216" calcext:value-type="float">
            <text:p>63.216</text:p>
          </table:table-cell>
          <table:table-cell office:value-type="float" office:value="57.856" calcext:value-type="float">
            <text:p>57.856</text:p>
          </table:table-cell>
          <table:table-cell office:value-type="float" office:value="59.55" calcext:value-type="float">
            <text:p>59.5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99" office:value-type="float" office:value="59.821" calcext:value-type="float">
            <text:p>59.821</text:p>
          </table:table-cell>
          <table:table-cell table:style-name="ce100" office:value-type="float" office:value="62.859" calcext:value-type="float">
            <text:p>62.859</text:p>
          </table:table-cell>
          <table:table-cell office:value-type="float" office:value="56.785" calcext:value-type="float">
            <text:p>56.785</text:p>
          </table:table-cell>
          <table:table-cell office:value-type="float" office:value="58.936" calcext:value-type="float">
            <text:p>58.9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99" office:value-type="float" office:value="58.573" calcext:value-type="float">
            <text:p>58.573</text:p>
          </table:table-cell>
          <table:table-cell table:style-name="ce100" office:value-type="float" office:value="61.787" calcext:value-type="float">
            <text:p>61.787</text:p>
          </table:table-cell>
          <table:table-cell office:value-type="float" office:value="55.358" calcext:value-type="float">
            <text:p>55.358</text:p>
          </table:table-cell>
          <table:table-cell office:value-type="float" office:value="57.609" calcext:value-type="float">
            <text:p>57.6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99" office:value-type="float" office:value="66.214" calcext:value-type="float">
            <text:p>66.214</text:p>
          </table:table-cell>
          <table:table-cell table:style-name="ce100" office:value-type="float" office:value="62.785" calcext:value-type="float">
            <text:p>62.785</text:p>
          </table:table-cell>
          <table:table-cell office:value-type="float" office:value="69.643" calcext:value-type="float">
            <text:p>69.643</text:p>
          </table:table-cell>
          <table:table-cell office:value-type="float" office:value="67.909" calcext:value-type="float">
            <text:p>67.90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99" office:value-type="float" office:value="65.786" calcext:value-type="float">
            <text:p>65.786</text:p>
          </table:table-cell>
          <table:table-cell table:style-name="ce100" office:value-type="float" office:value="61.858" calcext:value-type="float">
            <text:p>61.858</text:p>
          </table:table-cell>
          <table:table-cell office:value-type="float" office:value="69.714" calcext:value-type="float">
            <text:p>69.714</text:p>
          </table:table-cell>
          <table:table-cell office:value-type="float" office:value="67.504" calcext:value-type="float">
            <text:p>67.5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table:style-name="ce99" office:value-type="float" office:value="63.929" calcext:value-type="float">
            <text:p>63.929</text:p>
          </table:table-cell>
          <table:table-cell table:style-name="ce100" office:value-type="float" office:value="63.215" calcext:value-type="float">
            <text:p>63.215</text:p>
          </table:table-cell>
          <table:table-cell office:value-type="float" office:value="64.642" calcext:value-type="float">
            <text:p>64.642</text:p>
          </table:table-cell>
          <table:table-cell office:value-type="float" office:value="64.345" calcext:value-type="float">
            <text:p>64.3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99" office:value-type="float" office:value="63.037" calcext:value-type="float">
            <text:p>63.037</text:p>
          </table:table-cell>
          <table:table-cell table:style-name="ce100" office:value-type="float" office:value="62.499" calcext:value-type="float">
            <text:p>62.499</text:p>
          </table:table-cell>
          <table:table-cell office:value-type="float" office:value="63.571" calcext:value-type="float">
            <text:p>63.571</text:p>
          </table:table-cell>
          <table:table-cell office:value-type="float" office:value="63.597" calcext:value-type="float">
            <text:p>63.59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99" office:value-type="float" office:value="60.179" calcext:value-type="float">
            <text:p>60.179</text:p>
          </table:table-cell>
          <table:table-cell table:style-name="ce100" office:value-type="float" office:value="61.428" calcext:value-type="float">
            <text:p>61.428</text:p>
          </table:table-cell>
          <table:table-cell office:value-type="float" office:value="58.928" calcext:value-type="float">
            <text:p>58.928</text:p>
          </table:table-cell>
          <table:table-cell office:value-type="float" office:value="59.944" calcext:value-type="float">
            <text:p>59.9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table:style-name="ce99" office:value-type="float" office:value="62.678" calcext:value-type="float">
            <text:p>62.678</text:p>
          </table:table-cell>
          <table:table-cell table:style-name="ce100" office:value-type="float" office:value="62.144" calcext:value-type="float">
            <text:p>62.144</text:p>
          </table:table-cell>
          <table:table-cell office:value-type="float" office:value="63.214" calcext:value-type="float">
            <text:p>63.214</text:p>
          </table:table-cell>
          <table:table-cell office:value-type="float" office:value="62.938" calcext:value-type="float">
            <text:p>62.9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99" office:value-type="float" office:value="62.144" calcext:value-type="float">
            <text:p>62.144</text:p>
          </table:table-cell>
          <table:table-cell table:style-name="ce100" office:value-type="float" office:value="61.427" calcext:value-type="float">
            <text:p>61.427</text:p>
          </table:table-cell>
          <table:table-cell office:value-type="float" office:value="62.857" calcext:value-type="float">
            <text:p>62.857</text:p>
          </table:table-cell>
          <table:table-cell office:value-type="float" office:value="62.73" calcext:value-type="float">
            <text:p>62.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99" office:value-type="float" office:value="60.179" calcext:value-type="float">
            <text:p>60.179</text:p>
          </table:table-cell>
          <table:table-cell table:style-name="ce100" office:value-type="float" office:value="61.428" calcext:value-type="float">
            <text:p>61.428</text:p>
          </table:table-cell>
          <table:table-cell office:value-type="float" office:value="58.928" calcext:value-type="float">
            <text:p>58.928</text:p>
          </table:table-cell>
          <table:table-cell office:value-type="float" office:value="59.944" calcext:value-type="float">
            <text:p>59.9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99" office:value-type="float" office:value="71.286" calcext:value-type="float">
            <text:p>71.286</text:p>
          </table:table-cell>
          <table:table-cell table:style-name="ce100" office:value-type="float" office:value="66.93" calcext:value-type="float">
            <text:p>66.93</text:p>
          </table:table-cell>
          <table:table-cell office:value-type="float" office:value="75.643" calcext:value-type="float">
            <text:p>75.643</text:p>
          </table:table-cell>
          <table:table-cell office:value-type="float" office:value="73.909" calcext:value-type="float">
            <text:p>73.90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99" office:value-type="float" office:value="70.678" calcext:value-type="float">
            <text:p>70.678</text:p>
          </table:table-cell>
          <table:table-cell table:style-name="ce100" office:value-type="float" office:value="66.285" calcext:value-type="float">
            <text:p>66.285</text:p>
          </table:table-cell>
          <table:table-cell office:value-type="float" office:value="75.071" calcext:value-type="float">
            <text:p>75.071</text:p>
          </table:table-cell>
          <table:table-cell office:value-type="float" office:value="73.532" calcext:value-type="float">
            <text:p>73.5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table:style-name="ce99" office:value-type="float" office:value="61.429" calcext:value-type="float">
            <text:p>61.429</text:p>
          </table:table-cell>
          <table:table-cell table:style-name="ce100" office:value-type="float" office:value="60.714" calcext:value-type="float">
            <text:p>60.714</text:p>
          </table:table-cell>
          <table:table-cell office:value-type="float" office:value="62.144" calcext:value-type="float">
            <text:p>62.144</text:p>
          </table:table-cell>
          <table:table-cell office:value-type="float" office:value="61.491" calcext:value-type="float">
            <text:p>61.49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99" office:value-type="float" office:value="61.964" calcext:value-type="float">
            <text:p>61.964</text:p>
          </table:table-cell>
          <table:table-cell table:style-name="ce100" office:value-type="float" office:value="62.143" calcext:value-type="float">
            <text:p>62.143</text:p>
          </table:table-cell>
          <table:table-cell office:value-type="float" office:value="61.785" calcext:value-type="float">
            <text:p>61.785</text:p>
          </table:table-cell>
          <table:table-cell office:value-type="float" office:value="61.89" calcext:value-type="float">
            <text:p>61.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99" office:value-type="float" office:value="61.964" calcext:value-type="float">
            <text:p>61.964</text:p>
          </table:table-cell>
          <table:table-cell table:style-name="ce100" office:value-type="float" office:value="63.929" calcext:value-type="float">
            <text:p>63.929</text:p>
          </table:table-cell>
          <table:table-cell office:value-type="float" office:value="60.001" calcext:value-type="float">
            <text:p>60.001</text:p>
          </table:table-cell>
          <table:table-cell office:value-type="float" office:value="61.527" calcext:value-type="float">
            <text:p>61.52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table:style-name="ce99" office:value-type="float" office:value="60.001" calcext:value-type="float">
            <text:p>60.001</text:p>
          </table:table-cell>
          <table:table-cell table:style-name="ce100" office:value-type="float" office:value="58.571" calcext:value-type="float">
            <text:p>58.571</text:p>
          </table:table-cell>
          <table:table-cell office:value-type="float" office:value="61.429" calcext:value-type="float">
            <text:p>61.429</text:p>
          </table:table-cell>
          <table:table-cell office:value-type="float" office:value="59.54" calcext:value-type="float">
            <text:p>59.5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99" office:value-type="float" office:value="61.072" calcext:value-type="float">
            <text:p>61.072</text:p>
          </table:table-cell>
          <table:table-cell table:style-name="ce100" office:value-type="float" office:value="60.714" calcext:value-type="float">
            <text:p>60.714</text:p>
          </table:table-cell>
          <table:table-cell office:value-type="float" office:value="61.428" calcext:value-type="float">
            <text:p>61.428</text:p>
          </table:table-cell>
          <table:table-cell office:value-type="float" office:value="61.08" calcext:value-type="float">
            <text:p>61.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99" office:value-type="float" office:value="61.964" calcext:value-type="float">
            <text:p>61.964</text:p>
          </table:table-cell>
          <table:table-cell table:style-name="ce100" office:value-type="float" office:value="63.929" calcext:value-type="float">
            <text:p>63.929</text:p>
          </table:table-cell>
          <table:table-cell office:value-type="float" office:value="60.001" calcext:value-type="float">
            <text:p>60.001</text:p>
          </table:table-cell>
          <table:table-cell office:value-type="float" office:value="61.527" calcext:value-type="float">
            <text:p>61.52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99" office:value-type="float" office:value="69.393" calcext:value-type="float">
            <text:p>69.393</text:p>
          </table:table-cell>
          <table:table-cell table:style-name="ce100" office:value-type="float" office:value="66.356" calcext:value-type="float">
            <text:p>66.356</text:p>
          </table:table-cell>
          <table:table-cell office:value-type="float" office:value="72.428" calcext:value-type="float">
            <text:p>72.428</text:p>
          </table:table-cell>
          <table:table-cell office:value-type="float" office:value="71.305" calcext:value-type="float">
            <text:p>71.3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99" office:value-type="float" office:value="68.678" calcext:value-type="float">
            <text:p>68.678</text:p>
          </table:table-cell>
          <table:table-cell table:style-name="ce100" office:value-type="float" office:value="65.927" calcext:value-type="float">
            <text:p>65.927</text:p>
          </table:table-cell>
          <table:table-cell office:value-type="float" office:value="71.43" calcext:value-type="float">
            <text:p>71.43</text:p>
          </table:table-cell>
          <table:table-cell office:value-type="float" office:value="70.22" calcext:value-type="float">
            <text:p>70.2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table:style-name="ce99" office:value-type="float" office:value="59.641" calcext:value-type="float">
            <text:p>59.641</text:p>
          </table:table-cell>
          <table:table-cell table:style-name="ce100" office:value-type="float" office:value="59.285" calcext:value-type="float">
            <text:p>59.285</text:p>
          </table:table-cell>
          <table:table-cell office:value-type="float" office:value="59.999" calcext:value-type="float">
            <text:p>59.999</text:p>
          </table:table-cell>
          <table:table-cell office:value-type="float" office:value="59.699" calcext:value-type="float">
            <text:p>59.69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99" office:value-type="float" office:value="60.177" calcext:value-type="float">
            <text:p>60.177</text:p>
          </table:table-cell>
          <table:table-cell table:style-name="ce100" office:value-type="float" office:value="62.142" calcext:value-type="float">
            <text:p>62.142</text:p>
          </table:table-cell>
          <table:table-cell office:value-type="float" office:value="58.214" calcext:value-type="float">
            <text:p>58.214</text:p>
          </table:table-cell>
          <table:table-cell office:value-type="float" office:value="59.722" calcext:value-type="float">
            <text:p>59.7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99" office:value-type="float" office:value="60.534" calcext:value-type="float">
            <text:p>60.534</text:p>
          </table:table-cell>
          <table:table-cell table:style-name="ce100" office:value-type="float" office:value="63.929" calcext:value-type="float">
            <text:p>63.929</text:p>
          </table:table-cell>
          <table:table-cell office:value-type="float" office:value="57.143" calcext:value-type="float">
            <text:p>57.143</text:p>
          </table:table-cell>
          <table:table-cell office:value-type="float" office:value="60.17" calcext:value-type="float">
            <text:p>60.1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table:style-name="ce99" office:value-type="float" office:value="58.394" calcext:value-type="float">
            <text:p>58.394</text:p>
          </table:table-cell>
          <table:table-cell table:style-name="ce100" office:value-type="float" office:value="57.857" calcext:value-type="float">
            <text:p>57.857</text:p>
          </table:table-cell>
          <table:table-cell office:value-type="float" office:value="58.928" calcext:value-type="float">
            <text:p>58.928</text:p>
          </table:table-cell>
          <table:table-cell office:value-type="float" office:value="58.528" calcext:value-type="float">
            <text:p>58.52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99" office:value-type="float" office:value="59.82" calcext:value-type="float">
            <text:p>59.82</text:p>
          </table:table-cell>
          <table:table-cell table:style-name="ce100" office:value-type="float" office:value="61.428" calcext:value-type="float">
            <text:p>61.428</text:p>
          </table:table-cell>
          <table:table-cell office:value-type="float" office:value="58.215" calcext:value-type="float">
            <text:p>58.215</text:p>
          </table:table-cell>
          <table:table-cell office:value-type="float" office:value="59.425" calcext:value-type="float">
            <text:p>59.4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99" office:value-type="float" office:value="60.534" calcext:value-type="float">
            <text:p>60.534</text:p>
          </table:table-cell>
          <table:table-cell table:style-name="ce100" office:value-type="float" office:value="63.929" calcext:value-type="float">
            <text:p>63.929</text:p>
          </table:table-cell>
          <table:table-cell office:value-type="float" office:value="57.143" calcext:value-type="float">
            <text:p>57.143</text:p>
          </table:table-cell>
          <table:table-cell office:value-type="float" office:value="60.17" calcext:value-type="float">
            <text:p>60.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99" office:value-type="float" office:value="69.929" calcext:value-type="float">
            <text:p>69.929</text:p>
          </table:table-cell>
          <table:table-cell table:style-name="ce100" office:value-type="float" office:value="69.214" calcext:value-type="float">
            <text:p>69.214</text:p>
          </table:table-cell>
          <table:table-cell office:value-type="float" office:value="70.644" calcext:value-type="float">
            <text:p>70.644</text:p>
          </table:table-cell>
          <table:table-cell office:value-type="float" office:value="70.737" calcext:value-type="float">
            <text:p>70.73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99" office:value-type="float" office:value="69.25" calcext:value-type="float">
            <text:p>69.25</text:p>
          </table:table-cell>
          <table:table-cell table:style-name="ce100" office:value-type="float" office:value="68.642" calcext:value-type="float">
            <text:p>68.642</text:p>
          </table:table-cell>
          <table:table-cell office:value-type="float" office:value="69.857" calcext:value-type="float">
            <text:p>69.857</text:p>
          </table:table-cell>
          <table:table-cell office:value-type="float" office:value="69.836" calcext:value-type="float">
            <text:p>69.83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table:style-name="ce99" office:value-type="float" office:value="60.535" calcext:value-type="float">
            <text:p>60.535</text:p>
          </table:table-cell>
          <table:table-cell table:style-name="ce100" office:value-type="float" office:value="61.785" calcext:value-type="float">
            <text:p>61.785</text:p>
          </table:table-cell>
          <table:table-cell office:value-type="float" office:value="59.285" calcext:value-type="float">
            <text:p>59.285</text:p>
          </table:table-cell>
          <table:table-cell office:value-type="float" office:value="60.422" calcext:value-type="float">
            <text:p>60.42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99" office:value-type="float" office:value="60.179" calcext:value-type="float">
            <text:p>60.179</text:p>
          </table:table-cell>
          <table:table-cell table:style-name="ce100" office:value-type="float" office:value="62.5" calcext:value-type="float">
            <text:p>62.5</text:p>
          </table:table-cell>
          <table:table-cell office:value-type="float" office:value="57.858" calcext:value-type="float">
            <text:p>57.858</text:p>
          </table:table-cell>
          <table:table-cell office:value-type="float" office:value="59.842" calcext:value-type="float">
            <text:p>59.84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99" office:value-type="float" office:value="60.536" calcext:value-type="float">
            <text:p>60.536</text:p>
          </table:table-cell>
          <table:table-cell table:style-name="ce100" office:value-type="float" office:value="62.501" calcext:value-type="float">
            <text:p>62.501</text:p>
          </table:table-cell>
          <table:table-cell office:value-type="float" office:value="58.571" calcext:value-type="float">
            <text:p>58.571</text:p>
          </table:table-cell>
          <table:table-cell office:value-type="float" office:value="60.135" calcext:value-type="float">
            <text:p>60.13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table:style-name="ce99" office:value-type="float" office:value="61.071" calcext:value-type="float">
            <text:p>61.071</text:p>
          </table:table-cell>
          <table:table-cell table:style-name="ce100" office:value-type="float" office:value="61.785" calcext:value-type="float">
            <text:p>61.785</text:p>
          </table:table-cell>
          <table:table-cell office:value-type="float" office:value="60.357" calcext:value-type="float">
            <text:p>60.357</text:p>
          </table:table-cell>
          <table:table-cell office:value-type="float" office:value="60.992" calcext:value-type="float">
            <text:p>60.99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99" office:value-type="float" office:value="60.179" calcext:value-type="float">
            <text:p>60.179</text:p>
          </table:table-cell>
          <table:table-cell table:style-name="ce100" office:value-type="float" office:value="62.143" calcext:value-type="float">
            <text:p>62.143</text:p>
          </table:table-cell>
          <table:table-cell office:value-type="float" office:value="58.215" calcext:value-type="float">
            <text:p>58.215</text:p>
          </table:table-cell>
          <table:table-cell office:value-type="float" office:value="59.905" calcext:value-type="float">
            <text:p>59.90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99" office:value-type="float" office:value="60.536" calcext:value-type="float">
            <text:p>60.536</text:p>
          </table:table-cell>
          <table:table-cell table:style-name="ce100" office:value-type="float" office:value="62.501" calcext:value-type="float">
            <text:p>62.501</text:p>
          </table:table-cell>
          <table:table-cell office:value-type="float" office:value="58.571" calcext:value-type="float">
            <text:p>58.571</text:p>
          </table:table-cell>
          <table:table-cell office:value-type="float" office:value="60.135" calcext:value-type="float">
            <text:p>60.13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99" office:value-type="float" office:value="83.182" calcext:value-type="float">
            <text:p>83.182</text:p>
          </table:table-cell>
          <table:table-cell table:style-name="ce101" office:value-type="float" office:value="76.001" calcext:value-type="float">
            <text:p>76.001</text:p>
          </table:table-cell>
          <table:table-cell table:style-name="ce103" office:value-type="float" office:value="90.364" calcext:value-type="float">
            <text:p>90.364</text:p>
          </table:table-cell>
          <table:table-cell table:style-name="ce105" office:value-type="float" office:value="89.629" calcext:value-type="float">
            <text:p>89.62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99" office:value-type="float" office:value="82.363" calcext:value-type="float">
            <text:p>82.363</text:p>
          </table:table-cell>
          <table:table-cell table:style-name="ce100" office:value-type="float" office:value="74.909" calcext:value-type="float">
            <text:p>74.909</text:p>
          </table:table-cell>
          <table:table-cell office:value-type="float" office:value="89.818" calcext:value-type="float">
            <text:p>89.818</text:p>
          </table:table-cell>
          <table:table-cell office:value-type="float" office:value="88.763" calcext:value-type="float">
            <text:p>88.7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table:style-name="ce99" office:value-type="float" office:value="75.91" calcext:value-type="float">
            <text:p>75.91</text:p>
          </table:table-cell>
          <table:table-cell table:style-name="ce100" office:value-type="float" office:value="67.275" calcext:value-type="float">
            <text:p>67.275</text:p>
          </table:table-cell>
          <table:table-cell office:value-type="float" office:value="84.547" calcext:value-type="float">
            <text:p>84.547</text:p>
          </table:table-cell>
          <table:table-cell office:value-type="float" office:value="81.967" calcext:value-type="float">
            <text:p>81.9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99" office:value-type="float" office:value="75.454" calcext:value-type="float">
            <text:p>75.454</text:p>
          </table:table-cell>
          <table:table-cell table:style-name="ce100" office:value-type="float" office:value="70.003" calcext:value-type="float">
            <text:p>70.003</text:p>
          </table:table-cell>
          <table:table-cell office:value-type="float" office:value="80.911" calcext:value-type="float">
            <text:p>80.911</text:p>
          </table:table-cell>
          <table:table-cell office:value-type="float" office:value="79.352" calcext:value-type="float">
            <text:p>79.35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99" office:value-type="float" office:value="75.909" calcext:value-type="float">
            <text:p>75.909</text:p>
          </table:table-cell>
          <table:table-cell table:style-name="ce100" office:value-type="float" office:value="74.548" calcext:value-type="float">
            <text:p>74.548</text:p>
          </table:table-cell>
          <table:table-cell office:value-type="float" office:value="77.275" calcext:value-type="float">
            <text:p>77.275</text:p>
          </table:table-cell>
          <table:table-cell office:value-type="float" office:value="77.099" calcext:value-type="float">
            <text:p>77.09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table:style-name="ce99" office:value-type="float" office:value="77.273" calcext:value-type="float">
            <text:p>77.273</text:p>
          </table:table-cell>
          <table:table-cell table:style-name="ce100" office:value-type="float" office:value="69.093" calcext:value-type="float">
            <text:p>69.093</text:p>
          </table:table-cell>
          <table:table-cell office:value-type="float" office:value="85.456" calcext:value-type="float">
            <text:p>85.456</text:p>
          </table:table-cell>
          <table:table-cell office:value-type="float" office:value="83.194" calcext:value-type="float">
            <text:p>83.19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99" office:value-type="float" office:value="76.817" calcext:value-type="float">
            <text:p>76.817</text:p>
          </table:table-cell>
          <table:table-cell table:style-name="ce100" office:value-type="float" office:value="71.821" calcext:value-type="float">
            <text:p>71.821</text:p>
          </table:table-cell>
          <table:table-cell office:value-type="float" office:value="81.82" calcext:value-type="float">
            <text:p>81.82</text:p>
          </table:table-cell>
          <table:table-cell office:value-type="float" office:value="80.579" calcext:value-type="float">
            <text:p>80.57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99" office:value-type="float" office:value="75.909" calcext:value-type="float">
            <text:p>75.909</text:p>
          </table:table-cell>
          <table:table-cell table:style-name="ce100" office:value-type="float" office:value="74.548" calcext:value-type="float">
            <text:p>74.548</text:p>
          </table:table-cell>
          <table:table-cell office:value-type="float" office:value="77.275" calcext:value-type="float">
            <text:p>77.275</text:p>
          </table:table-cell>
          <table:table-cell office:value-type="float" office:value="77.099" calcext:value-type="float">
            <text:p>77.0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99" office:value-type="float" office:value="82.635" calcext:value-type="float">
            <text:p>82.635</text:p>
          </table:table-cell>
          <table:table-cell table:style-name="ce100" office:value-type="float" office:value="75.274" calcext:value-type="float">
            <text:p>75.274</text:p>
          </table:table-cell>
          <table:table-cell office:value-type="float" office:value="90.001" calcext:value-type="float">
            <text:p>90.001</text:p>
          </table:table-cell>
          <table:table-cell office:value-type="float" office:value="89.369" calcext:value-type="float">
            <text:p>89.3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99" office:value-type="float" office:value="81.546" calcext:value-type="float">
            <text:p>81.546</text:p>
          </table:table-cell>
          <table:table-cell table:style-name="ce100" office:value-type="float" office:value="73.271" calcext:value-type="float">
            <text:p>73.271</text:p>
          </table:table-cell>
          <table:table-cell office:value-type="float" office:value="89.819" calcext:value-type="float">
            <text:p>89.819</text:p>
          </table:table-cell>
          <table:table-cell table:style-name="ce106" office:value-type="float" office:value="88.94" calcext:value-type="float">
            <text:p>88.9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table:style-name="ce99" office:value-type="float" office:value="73.182" calcext:value-type="float">
            <text:p>73.182</text:p>
          </table:table-cell>
          <table:table-cell table:style-name="ce100" office:value-type="float" office:value="66.366" calcext:value-type="float">
            <text:p>66.366</text:p>
          </table:table-cell>
          <table:table-cell office:value-type="float" office:value="80.002" calcext:value-type="float">
            <text:p>80.002</text:p>
          </table:table-cell>
          <table:table-cell office:value-type="float" office:value="77.033" calcext:value-type="float">
            <text:p>77.0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99" office:value-type="float" office:value="74.091" calcext:value-type="float">
            <text:p>74.091</text:p>
          </table:table-cell>
          <table:table-cell table:style-name="ce100" office:value-type="float" office:value="68.185" calcext:value-type="float">
            <text:p>68.185</text:p>
          </table:table-cell>
          <table:table-cell office:value-type="float" office:value="80.002" calcext:value-type="float">
            <text:p>80.002</text:p>
          </table:table-cell>
          <table:table-cell office:value-type="float" office:value="77.64" calcext:value-type="float">
            <text:p>77.6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99" office:value-type="float" office:value="72.274" calcext:value-type="float">
            <text:p>72.274</text:p>
          </table:table-cell>
          <table:table-cell table:style-name="ce100" office:value-type="float" office:value="70.002" calcext:value-type="float">
            <text:p>70.002</text:p>
          </table:table-cell>
          <table:table-cell office:value-type="float" office:value="74.547" calcext:value-type="float">
            <text:p>74.547</text:p>
          </table:table-cell>
          <table:table-cell office:value-type="float" office:value="74.293" calcext:value-type="float">
            <text:p>74.29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table:style-name="ce99" office:value-type="float" office:value="75.455" calcext:value-type="float">
            <text:p>75.455</text:p>
          </table:table-cell>
          <table:table-cell table:style-name="ce100" office:value-type="float" office:value="69.093" calcext:value-type="float">
            <text:p>69.093</text:p>
          </table:table-cell>
          <table:table-cell office:value-type="float" office:value="81.82" calcext:value-type="float">
            <text:p>81.82</text:p>
          </table:table-cell>
          <table:table-cell office:value-type="float" office:value="79.24" calcext:value-type="float">
            <text:p>79.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99" office:value-type="float" office:value="75.908" calcext:value-type="float">
            <text:p>75.908</text:p>
          </table:table-cell>
          <table:table-cell table:style-name="ce100" office:value-type="float" office:value="70.003" calcext:value-type="float">
            <text:p>70.003</text:p>
          </table:table-cell>
          <table:table-cell office:value-type="float" office:value="81.82" calcext:value-type="float">
            <text:p>81.82</text:p>
          </table:table-cell>
          <table:table-cell office:value-type="float" office:value="79.685" calcext:value-type="float">
            <text:p>79.68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99" office:value-type="float" office:value="72.274" calcext:value-type="float">
            <text:p>72.274</text:p>
          </table:table-cell>
          <table:table-cell table:style-name="ce100" office:value-type="float" office:value="70.002" calcext:value-type="float">
            <text:p>70.002</text:p>
          </table:table-cell>
          <table:table-cell office:value-type="float" office:value="74.547" calcext:value-type="float">
            <text:p>74.547</text:p>
          </table:table-cell>
          <table:table-cell office:value-type="float" office:value="74.293" calcext:value-type="float">
            <text:p>74.29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99" office:value-type="float" office:value="82.636" calcext:value-type="float">
            <text:p>82.636</text:p>
          </table:table-cell>
          <table:table-cell table:style-name="ce100" office:value-type="float" office:value="78.547" calcext:value-type="float">
            <text:p>78.547</text:p>
          </table:table-cell>
          <table:table-cell office:value-type="float" office:value="86.727" calcext:value-type="float">
            <text:p>86.727</text:p>
          </table:table-cell>
          <table:table-cell office:value-type="float" office:value="86.433" calcext:value-type="float">
            <text:p>86.4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99" office:value-type="float" office:value="80.908" calcext:value-type="float">
            <text:p>80.908</text:p>
          </table:table-cell>
          <table:table-cell table:style-name="ce100" office:value-type="float" office:value="74.362" calcext:value-type="float">
            <text:p>74.362</text:p>
          </table:table-cell>
          <table:table-cell office:value-type="float" office:value="87.455" calcext:value-type="float">
            <text:p>87.455</text:p>
          </table:table-cell>
          <table:table-cell office:value-type="float" office:value="86.73" calcext:value-type="float">
            <text:p>86.7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table:style-name="ce99" office:value-type="float" office:value="74.546" calcext:value-type="float">
            <text:p>74.546</text:p>
          </table:table-cell>
          <table:table-cell table:style-name="ce100" office:value-type="float" office:value="65.456" calcext:value-type="float">
            <text:p>65.456</text:p>
          </table:table-cell>
          <table:table-cell office:value-type="float" office:value="83.638" calcext:value-type="float">
            <text:p>83.638</text:p>
          </table:table-cell>
          <table:table-cell office:value-type="float" office:value="80.809" calcext:value-type="float">
            <text:p>80.80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99" office:value-type="float" office:value="73.182" calcext:value-type="float">
            <text:p>73.182</text:p>
          </table:table-cell>
          <table:table-cell table:style-name="ce100" office:value-type="float" office:value="68.184" calcext:value-type="float">
            <text:p>68.184</text:p>
          </table:table-cell>
          <table:table-cell office:value-type="float" office:value="78.184" calcext:value-type="float">
            <text:p>78.184</text:p>
          </table:table-cell>
          <table:table-cell office:value-type="float" office:value="76.741" calcext:value-type="float">
            <text:p>76.74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99" office:value-type="float" office:value="72.272" calcext:value-type="float">
            <text:p>72.272</text:p>
          </table:table-cell>
          <table:table-cell table:style-name="ce100" office:value-type="float" office:value="73.638" calcext:value-type="float">
            <text:p>73.638</text:p>
          </table:table-cell>
          <table:table-cell office:value-type="float" office:value="70.912" calcext:value-type="float">
            <text:p>70.912</text:p>
          </table:table-cell>
          <table:table-cell office:value-type="float" office:value="71.364" calcext:value-type="float">
            <text:p>71.36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table:style-name="ce99" office:value-type="float" office:value="75.91" calcext:value-type="float">
            <text:p>75.91</text:p>
          </table:table-cell>
          <table:table-cell table:style-name="ce100" office:value-type="float" office:value="68.183" calcext:value-type="float">
            <text:p>68.183</text:p>
          </table:table-cell>
          <table:table-cell office:value-type="float" office:value="83.638" calcext:value-type="float">
            <text:p>83.638</text:p>
          </table:table-cell>
          <table:table-cell office:value-type="float" office:value="81.491" calcext:value-type="float">
            <text:p>81.49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99" office:value-type="float" office:value="74.546" calcext:value-type="float">
            <text:p>74.546</text:p>
          </table:table-cell>
          <table:table-cell table:style-name="ce100" office:value-type="float" office:value="70.911" calcext:value-type="float">
            <text:p>70.911</text:p>
          </table:table-cell>
          <table:table-cell office:value-type="float" office:value="78.184" calcext:value-type="float">
            <text:p>78.184</text:p>
          </table:table-cell>
          <table:table-cell office:value-type="float" office:value="77.423" calcext:value-type="float">
            <text:p>77.42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99" office:value-type="float" office:value="72.272" calcext:value-type="float">
            <text:p>72.272</text:p>
          </table:table-cell>
          <table:table-cell table:style-name="ce100" office:value-type="float" office:value="73.638" calcext:value-type="float">
            <text:p>73.638</text:p>
          </table:table-cell>
          <table:table-cell office:value-type="float" office:value="70.912" calcext:value-type="float">
            <text:p>70.912</text:p>
          </table:table-cell>
          <table:table-cell office:value-type="float" office:value="71.364" calcext:value-type="float">
            <text:p>71.36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99" office:value-type="float" office:value="79.182" calcext:value-type="float">
            <text:p>79.182</text:p>
          </table:table-cell>
          <table:table-cell table:style-name="ce100" office:value-type="float" office:value="73.454" calcext:value-type="float">
            <text:p>73.454</text:p>
          </table:table-cell>
          <table:table-cell office:value-type="float" office:value="84.909" calcext:value-type="float">
            <text:p>84.909</text:p>
          </table:table-cell>
          <table:table-cell office:value-type="float" office:value="83.255" calcext:value-type="float">
            <text:p>83.25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99" office:value-type="float" office:value="77.271" calcext:value-type="float">
            <text:p>77.271</text:p>
          </table:table-cell>
          <table:table-cell table:style-name="ce100" office:value-type="float" office:value="69.816" calcext:value-type="float">
            <text:p>69.816</text:p>
          </table:table-cell>
          <table:table-cell office:value-type="float" office:value="84.726" calcext:value-type="float">
            <text:p>84.726</text:p>
          </table:table-cell>
          <table:table-cell office:value-type="float" office:value="82.34" calcext:value-type="float">
            <text:p>82.3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table:style-name="ce99" office:value-type="float" office:value="75.454" calcext:value-type="float">
            <text:p>75.454</text:p>
          </table:table-cell>
          <table:table-cell table:style-name="ce100" office:value-type="float" office:value="67.274" calcext:value-type="float">
            <text:p>67.274</text:p>
          </table:table-cell>
          <table:table-cell office:value-type="float" office:value="83.638" calcext:value-type="float">
            <text:p>83.638</text:p>
          </table:table-cell>
          <table:table-cell office:value-type="float" office:value="82.969" calcext:value-type="float">
            <text:p>82.9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99" office:value-type="float" office:value="75.909" calcext:value-type="float">
            <text:p>75.909</text:p>
          </table:table-cell>
          <table:table-cell table:style-name="ce100" office:value-type="float" office:value="67.274" calcext:value-type="float">
            <text:p>67.274</text:p>
          </table:table-cell>
          <table:table-cell office:value-type="float" office:value="84.547" calcext:value-type="float">
            <text:p>84.547</text:p>
          </table:table-cell>
          <table:table-cell office:value-type="float" office:value="84.08" calcext:value-type="float">
            <text:p>84.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99" office:value-type="float" office:value="75.454" calcext:value-type="float">
            <text:p>75.454</text:p>
          </table:table-cell>
          <table:table-cell table:style-name="ce100" office:value-type="float" office:value="75.456" calcext:value-type="float">
            <text:p>75.456</text:p>
          </table:table-cell>
          <table:table-cell office:value-type="float" office:value="75.457" calcext:value-type="float">
            <text:p>75.457</text:p>
          </table:table-cell>
          <table:table-cell office:value-type="float" office:value="77.478" calcext:value-type="float">
            <text:p>77.47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table:style-name="ce99" office:value-type="float" office:value="75" calcext:value-type="float">
            <text:p>75</text:p>
          </table:table-cell>
          <table:table-cell table:style-name="ce100" office:value-type="float" office:value="65.456" calcext:value-type="float">
            <text:p>65.456</text:p>
          </table:table-cell>
          <table:table-cell office:value-type="float" office:value="84.547" calcext:value-type="float">
            <text:p>84.547</text:p>
          </table:table-cell>
          <table:table-cell office:value-type="float" office:value="83.824" calcext:value-type="float">
            <text:p>83.82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99" office:value-type="float" office:value="75" calcext:value-type="float">
            <text:p>75</text:p>
          </table:table-cell>
          <table:table-cell table:style-name="ce100" office:value-type="float" office:value="65.456" calcext:value-type="float">
            <text:p>65.456</text:p>
          </table:table-cell>
          <table:table-cell office:value-type="float" office:value="84.547" calcext:value-type="float">
            <text:p>84.547</text:p>
          </table:table-cell>
          <table:table-cell office:value-type="float" office:value="83.824" calcext:value-type="float">
            <text:p>83.82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99" office:value-type="float" office:value="75.454" calcext:value-type="float">
            <text:p>75.454</text:p>
          </table:table-cell>
          <table:table-cell table:style-name="ce100" office:value-type="float" office:value="75.456" calcext:value-type="float">
            <text:p>75.456</text:p>
          </table:table-cell>
          <table:table-cell office:value-type="float" office:value="75.457" calcext:value-type="float">
            <text:p>75.457</text:p>
          </table:table-cell>
          <table:table-cell office:value-type="float" office:value="77.478" calcext:value-type="float">
            <text:p>77.47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99" office:value-type="float" office:value="85.547" calcext:value-type="float">
            <text:p>85.547</text:p>
          </table:table-cell>
          <table:table-cell table:style-name="ce100" office:value-type="float" office:value="78" calcext:value-type="float">
            <text:p>78</text:p>
          </table:table-cell>
          <table:table-cell office:value-type="float" office:value="93.091" calcext:value-type="float">
            <text:p>93.091</text:p>
          </table:table-cell>
          <table:table-cell office:value-type="float" office:value="92.09" calcext:value-type="float">
            <text:p>92.0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99" office:value-type="float" office:value="85.455" calcext:value-type="float">
            <text:p>85.455</text:p>
          </table:table-cell>
          <table:table-cell table:style-name="ce100" office:value-type="float" office:value="78" calcext:value-type="float">
            <text:p>78</text:p>
          </table:table-cell>
          <table:table-cell office:value-type="float" office:value="92.909" calcext:value-type="float">
            <text:p>92.909</text:p>
          </table:table-cell>
          <table:table-cell office:value-type="float" office:value="91.94" calcext:value-type="float">
            <text:p>91.9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table:style-name="ce99" office:value-type="float" office:value="77.271" calcext:value-type="float">
            <text:p>77.271</text:p>
          </table:table-cell>
          <table:table-cell table:style-name="ce100" office:value-type="float" office:value="69.093" calcext:value-type="float">
            <text:p>69.093</text:p>
          </table:table-cell>
          <table:table-cell office:value-type="float" office:value="85.456" calcext:value-type="float">
            <text:p>85.456</text:p>
          </table:table-cell>
          <table:table-cell office:value-type="float" office:value="83.476" calcext:value-type="float">
            <text:p>83.47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99" office:value-type="float" office:value="78.18" calcext:value-type="float">
            <text:p>78.18</text:p>
          </table:table-cell>
          <table:table-cell table:style-name="ce100" office:value-type="float" office:value="73.639" calcext:value-type="float">
            <text:p>73.639</text:p>
          </table:table-cell>
          <table:table-cell office:value-type="float" office:value="82.729" calcext:value-type="float">
            <text:p>82.729</text:p>
          </table:table-cell>
          <table:table-cell office:value-type="float" office:value="81.778" calcext:value-type="float">
            <text:p>81.77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99" office:value-type="float" office:value="74.547" calcext:value-type="float">
            <text:p>74.547</text:p>
          </table:table-cell>
          <table:table-cell table:style-name="ce100" office:value-type="float" office:value="72.729" calcext:value-type="float">
            <text:p>72.729</text:p>
          </table:table-cell>
          <table:table-cell office:value-type="float" office:value="76.366" calcext:value-type="float">
            <text:p>76.366</text:p>
          </table:table-cell>
          <table:table-cell office:value-type="float" office:value="77.013" calcext:value-type="float">
            <text:p>77.01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table:style-name="ce99" office:value-type="float" office:value="76.816" calcext:value-type="float">
            <text:p>76.816</text:p>
          </table:table-cell>
          <table:table-cell table:style-name="ce100" office:value-type="float" office:value="69.093" calcext:value-type="float">
            <text:p>69.093</text:p>
          </table:table-cell>
          <table:table-cell office:value-type="float" office:value="84.547" calcext:value-type="float">
            <text:p>84.547</text:p>
          </table:table-cell>
          <table:table-cell office:value-type="float" office:value="82.698" calcext:value-type="float">
            <text:p>82.69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99" office:value-type="float" office:value="78.18" calcext:value-type="float">
            <text:p>78.18</text:p>
          </table:table-cell>
          <table:table-cell table:style-name="ce100" office:value-type="float" office:value="73.639" calcext:value-type="float">
            <text:p>73.639</text:p>
          </table:table-cell>
          <table:table-cell office:value-type="float" office:value="82.729" calcext:value-type="float">
            <text:p>82.729</text:p>
          </table:table-cell>
          <table:table-cell office:value-type="float" office:value="81.778" calcext:value-type="float">
            <text:p>81.77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99" office:value-type="float" office:value="74.547" calcext:value-type="float">
            <text:p>74.547</text:p>
          </table:table-cell>
          <table:table-cell table:style-name="ce100" office:value-type="float" office:value="72.729" calcext:value-type="float">
            <text:p>72.729</text:p>
          </table:table-cell>
          <table:table-cell office:value-type="float" office:value="76.366" calcext:value-type="float">
            <text:p>76.366</text:p>
          </table:table-cell>
          <table:table-cell office:value-type="float" office:value="77.013" calcext:value-type="float">
            <text:p>77.01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99" office:value-type="float" office:value="79.82" calcext:value-type="float">
            <text:p>79.82</text:p>
          </table:table-cell>
          <table:table-cell table:style-name="ce100" office:value-type="float" office:value="71.637" calcext:value-type="float">
            <text:p>71.637</text:p>
          </table:table-cell>
          <table:table-cell office:value-type="float" office:value="88.001" calcext:value-type="float">
            <text:p>88.001</text:p>
          </table:table-cell>
          <table:table-cell office:value-type="float" office:value="86.202" calcext:value-type="float">
            <text:p>86.20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99" office:value-type="float" office:value="78.911" calcext:value-type="float">
            <text:p>78.911</text:p>
          </table:table-cell>
          <table:table-cell table:style-name="ce100" office:value-type="float" office:value="69.09" calcext:value-type="float">
            <text:p>69.09</text:p>
          </table:table-cell>
          <table:table-cell office:value-type="float" office:value="88.728" calcext:value-type="float">
            <text:p>88.728</text:p>
          </table:table-cell>
          <table:table-cell office:value-type="float" office:value="86.824" calcext:value-type="float">
            <text:p>86.82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table:style-name="ce99" office:value-type="float" office:value="75.908" calcext:value-type="float">
            <text:p>75.908</text:p>
          </table:table-cell>
          <table:table-cell table:style-name="ce100" office:value-type="float" office:value="70.911" calcext:value-type="float">
            <text:p>70.911</text:p>
          </table:table-cell>
          <table:table-cell office:value-type="float" office:value="80.911" calcext:value-type="float">
            <text:p>80.911</text:p>
          </table:table-cell>
          <table:table-cell office:value-type="float" office:value="80.332" calcext:value-type="float">
            <text:p>80.33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99" office:value-type="float" office:value="72.727" calcext:value-type="float">
            <text:p>72.727</text:p>
          </table:table-cell>
          <table:table-cell table:style-name="ce100" office:value-type="float" office:value="72.73" calcext:value-type="float">
            <text:p>72.73</text:p>
          </table:table-cell>
          <table:table-cell office:value-type="float" office:value="72.73" calcext:value-type="float">
            <text:p>72.73</text:p>
          </table:table-cell>
          <table:table-cell office:value-type="float" office:value="74.802" calcext:value-type="float">
            <text:p>74.80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99" office:value-type="float" office:value="71.362" calcext:value-type="float">
            <text:p>71.362</text:p>
          </table:table-cell>
          <table:table-cell table:style-name="ce100" office:value-type="float" office:value="70.002" calcext:value-type="float">
            <text:p>70.00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519" calcext:value-type="float">
            <text:p>73.51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table:style-name="ce99" office:value-type="float" office:value="75.454" calcext:value-type="float">
            <text:p>75.454</text:p>
          </table:table-cell>
          <table:table-cell table:style-name="ce100" office:value-type="float" office:value="71.82" calcext:value-type="float">
            <text:p>71.82</text:p>
          </table:table-cell>
          <table:table-cell office:value-type="float" office:value="79.092" calcext:value-type="float">
            <text:p>79.092</text:p>
          </table:table-cell>
          <table:table-cell office:value-type="float" office:value="80.037" calcext:value-type="float">
            <text:p>80.03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99" office:value-type="float" office:value="73.181" calcext:value-type="float">
            <text:p>73.181</text:p>
          </table:table-cell>
          <table:table-cell table:style-name="ce100" office:value-type="float" office:value="72.73" calcext:value-type="float">
            <text:p>72.73</text:p>
          </table:table-cell>
          <table:table-cell office:value-type="float" office:value="73.639" calcext:value-type="float">
            <text:p>73.639</text:p>
          </table:table-cell>
          <table:table-cell office:value-type="float" office:value="75.315" calcext:value-type="float">
            <text:p>75.31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99" office:value-type="float" office:value="71.362" calcext:value-type="float">
            <text:p>71.362</text:p>
          </table:table-cell>
          <table:table-cell table:style-name="ce100" office:value-type="float" office:value="70.002" calcext:value-type="float">
            <text:p>70.002</text:p>
          </table:table-cell>
          <table:table-cell office:value-type="float" office:value="72.73" calcext:value-type="float">
            <text:p>72.73</text:p>
          </table:table-cell>
          <table:table-cell office:value-type="float" office:value="73.519" calcext:value-type="float">
            <text:p>73.5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99" office:value-type="float" office:value="82.909" calcext:value-type="float">
            <text:p>82.909</text:p>
          </table:table-cell>
          <table:table-cell table:style-name="ce100" office:value-type="float" office:value="78.002" calcext:value-type="float">
            <text:p>78.002</text:p>
          </table:table-cell>
          <table:table-cell office:value-type="float" office:value="87.819" calcext:value-type="float">
            <text:p>87.819</text:p>
          </table:table-cell>
          <table:table-cell office:value-type="float" office:value="87.475" calcext:value-type="float">
            <text:p>87.47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99" office:value-type="float" office:value="81.09" calcext:value-type="float">
            <text:p>81.09</text:p>
          </table:table-cell>
          <table:table-cell table:style-name="ce100" office:value-type="float" office:value="73.454" calcext:value-type="float">
            <text:p>73.454</text:p>
          </table:table-cell>
          <table:table-cell office:value-type="float" office:value="88.728" calcext:value-type="float">
            <text:p>88.728</text:p>
          </table:table-cell>
          <table:table-cell office:value-type="float" office:value="87.649" calcext:value-type="float">
            <text:p>87.64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table:style-name="ce99" office:value-type="float" office:value="74.091" calcext:value-type="float">
            <text:p>74.091</text:p>
          </table:table-cell>
          <table:table-cell table:style-name="ce100" office:value-type="float" office:value="67.276" calcext:value-type="float">
            <text:p>67.276</text:p>
          </table:table-cell>
          <table:table-cell office:value-type="float" office:value="80.911" calcext:value-type="float">
            <text:p>80.911</text:p>
          </table:table-cell>
          <table:table-cell office:value-type="float" office:value="78.269" calcext:value-type="float">
            <text:p>78.26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99" office:value-type="float" office:value="71.364" calcext:value-type="float">
            <text:p>71.364</text:p>
          </table:table-cell>
          <table:table-cell table:style-name="ce100" office:value-type="float" office:value="67.275" calcext:value-type="float">
            <text:p>67.275</text:p>
          </table:table-cell>
          <table:table-cell office:value-type="float" office:value="75.456" calcext:value-type="float">
            <text:p>75.456</text:p>
          </table:table-cell>
          <table:table-cell office:value-type="float" office:value="74.732" calcext:value-type="float">
            <text:p>74.73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99" office:value-type="float" office:value="64.546" calcext:value-type="float">
            <text:p>64.546</text:p>
          </table:table-cell>
          <table:table-cell table:style-name="ce100" office:value-type="float" office:value="67.274" calcext:value-type="float">
            <text:p>67.274</text:p>
          </table:table-cell>
          <table:table-cell office:value-type="float" office:value="61.819" calcext:value-type="float">
            <text:p>61.819</text:p>
          </table:table-cell>
          <table:table-cell office:value-type="float" office:value="64.575" calcext:value-type="float">
            <text:p>64.57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table:style-name="ce99" office:value-type="float" office:value="74.545" calcext:value-type="float">
            <text:p>74.545</text:p>
          </table:table-cell>
          <table:table-cell table:style-name="ce100" office:value-type="float" office:value="66.366" calcext:value-type="float">
            <text:p>66.366</text:p>
          </table:table-cell>
          <table:table-cell office:value-type="float" office:value="82.729" calcext:value-type="float">
            <text:p>82.729</text:p>
          </table:table-cell>
          <table:table-cell office:value-type="float" office:value="79.705" calcext:value-type="float">
            <text:p>79.70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99" office:value-type="float" office:value="70.909" calcext:value-type="float">
            <text:p>70.909</text:p>
          </table:table-cell>
          <table:table-cell table:style-name="ce100" office:value-type="float" office:value="67.275" calcext:value-type="float">
            <text:p>67.275</text:p>
          </table:table-cell>
          <table:table-cell office:value-type="float" office:value="74.547" calcext:value-type="float">
            <text:p>74.547</text:p>
          </table:table-cell>
          <table:table-cell office:value-type="float" office:value="74.093" calcext:value-type="float">
            <text:p>74.09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99" office:value-type="float" office:value="64.546" calcext:value-type="float">
            <text:p>64.546</text:p>
          </table:table-cell>
          <table:table-cell table:style-name="ce100" office:value-type="float" office:value="67.274" calcext:value-type="float">
            <text:p>67.274</text:p>
          </table:table-cell>
          <table:table-cell office:value-type="float" office:value="61.819" calcext:value-type="float">
            <text:p>61.819</text:p>
          </table:table-cell>
          <table:table-cell office:value-type="float" office:value="64.575" calcext:value-type="float">
            <text:p>64.5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99" office:value-type="float" office:value="81.365" calcext:value-type="float">
            <text:p>81.365</text:p>
          </table:table-cell>
          <table:table-cell table:style-name="ce100" office:value-type="float" office:value="74.729" calcext:value-type="float">
            <text:p>74.729</text:p>
          </table:table-cell>
          <table:table-cell office:value-type="float" office:value="88.001" calcext:value-type="float">
            <text:p>88.001</text:p>
          </table:table-cell>
          <table:table-cell office:value-type="float" office:value="86.904" calcext:value-type="float">
            <text:p>86.90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99" office:value-type="float" office:value="82.275" calcext:value-type="float">
            <text:p>82.275</text:p>
          </table:table-cell>
          <table:table-cell table:style-name="ce100" office:value-type="float" office:value="75.273" calcext:value-type="float">
            <text:p>75.273</text:p>
          </table:table-cell>
          <table:table-cell office:value-type="float" office:value="89.273" calcext:value-type="float">
            <text:p>89.273</text:p>
          </table:table-cell>
          <table:table-cell office:value-type="float" office:value="88.199" calcext:value-type="float">
            <text:p>88.19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table:style-name="ce99" office:value-type="float" office:value="76.818" calcext:value-type="float">
            <text:p>76.818</text:p>
          </table:table-cell>
          <table:table-cell table:style-name="ce100" office:value-type="float" office:value="72.73" calcext:value-type="float">
            <text:p>72.73</text:p>
          </table:table-cell>
          <table:table-cell office:value-type="float" office:value="80.911" calcext:value-type="float">
            <text:p>80.911</text:p>
          </table:table-cell>
          <table:table-cell office:value-type="float" office:value="79.986" calcext:value-type="float">
            <text:p>79.98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99" office:value-type="float" office:value="75.001" calcext:value-type="float">
            <text:p>75.001</text:p>
          </table:table-cell>
          <table:table-cell table:style-name="ce100" office:value-type="float" office:value="71.82" calcext:value-type="float">
            <text:p>71.82</text:p>
          </table:table-cell>
          <table:table-cell office:value-type="float" office:value="78.184" calcext:value-type="float">
            <text:p>78.184</text:p>
          </table:table-cell>
          <table:table-cell office:value-type="float" office:value="78.36" calcext:value-type="float">
            <text:p>78.3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99" office:value-type="float" office:value="75.455" calcext:value-type="float">
            <text:p>75.455</text:p>
          </table:table-cell>
          <table:table-cell table:style-name="ce100" office:value-type="float" office:value="73.637" calcext:value-type="float">
            <text:p>73.637</text:p>
          </table:table-cell>
          <table:table-cell office:value-type="float" office:value="77.275" calcext:value-type="float">
            <text:p>77.275</text:p>
          </table:table-cell>
          <table:table-cell office:value-type="float" office:value="77.943" calcext:value-type="float">
            <text:p>77.94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table:style-name="ce99" office:value-type="float" office:value="78.182" calcext:value-type="float">
            <text:p>78.182</text:p>
          </table:table-cell>
          <table:table-cell table:style-name="ce100" office:value-type="float" office:value="75.457" calcext:value-type="float">
            <text:p>75.457</text:p>
          </table:table-cell>
          <table:table-cell office:value-type="float" office:value="80.911" calcext:value-type="float">
            <text:p>80.911</text:p>
          </table:table-cell>
          <table:table-cell office:value-type="float" office:value="80.668" calcext:value-type="float">
            <text:p>80.66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99" office:value-type="float" office:value="76.365" calcext:value-type="float">
            <text:p>76.365</text:p>
          </table:table-cell>
          <table:table-cell table:style-name="ce100" office:value-type="float" office:value="74.547" calcext:value-type="float">
            <text:p>74.547</text:p>
          </table:table-cell>
          <table:table-cell office:value-type="float" office:value="78.184" calcext:value-type="float">
            <text:p>78.184</text:p>
          </table:table-cell>
          <table:table-cell office:value-type="float" office:value="79.042" calcext:value-type="float">
            <text:p>79.04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99" office:value-type="float" office:value="75.455" calcext:value-type="float">
            <text:p>75.455</text:p>
          </table:table-cell>
          <table:table-cell table:style-name="ce100" office:value-type="float" office:value="73.637" calcext:value-type="float">
            <text:p>73.637</text:p>
          </table:table-cell>
          <table:table-cell office:value-type="float" office:value="77.275" calcext:value-type="float">
            <text:p>77.275</text:p>
          </table:table-cell>
          <table:table-cell office:value-type="float" office:value="77.943" calcext:value-type="float">
            <text:p>77.94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99" office:value-type="float" office:value="84.454" calcext:value-type="float">
            <text:p>84.454</text:p>
          </table:table-cell>
          <table:table-cell table:style-name="ce100" office:value-type="float" office:value="75.999" calcext:value-type="float">
            <text:p>75.999</text:p>
          </table:table-cell>
          <table:table-cell office:value-type="float" office:value="92.908" calcext:value-type="float">
            <text:p>92.908</text:p>
          </table:table-cell>
          <table:table-cell office:value-type="float" office:value="92.116" calcext:value-type="float">
            <text:p>92.11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99" office:value-type="float" office:value="84.636" calcext:value-type="float">
            <text:p>84.636</text:p>
          </table:table-cell>
          <table:table-cell table:style-name="ce100" office:value-type="float" office:value="75.818" calcext:value-type="float">
            <text:p>75.818</text:p>
          </table:table-cell>
          <table:table-cell office:value-type="float" office:value="93.455" calcext:value-type="float">
            <text:p>93.455</text:p>
          </table:table-cell>
          <table:table-cell office:value-type="float" office:value="92.818" calcext:value-type="float">
            <text:p>92.81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table:style-name="ce99" office:value-type="float" office:value="75.91" calcext:value-type="float">
            <text:p>75.91</text:p>
          </table:table-cell>
          <table:table-cell table:style-name="ce100" office:value-type="float" office:value="70.002" calcext:value-type="float">
            <text:p>70.002</text:p>
          </table:table-cell>
          <table:table-cell office:value-type="float" office:value="81.82" calcext:value-type="float">
            <text:p>81.82</text:p>
          </table:table-cell>
          <table:table-cell office:value-type="float" office:value="78.448" calcext:value-type="float">
            <text:p>78.44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99" office:value-type="float" office:value="74.091" calcext:value-type="float">
            <text:p>74.091</text:p>
          </table:table-cell>
          <table:table-cell table:style-name="ce100" office:value-type="float" office:value="69.093" calcext:value-type="float">
            <text:p>69.093</text:p>
          </table:table-cell>
          <table:table-cell office:value-type="float" office:value="79.093" calcext:value-type="float">
            <text:p>79.093</text:p>
          </table:table-cell>
          <table:table-cell office:value-type="float" office:value="76.703" calcext:value-type="float">
            <text:p>76.70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99" office:value-type="float" office:value="72.728" calcext:value-type="float">
            <text:p>72.728</text:p>
          </table:table-cell>
          <table:table-cell table:style-name="ce100" office:value-type="float" office:value="71.82" calcext:value-type="float">
            <text:p>71.82</text:p>
          </table:table-cell>
          <table:table-cell office:value-type="float" office:value="73.638" calcext:value-type="float">
            <text:p>73.638</text:p>
          </table:table-cell>
          <table:table-cell office:value-type="float" office:value="74.523" calcext:value-type="float">
            <text:p>74.52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table:style-name="ce99" office:value-type="float" office:value="77.273" calcext:value-type="float">
            <text:p>77.273</text:p>
          </table:table-cell>
          <table:table-cell table:style-name="ce100" office:value-type="float" office:value="71.82" calcext:value-type="float">
            <text:p>71.82</text:p>
          </table:table-cell>
          <table:table-cell office:value-type="float" office:value="82.729" calcext:value-type="float">
            <text:p>82.729</text:p>
          </table:table-cell>
          <table:table-cell office:value-type="float" office:value="79.799" calcext:value-type="float">
            <text:p>79.79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99" office:value-type="float" office:value="74.545" calcext:value-type="float">
            <text:p>74.545</text:p>
          </table:table-cell>
          <table:table-cell table:style-name="ce100" office:value-type="float" office:value="70.002" calcext:value-type="float">
            <text:p>70.002</text:p>
          </table:table-cell>
          <table:table-cell office:value-type="float" office:value="79.093" calcext:value-type="float">
            <text:p>79.093</text:p>
          </table:table-cell>
          <table:table-cell office:value-type="float" office:value="77.074" calcext:value-type="float">
            <text:p>77.07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99" office:value-type="float" office:value="72.728" calcext:value-type="float">
            <text:p>72.728</text:p>
          </table:table-cell>
          <table:table-cell table:style-name="ce100" office:value-type="float" office:value="71.82" calcext:value-type="float">
            <text:p>71.82</text:p>
          </table:table-cell>
          <table:table-cell office:value-type="float" office:value="73.638" calcext:value-type="float">
            <text:p>73.638</text:p>
          </table:table-cell>
          <table:table-cell office:value-type="float" office:value="74.523" calcext:value-type="float">
            <text:p>74.52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99" office:value-type="float" office:value="82.729" calcext:value-type="float">
            <text:p>82.729</text:p>
          </table:table-cell>
          <table:table-cell table:style-name="ce100" office:value-type="float" office:value="76.547" calcext:value-type="float">
            <text:p>76.547</text:p>
          </table:table-cell>
          <table:table-cell office:value-type="float" office:value="88.91" calcext:value-type="float">
            <text:p>88.91</text:p>
          </table:table-cell>
          <table:table-cell office:value-type="float" office:value="87.855" calcext:value-type="float">
            <text:p>87.85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99" office:value-type="float" office:value="81.91" calcext:value-type="float">
            <text:p>81.91</text:p>
          </table:table-cell>
          <table:table-cell table:style-name="ce100" office:value-type="float" office:value="75.273" calcext:value-type="float">
            <text:p>75.273</text:p>
          </table:table-cell>
          <table:table-cell office:value-type="float" office:value="88.546" calcext:value-type="float">
            <text:p>88.546</text:p>
          </table:table-cell>
          <table:table-cell office:value-type="float" office:value="87.317" calcext:value-type="float">
            <text:p>87.31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table:style-name="ce99" office:value-type="float" office:value="82.727" calcext:value-type="float">
            <text:p>82.727</text:p>
          </table:table-cell>
          <table:table-cell table:style-name="ce100" office:value-type="float" office:value="78.184" calcext:value-type="float">
            <text:p>78.184</text:p>
          </table:table-cell>
          <table:table-cell office:value-type="float" office:value="87.274" calcext:value-type="float">
            <text:p>87.274</text:p>
          </table:table-cell>
          <table:table-cell office:value-type="float" office:value="87.465" calcext:value-type="float">
            <text:p>87.46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99" office:value-type="float" office:value="75.455" calcext:value-type="float">
            <text:p>75.455</text:p>
          </table:table-cell>
          <table:table-cell table:style-name="ce100" office:value-type="float" office:value="75.457" calcext:value-type="float">
            <text:p>75.457</text:p>
          </table:table-cell>
          <table:table-cell office:value-type="float" office:value="75.456" calcext:value-type="float">
            <text:p>75.456</text:p>
          </table:table-cell>
          <table:table-cell office:value-type="float" office:value="77.183" calcext:value-type="float">
            <text:p>77.18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99" office:value-type="float" office:value="68.182" calcext:value-type="float">
            <text:p>68.182</text:p>
          </table:table-cell>
          <table:table-cell table:style-name="ce100" office:value-type="float" office:value="70.912" calcext:value-type="float">
            <text:p>70.912</text:p>
          </table:table-cell>
          <table:table-cell office:value-type="float" office:value="65.456" calcext:value-type="float">
            <text:p>65.456</text:p>
          </table:table-cell>
          <table:table-cell office:value-type="float" office:value="68.615" calcext:value-type="float">
            <text:p>68.61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table:style-name="ce99" office:value-type="float" office:value="81.818" calcext:value-type="float">
            <text:p>81.818</text:p>
          </table:table-cell>
          <table:table-cell table:style-name="ce100" office:value-type="float" office:value="79.093" calcext:value-type="float">
            <text:p>79.093</text:p>
          </table:table-cell>
          <table:table-cell office:value-type="float" office:value="84.547" calcext:value-type="float">
            <text:p>84.547</text:p>
          </table:table-cell>
          <table:table-cell office:value-type="float" office:value="84.889" calcext:value-type="float">
            <text:p>84.8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99" office:value-type="float" office:value="75.455" calcext:value-type="float">
            <text:p>75.455</text:p>
          </table:table-cell>
          <table:table-cell table:style-name="ce100" office:value-type="float" office:value="75.457" calcext:value-type="float">
            <text:p>75.457</text:p>
          </table:table-cell>
          <table:table-cell office:value-type="float" office:value="75.456" calcext:value-type="float">
            <text:p>75.456</text:p>
          </table:table-cell>
          <table:table-cell office:value-type="float" office:value="77.183" calcext:value-type="float">
            <text:p>77.18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99" office:value-type="float" office:value="68.182" calcext:value-type="float">
            <text:p>68.182</text:p>
          </table:table-cell>
          <table:table-cell table:style-name="ce100" office:value-type="float" office:value="70.912" calcext:value-type="float">
            <text:p>70.912</text:p>
          </table:table-cell>
          <table:table-cell office:value-type="float" office:value="65.456" calcext:value-type="float">
            <text:p>65.456</text:p>
          </table:table-cell>
          <table:table-cell office:value-type="float" office:value="68.615" calcext:value-type="float">
            <text:p>68.61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99" office:value-type="float" office:value="82.819" calcext:value-type="float">
            <text:p>82.819</text:p>
          </table:table-cell>
          <table:table-cell table:style-name="ce100" office:value-type="float" office:value="76.727" calcext:value-type="float">
            <text:p>76.727</text:p>
          </table:table-cell>
          <table:table-cell office:value-type="float" office:value="88.91" calcext:value-type="float">
            <text:p>88.91</text:p>
          </table:table-cell>
          <table:table-cell office:value-type="float" office:value="87.832" calcext:value-type="float">
            <text:p>87.83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99" office:value-type="float" office:value="82.728" calcext:value-type="float">
            <text:p>82.728</text:p>
          </table:table-cell>
          <table:table-cell table:style-name="ce100" office:value-type="float" office:value="76.545" calcext:value-type="float">
            <text:p>76.545</text:p>
          </table:table-cell>
          <table:table-cell office:value-type="float" office:value="88.91" calcext:value-type="float">
            <text:p>88.91</text:p>
          </table:table-cell>
          <table:table-cell office:value-type="float" office:value="87.871" calcext:value-type="float">
            <text:p>87.87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table:style-name="ce99" office:value-type="float" office:value="82.726" calcext:value-type="float">
            <text:p>82.726</text:p>
          </table:table-cell>
          <table:table-cell table:style-name="ce100" office:value-type="float" office:value="78.184" calcext:value-type="float">
            <text:p>78.184</text:p>
          </table:table-cell>
          <table:table-cell office:value-type="float" office:value="87.274" calcext:value-type="float">
            <text:p>87.274</text:p>
          </table:table-cell>
          <table:table-cell office:value-type="float" office:value="87.888" calcext:value-type="float">
            <text:p>87.88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table:style-name="ce99" office:value-type="float" office:value="76.363" calcext:value-type="float">
            <text:p>76.363</text:p>
          </table:table-cell>
          <table:table-cell table:style-name="ce100" office:value-type="float" office:value="75.457" calcext:value-type="float">
            <text:p>75.457</text:p>
          </table:table-cell>
          <table:table-cell office:value-type="float" office:value="77.274" calcext:value-type="float">
            <text:p>77.274</text:p>
          </table:table-cell>
          <table:table-cell office:value-type="float" office:value="78.796" calcext:value-type="float">
            <text:p>78.79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table:style-name="ce99" office:value-type="float" office:value="68.636" calcext:value-type="float">
            <text:p>68.636</text:p>
          </table:table-cell>
          <table:table-cell table:style-name="ce100" office:value-type="float" office:value="70.912" calcext:value-type="float">
            <text:p>70.912</text:p>
          </table:table-cell>
          <table:table-cell office:value-type="float" office:value="66.365" calcext:value-type="float">
            <text:p>66.365</text:p>
          </table:table-cell>
          <table:table-cell office:value-type="float" office:value="69.251" calcext:value-type="float">
            <text:p>69.25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table:style-name="ce99" office:value-type="float" office:value="81.363" calcext:value-type="float">
            <text:p>81.363</text:p>
          </table:table-cell>
          <table:table-cell table:style-name="ce100" office:value-type="float" office:value="77.275" calcext:value-type="float">
            <text:p>77.275</text:p>
          </table:table-cell>
          <table:table-cell office:value-type="float" office:value="85.456" calcext:value-type="float">
            <text:p>85.456</text:p>
          </table:table-cell>
          <table:table-cell office:value-type="float" office:value="85.442" calcext:value-type="float">
            <text:p>85.44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table:style-name="ce99" office:value-type="float" office:value="76.363" calcext:value-type="float">
            <text:p>76.363</text:p>
          </table:table-cell>
          <table:table-cell table:style-name="ce100" office:value-type="float" office:value="75.457" calcext:value-type="float">
            <text:p>75.457</text:p>
          </table:table-cell>
          <table:table-cell office:value-type="float" office:value="77.274" calcext:value-type="float">
            <text:p>77.274</text:p>
          </table:table-cell>
          <table:table-cell office:value-type="float" office:value="78.796" calcext:value-type="float">
            <text:p>78.79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table:style-name="ce99" office:value-type="float" office:value="68.636" calcext:value-type="float">
            <text:p>68.636</text:p>
          </table:table-cell>
          <table:table-cell table:style-name="ce100" office:value-type="float" office:value="70.912" calcext:value-type="float">
            <text:p>70.912</text:p>
          </table:table-cell>
          <table:table-cell office:value-type="float" office:value="66.365" calcext:value-type="float">
            <text:p>66.365</text:p>
          </table:table-cell>
          <table:table-cell office:value-type="float" office:value="69.251" calcext:value-type="float">
            <text:p>69.25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5.091" calcext:value-type="float">
            <text:p>75.091</text:p>
          </table:table-cell>
          <table:table-cell table:style-name="ce100" office:value-type="float" office:value="70.183" calcext:value-type="float">
            <text:p>70.183</text:p>
          </table:table-cell>
          <table:table-cell office:value-type="float" office:value="80" calcext:value-type="float">
            <text:p>80</text:p>
          </table:table-cell>
          <table:table-cell office:value-type="float" office:value="78.029" calcext:value-type="float">
            <text:p>78.02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6.089" calcext:value-type="float">
            <text:p>76.089</text:p>
          </table:table-cell>
          <table:table-cell table:style-name="ce100" office:value-type="float" office:value="72.911" calcext:value-type="float">
            <text:p>72.911</text:p>
          </table:table-cell>
          <table:table-cell office:value-type="float" office:value="79.272" calcext:value-type="float">
            <text:p>79.272</text:p>
          </table:table-cell>
          <table:table-cell office:value-type="float" office:value="77.817" calcext:value-type="float">
            <text:p>77.81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office:value-type="float" office:value="71.364" calcext:value-type="float">
            <text:p>71.364</text:p>
          </table:table-cell>
          <table:table-cell table:style-name="ce100" office:value-type="float" office:value="65.457" calcext:value-type="float">
            <text:p>65.457</text:p>
          </table:table-cell>
          <table:table-cell office:value-type="float" office:value="77.275" calcext:value-type="float">
            <text:p>77.275</text:p>
          </table:table-cell>
          <table:table-cell office:value-type="float" office:value="77.659" calcext:value-type="float">
            <text:p>77.65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office:value-type="float" office:value="68.637" calcext:value-type="float">
            <text:p>68.637</text:p>
          </table:table-cell>
          <table:table-cell table:style-name="ce100" office:value-type="float" office:value="66.367" calcext:value-type="float">
            <text:p>66.367</text:p>
          </table:table-cell>
          <table:table-cell office:value-type="float" office:value="70.91" calcext:value-type="float">
            <text:p>70.91</text:p>
          </table:table-cell>
          <table:table-cell office:value-type="float" office:value="72.072" calcext:value-type="float">
            <text:p>72.07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office:value-type="float" office:value="62.727" calcext:value-type="float">
            <text:p>62.727</text:p>
          </table:table-cell>
          <table:table-cell table:style-name="ce100" office:value-type="float" office:value="63.638" calcext:value-type="float">
            <text:p>63.638</text:p>
          </table:table-cell>
          <table:table-cell office:value-type="float" office:value="61.82" calcext:value-type="float">
            <text:p>61.82</text:p>
          </table:table-cell>
          <table:table-cell office:value-type="float" office:value="62.931" calcext:value-type="float">
            <text:p>62.93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office:value-type="float" office:value="69.092" calcext:value-type="float">
            <text:p>69.092</text:p>
          </table:table-cell>
          <table:table-cell table:style-name="ce100" office:value-type="float" office:value="62.73" calcext:value-type="float">
            <text:p>62.73</text:p>
          </table:table-cell>
          <table:table-cell office:value-type="float" office:value="75.457" calcext:value-type="float">
            <text:p>75.457</text:p>
          </table:table-cell>
          <table:table-cell office:value-type="float" office:value="72.835" calcext:value-type="float">
            <text:p>72.83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office:value-type="float" office:value="66.364" calcext:value-type="float">
            <text:p>66.364</text:p>
          </table:table-cell>
          <table:table-cell table:style-name="ce100" office:value-type="float" office:value="63.639" calcext:value-type="float">
            <text:p>63.639</text:p>
          </table:table-cell>
          <table:table-cell office:value-type="float" office:value="69.093" calcext:value-type="float">
            <text:p>69.093</text:p>
          </table:table-cell>
          <table:table-cell office:value-type="float" office:value="68.074" calcext:value-type="float">
            <text:p>68.07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office:value-type="float" office:value="62.727" calcext:value-type="float">
            <text:p>62.727</text:p>
          </table:table-cell>
          <table:table-cell table:style-name="ce100" office:value-type="float" office:value="63.638" calcext:value-type="float">
            <text:p>63.638</text:p>
          </table:table-cell>
          <table:table-cell office:value-type="float" office:value="61.82" calcext:value-type="float">
            <text:p>61.82</text:p>
          </table:table-cell>
          <table:table-cell office:value-type="float" office:value="62.931" calcext:value-type="float">
            <text:p>62.93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5.637" calcext:value-type="float">
            <text:p>85.637</text:p>
          </table:table-cell>
          <table:table-cell table:style-name="ce100" office:value-type="float" office:value="81.09" calcext:value-type="float">
            <text:p>81.09</text:p>
          </table:table-cell>
          <table:table-cell office:value-type="float" office:value="90.182" calcext:value-type="float">
            <text:p>90.182</text:p>
          </table:table-cell>
          <table:table-cell office:value-type="float" office:value="89.847" calcext:value-type="float">
            <text:p>89.84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5.273" calcext:value-type="float">
            <text:p>85.273</text:p>
          </table:table-cell>
          <table:table-cell table:style-name="ce100" office:value-type="float" office:value="80.91" calcext:value-type="float">
            <text:p>80.91</text:p>
          </table:table-cell>
          <table:table-cell office:value-type="float" office:value="89.636" calcext:value-type="float">
            <text:p>89.636</text:p>
          </table:table-cell>
          <table:table-cell office:value-type="float" office:value="89.429" calcext:value-type="float">
            <text:p>89.42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office:value-type="float" office:value="79.545" calcext:value-type="float">
            <text:p>79.545</text:p>
          </table:table-cell>
          <table:table-cell table:style-name="ce100" office:value-type="float" office:value="78.184" calcext:value-type="float">
            <text:p>78.184</text:p>
          </table:table-cell>
          <table:table-cell office:value-type="float" office:value="80.911" calcext:value-type="float">
            <text:p>80.911</text:p>
          </table:table-cell>
          <table:table-cell office:value-type="float" office:value="81.65" calcext:value-type="float">
            <text:p>81.6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office:value-type="float" office:value="79.091" calcext:value-type="float">
            <text:p>79.091</text:p>
          </table:table-cell>
          <table:table-cell table:style-name="ce100" office:value-type="float" office:value="77.275" calcext:value-type="float">
            <text:p>77.275</text:p>
          </table:table-cell>
          <table:table-cell office:value-type="float" office:value="80.911" calcext:value-type="float">
            <text:p>80.911</text:p>
          </table:table-cell>
          <table:table-cell office:value-type="float" office:value="80.465" calcext:value-type="float">
            <text:p>80.46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office:value-type="float" office:value="78.182" calcext:value-type="float">
            <text:p>78.182</text:p>
          </table:table-cell>
          <table:table-cell table:style-name="ce100" office:value-type="float" office:value="80.911" calcext:value-type="float">
            <text:p>80.911</text:p>
          </table:table-cell>
          <table:table-cell office:value-type="float" office:value="75.457" calcext:value-type="float">
            <text:p>75.457</text:p>
          </table:table-cell>
          <table:table-cell office:value-type="float" office:value="77.193" calcext:value-type="float">
            <text:p>77.19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office:value-type="float" office:value="77.272" calcext:value-type="float">
            <text:p>77.272</text:p>
          </table:table-cell>
          <table:table-cell table:style-name="ce100" office:value-type="float" office:value="78.184" calcext:value-type="float">
            <text:p>78.184</text:p>
          </table:table-cell>
          <table:table-cell office:value-type="float" office:value="76.366" calcext:value-type="float">
            <text:p>76.366</text:p>
          </table:table-cell>
          <table:table-cell office:value-type="float" office:value="77.603" calcext:value-type="float">
            <text:p>77.60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office:value-type="float" office:value="78.181" calcext:value-type="float">
            <text:p>78.181</text:p>
          </table:table-cell>
          <table:table-cell table:style-name="ce100" office:value-type="float" office:value="78.184" calcext:value-type="float">
            <text:p>78.184</text:p>
          </table:table-cell>
          <table:table-cell office:value-type="float" office:value="78.184" calcext:value-type="float">
            <text:p>78.184</text:p>
          </table:table-cell>
          <table:table-cell office:value-type="float" office:value="78.433" calcext:value-type="float">
            <text:p>78.4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office:value-type="float" office:value="78.182" calcext:value-type="float">
            <text:p>78.182</text:p>
          </table:table-cell>
          <table:table-cell table:style-name="ce100" office:value-type="float" office:value="81.82" calcext:value-type="float">
            <text:p>81.82</text:p>
          </table:table-cell>
          <table:table-cell office:value-type="float" office:value="74.548" calcext:value-type="float">
            <text:p>74.548</text:p>
          </table:table-cell>
          <table:table-cell office:value-type="float" office:value="76.843" calcext:value-type="float">
            <text:p>76.84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5.545" calcext:value-type="float">
            <text:p>85.545</text:p>
          </table:table-cell>
          <table:table-cell table:style-name="ce100" office:value-type="float" office:value="80.184" calcext:value-type="float">
            <text:p>80.184</text:p>
          </table:table-cell>
          <table:table-cell office:value-type="float" office:value="90.909" calcext:value-type="float">
            <text:p>90.909</text:p>
          </table:table-cell>
          <table:table-cell office:value-type="float" office:value="90.327" calcext:value-type="float">
            <text:p>90.32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5.818" calcext:value-type="float">
            <text:p>85.818</text:p>
          </table:table-cell>
          <table:table-cell table:style-name="ce100" office:value-type="float" office:value="81.092" calcext:value-type="float">
            <text:p>81.092</text:p>
          </table:table-cell>
          <table:table-cell office:value-type="float" office:value="90.544" calcext:value-type="float">
            <text:p>90.544</text:p>
          </table:table-cell>
          <table:table-cell office:value-type="float" office:value="90.168" calcext:value-type="float">
            <text:p>90.16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office:value-type="float" office:value="79.999" calcext:value-type="float">
            <text:p>79.999</text:p>
          </table:table-cell>
          <table:table-cell table:style-name="ce100" office:value-type="float" office:value="74.547" calcext:value-type="float">
            <text:p>74.547</text:p>
          </table:table-cell>
          <table:table-cell office:value-type="float" office:value="85.456" calcext:value-type="float">
            <text:p>85.456</text:p>
          </table:table-cell>
          <table:table-cell office:value-type="float" office:value="85.055" calcext:value-type="float">
            <text:p>85.05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office:value-type="float" office:value="78.636" calcext:value-type="float">
            <text:p>78.636</text:p>
          </table:table-cell>
          <table:table-cell table:style-name="ce100" office:value-type="float" office:value="73.638" calcext:value-type="float">
            <text:p>73.638</text:p>
          </table:table-cell>
          <table:table-cell office:value-type="float" office:value="83.638" calcext:value-type="float">
            <text:p>83.638</text:p>
          </table:table-cell>
          <table:table-cell office:value-type="float" office:value="82.735" calcext:value-type="float">
            <text:p>82.73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office:value-type="float" office:value="76.364" calcext:value-type="float">
            <text:p>76.364</text:p>
          </table:table-cell>
          <table:table-cell table:style-name="ce100" office:value-type="float" office:value="76.366" calcext:value-type="float">
            <text:p>76.366</text:p>
          </table:table-cell>
          <table:table-cell office:value-type="float" office:value="76.366" calcext:value-type="float">
            <text:p>76.366</text:p>
          </table:table-cell>
          <table:table-cell office:value-type="float" office:value="77.531" calcext:value-type="float">
            <text:p>77.53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office:value-type="float" office:value="79.545" calcext:value-type="float">
            <text:p>79.545</text:p>
          </table:table-cell>
          <table:table-cell table:style-name="ce100" office:value-type="float" office:value="74.547" calcext:value-type="float">
            <text:p>74.547</text:p>
          </table:table-cell>
          <table:table-cell office:value-type="float" office:value="84.547" calcext:value-type="float">
            <text:p>84.547</text:p>
          </table:table-cell>
          <table:table-cell office:value-type="float" office:value="84.015" calcext:value-type="float">
            <text:p>84.01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office:value-type="float" office:value="78.636" calcext:value-type="float">
            <text:p>78.636</text:p>
          </table:table-cell>
          <table:table-cell table:style-name="ce100" office:value-type="float" office:value="73.638" calcext:value-type="float">
            <text:p>73.638</text:p>
          </table:table-cell>
          <table:table-cell office:value-type="float" office:value="83.638" calcext:value-type="float">
            <text:p>83.638</text:p>
          </table:table-cell>
          <table:table-cell office:value-type="float" office:value="82.735" calcext:value-type="float">
            <text:p>82.73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office:value-type="float" office:value="76.364" calcext:value-type="float">
            <text:p>76.364</text:p>
          </table:table-cell>
          <table:table-cell table:style-name="ce100" office:value-type="float" office:value="76.366" calcext:value-type="float">
            <text:p>76.366</text:p>
          </table:table-cell>
          <table:table-cell office:value-type="float" office:value="76.366" calcext:value-type="float">
            <text:p>76.366</text:p>
          </table:table-cell>
          <table:table-cell office:value-type="float" office:value="77.531" calcext:value-type="float">
            <text:p>77.53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8.09" calcext:value-type="float">
            <text:p>78.09</text:p>
          </table:table-cell>
          <table:table-cell table:style-name="ce100" office:value-type="float" office:value="70.91" calcext:value-type="float">
            <text:p>70.91</text:p>
          </table:table-cell>
          <table:table-cell office:value-type="float" office:value="85.273" calcext:value-type="float">
            <text:p>85.273</text:p>
          </table:table-cell>
          <table:table-cell office:value-type="float" office:value="83.605" calcext:value-type="float">
            <text:p>83.60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7.819" calcext:value-type="float">
            <text:p>77.819</text:p>
          </table:table-cell>
          <table:table-cell table:style-name="ce100" office:value-type="float" office:value="70.91" calcext:value-type="float">
            <text:p>70.91</text:p>
          </table:table-cell>
          <table:table-cell office:value-type="float" office:value="84.726" calcext:value-type="float">
            <text:p>84.726</text:p>
          </table:table-cell>
          <table:table-cell office:value-type="float" office:value="83.03" calcext:value-type="float">
            <text:p>83.0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office:value-type="float" office:value="74.091" calcext:value-type="float">
            <text:p>74.091</text:p>
          </table:table-cell>
          <table:table-cell table:style-name="ce100" office:value-type="float" office:value="67.275" calcext:value-type="float">
            <text:p>67.275</text:p>
          </table:table-cell>
          <table:table-cell office:value-type="float" office:value="80.911" calcext:value-type="float">
            <text:p>80.911</text:p>
          </table:table-cell>
          <table:table-cell office:value-type="float" office:value="78.578" calcext:value-type="float">
            <text:p>78.57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office:value-type="float" office:value="72.726" calcext:value-type="float">
            <text:p>72.726</text:p>
          </table:table-cell>
          <table:table-cell table:style-name="ce100" office:value-type="float" office:value="66.366" calcext:value-type="float">
            <text:p>66.366</text:p>
          </table:table-cell>
          <table:table-cell office:value-type="float" office:value="79.092" calcext:value-type="float">
            <text:p>79.092</text:p>
          </table:table-cell>
          <table:table-cell office:value-type="float" office:value="77.511" calcext:value-type="float">
            <text:p>77.51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office:value-type="float" office:value="67.274" calcext:value-type="float">
            <text:p>67.274</text:p>
          </table:table-cell>
          <table:table-cell table:style-name="ce100" office:value-type="float" office:value="70.912" calcext:value-type="float">
            <text:p>70.912</text:p>
          </table:table-cell>
          <table:table-cell office:value-type="float" office:value="63.638" calcext:value-type="float">
            <text:p>63.638</text:p>
          </table:table-cell>
          <table:table-cell office:value-type="float" office:value="67.354" calcext:value-type="float">
            <text:p>67.35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office:value-type="float" office:value="73.636" calcext:value-type="float">
            <text:p>73.636</text:p>
          </table:table-cell>
          <table:table-cell table:style-name="ce100" office:value-type="float" office:value="67.275" calcext:value-type="float">
            <text:p>67.275</text:p>
          </table:table-cell>
          <table:table-cell office:value-type="float" office:value="80.002" calcext:value-type="float">
            <text:p>80.002</text:p>
          </table:table-cell>
          <table:table-cell office:value-type="float" office:value="77.972" calcext:value-type="float">
            <text:p>77.97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office:value-type="float" office:value="72.726" calcext:value-type="float">
            <text:p>72.726</text:p>
          </table:table-cell>
          <table:table-cell table:style-name="ce100" office:value-type="float" office:value="66.366" calcext:value-type="float">
            <text:p>66.366</text:p>
          </table:table-cell>
          <table:table-cell office:value-type="float" office:value="79.092" calcext:value-type="float">
            <text:p>79.092</text:p>
          </table:table-cell>
          <table:table-cell office:value-type="float" office:value="77.511" calcext:value-type="float">
            <text:p>77.51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office:value-type="float" office:value="67.274" calcext:value-type="float">
            <text:p>67.274</text:p>
          </table:table-cell>
          <table:table-cell table:style-name="ce100" office:value-type="float" office:value="70.912" calcext:value-type="float">
            <text:p>70.912</text:p>
          </table:table-cell>
          <table:table-cell office:value-type="float" office:value="63.638" calcext:value-type="float">
            <text:p>63.638</text:p>
          </table:table-cell>
          <table:table-cell office:value-type="float" office:value="67.354" calcext:value-type="float">
            <text:p>67.35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7.182" calcext:value-type="float">
            <text:p>87.182</text:p>
          </table:table-cell>
          <table:table-cell table:style-name="ce100" office:value-type="float" office:value="82.728" calcext:value-type="float">
            <text:p>82.728</text:p>
          </table:table-cell>
          <table:table-cell office:value-type="float" office:value="91.637" calcext:value-type="float">
            <text:p>91.637</text:p>
          </table:table-cell>
          <table:table-cell office:value-type="float" office:value="91.828" calcext:value-type="float">
            <text:p>91.82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7" calcext:value-type="float">
            <text:p>87</text:p>
          </table:table-cell>
          <table:table-cell table:style-name="ce100" office:value-type="float" office:value="82.546" calcext:value-type="float">
            <text:p>82.546</text:p>
          </table:table-cell>
          <table:table-cell office:value-type="float" office:value="91.455" calcext:value-type="float">
            <text:p>91.455</text:p>
          </table:table-cell>
          <table:table-cell office:value-type="float" office:value="91.564" calcext:value-type="float">
            <text:p>91.56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office:value-type="float" office:value="79.091" calcext:value-type="float">
            <text:p>79.091</text:p>
          </table:table-cell>
          <table:table-cell table:style-name="ce100" office:value-type="float" office:value="78.184" calcext:value-type="float">
            <text:p>78.184</text:p>
          </table:table-cell>
          <table:table-cell office:value-type="float" office:value="80.002" calcext:value-type="float">
            <text:p>80.002</text:p>
          </table:table-cell>
          <table:table-cell office:value-type="float" office:value="80.898" calcext:value-type="float">
            <text:p>80.89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office:value-type="float" office:value="77.728" calcext:value-type="float">
            <text:p>77.728</text:p>
          </table:table-cell>
          <table:table-cell table:style-name="ce100" office:value-type="float" office:value="76.366" calcext:value-type="float">
            <text:p>76.366</text:p>
          </table:table-cell>
          <table:table-cell office:value-type="float" office:value="79.093" calcext:value-type="float">
            <text:p>79.093</text:p>
          </table:table-cell>
          <table:table-cell office:value-type="float" office:value="79.634" calcext:value-type="float">
            <text:p>79.63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office:value-type="float" office:value="74.092" calcext:value-type="float">
            <text:p>74.092</text:p>
          </table:table-cell>
          <table:table-cell table:style-name="ce100" office:value-type="float" office:value="74.547" calcext:value-type="float">
            <text:p>74.547</text:p>
          </table:table-cell>
          <table:table-cell office:value-type="float" office:value="73.639" calcext:value-type="float">
            <text:p>73.639</text:p>
          </table:table-cell>
          <table:table-cell office:value-type="float" office:value="73.906" calcext:value-type="float">
            <text:p>73.90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office:value-type="float" office:value="78.182" calcext:value-type="float">
            <text:p>78.182</text:p>
          </table:table-cell>
          <table:table-cell table:style-name="ce100" office:value-type="float" office:value="78.184" calcext:value-type="float">
            <text:p>78.184</text:p>
          </table:table-cell>
          <table:table-cell office:value-type="float" office:value="78.184" calcext:value-type="float">
            <text:p>78.184</text:p>
          </table:table-cell>
          <table:table-cell office:value-type="float" office:value="79.713" calcext:value-type="float">
            <text:p>79.71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office:value-type="float" office:value="77.728" calcext:value-type="float">
            <text:p>77.728</text:p>
          </table:table-cell>
          <table:table-cell table:style-name="ce100" office:value-type="float" office:value="76.366" calcext:value-type="float">
            <text:p>76.366</text:p>
          </table:table-cell>
          <table:table-cell office:value-type="float" office:value="79.093" calcext:value-type="float">
            <text:p>79.093</text:p>
          </table:table-cell>
          <table:table-cell office:value-type="float" office:value="79.634" calcext:value-type="float">
            <text:p>79.63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office:value-type="float" office:value="74.092" calcext:value-type="float">
            <text:p>74.092</text:p>
          </table:table-cell>
          <table:table-cell table:style-name="ce100" office:value-type="float" office:value="74.547" calcext:value-type="float">
            <text:p>74.547</text:p>
          </table:table-cell>
          <table:table-cell office:value-type="float" office:value="73.639" calcext:value-type="float">
            <text:p>73.639</text:p>
          </table:table-cell>
          <table:table-cell office:value-type="float" office:value="73.906" calcext:value-type="float">
            <text:p>73.9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9.635" calcext:value-type="float">
            <text:p>79.635</text:p>
          </table:table-cell>
          <table:table-cell table:style-name="ce100" office:value-type="float" office:value="77.454" calcext:value-type="float">
            <text:p>77.454</text:p>
          </table:table-cell>
          <table:table-cell office:value-type="float" office:value="81.818" calcext:value-type="float">
            <text:p>81.818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9.999" calcext:value-type="float">
            <text:p>79.999</text:p>
          </table:table-cell>
          <table:table-cell table:style-name="ce100" office:value-type="float" office:value="77.636" calcext:value-type="float">
            <text:p>77.636</text:p>
          </table:table-cell>
          <table:table-cell office:value-type="float" office:value="82.364" calcext:value-type="float">
            <text:p>82.364</text:p>
          </table:table-cell>
          <table:table-cell office:value-type="float" office:value="82.038" calcext:value-type="float">
            <text:p>82.03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office:value-type="float" office:value="72.273" calcext:value-type="float">
            <text:p>72.273</text:p>
          </table:table-cell>
          <table:table-cell table:style-name="ce100" office:value-type="float" office:value="71.82" calcext:value-type="float">
            <text:p>71.82</text:p>
          </table:table-cell>
          <table:table-cell office:value-type="float" office:value="72.729" calcext:value-type="float">
            <text:p>72.729</text:p>
          </table:table-cell>
          <table:table-cell office:value-type="float" office:value="72.742" calcext:value-type="float">
            <text:p>72.74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office:value-type="float" office:value="70.455" calcext:value-type="float">
            <text:p>70.455</text:p>
          </table:table-cell>
          <table:table-cell table:style-name="ce100" office:value-type="float" office:value="72.729" calcext:value-type="float">
            <text:p>72.729</text:p>
          </table:table-cell>
          <table:table-cell office:value-type="float" office:value="68.184" calcext:value-type="float">
            <text:p>68.184</text:p>
          </table:table-cell>
          <table:table-cell office:value-type="float" office:value="69.286" calcext:value-type="float">
            <text:p>69.28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office:value-type="float" office:value="66.818" calcext:value-type="float">
            <text:p>66.818</text:p>
          </table:table-cell>
          <table:table-cell table:style-name="ce100" office:value-type="float" office:value="69.092" calcext:value-type="float">
            <text:p>69.092</text:p>
          </table:table-cell>
          <table:table-cell office:value-type="float" office:value="64.547" calcext:value-type="float">
            <text:p>64.547</text:p>
          </table:table-cell>
          <table:table-cell office:value-type="float" office:value="66.04" calcext:value-type="float">
            <text:p>66.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office:value-type="float" office:value="71.363" calcext:value-type="float">
            <text:p>71.363</text:p>
          </table:table-cell>
          <table:table-cell table:style-name="ce100" office:value-type="float" office:value="72.729" calcext:value-type="float">
            <text:p>72.729</text:p>
          </table:table-cell>
          <table:table-cell office:value-type="float" office:value="70.002" calcext:value-type="float">
            <text:p>70.002</text:p>
          </table:table-cell>
          <table:table-cell office:value-type="float" office:value="70.759" calcext:value-type="float">
            <text:p>70.75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office:value-type="float" office:value="69.092" calcext:value-type="float">
            <text:p>69.092</text:p>
          </table:table-cell>
          <table:table-cell table:style-name="ce100" office:value-type="float" office:value="72.729" calcext:value-type="float">
            <text:p>72.729</text:p>
          </table:table-cell>
          <table:table-cell office:value-type="float" office:value="65.457" calcext:value-type="float">
            <text:p>65.457</text:p>
          </table:table-cell>
          <table:table-cell office:value-type="float" office:value="67.411" calcext:value-type="float">
            <text:p>67.41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office:value-type="float" office:value="66.818" calcext:value-type="float">
            <text:p>66.818</text:p>
          </table:table-cell>
          <table:table-cell table:style-name="ce100" office:value-type="float" office:value="69.092" calcext:value-type="float">
            <text:p>69.092</text:p>
          </table:table-cell>
          <table:table-cell office:value-type="float" office:value="64.547" calcext:value-type="float">
            <text:p>64.547</text:p>
          </table:table-cell>
          <table:table-cell office:value-type="float" office:value="66.04" calcext:value-type="float">
            <text:p>66.0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6.365" calcext:value-type="float">
            <text:p>86.365</text:p>
          </table:table-cell>
          <table:table-cell table:style-name="ce100" office:value-type="float" office:value="84" calcext:value-type="float">
            <text:p>84</text:p>
          </table:table-cell>
          <table:table-cell office:value-type="float" office:value="88.728" calcext:value-type="float">
            <text:p>88.728</text:p>
          </table:table-cell>
          <table:table-cell office:value-type="float" office:value="88.763" calcext:value-type="float">
            <text:p>88.76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5.638" calcext:value-type="float">
            <text:p>85.638</text:p>
          </table:table-cell>
          <table:table-cell table:style-name="ce100" office:value-type="float" office:value="83.272" calcext:value-type="float">
            <text:p>83.272</text:p>
          </table:table-cell>
          <table:table-cell office:value-type="float" office:value="88" calcext:value-type="float">
            <text:p>88</text:p>
          </table:table-cell>
          <table:table-cell office:value-type="float" office:value="87.881" calcext:value-type="float">
            <text:p>87.88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4)</text:p>
          </table:table-cell>
          <table:table-cell office:value-type="float" office:value="80.908" calcext:value-type="float">
            <text:p>80.908</text:p>
          </table:table-cell>
          <table:table-cell table:style-name="ce100" office:value-type="float" office:value="75.457" calcext:value-type="float">
            <text:p>75.457</text:p>
          </table:table-cell>
          <table:table-cell office:value-type="float" office:value="86.365" calcext:value-type="float">
            <text:p>86.365</text:p>
          </table:table-cell>
          <table:table-cell office:value-type="float" office:value="86.948" calcext:value-type="float">
            <text:p>86.94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5)</text:p>
          </table:table-cell>
          <table:table-cell office:value-type="float" office:value="78.635" calcext:value-type="float">
            <text:p>78.635</text:p>
          </table:table-cell>
          <table:table-cell table:style-name="ce100" office:value-type="float" office:value="76.366" calcext:value-type="float">
            <text:p>76.366</text:p>
          </table:table-cell>
          <table:table-cell office:value-type="float" office:value="80.911" calcext:value-type="float">
            <text:p>80.911</text:p>
          </table:table-cell>
          <table:table-cell office:value-type="float" office:value="81.34" calcext:value-type="float">
            <text:p>81.3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2,0.01,0.6)</text:p>
          </table:table-cell>
          <table:table-cell office:value-type="float" office:value="72.272" calcext:value-type="float">
            <text:p>72.272</text:p>
          </table:table-cell>
          <table:table-cell table:style-name="ce100" office:value-type="float" office:value="76.366" calcext:value-type="float">
            <text:p>76.366</text:p>
          </table:table-cell>
          <table:table-cell office:value-type="float" office:value="68.184" calcext:value-type="float">
            <text:p>68.184</text:p>
          </table:table-cell>
          <table:table-cell office:value-type="float" office:value="72.175" calcext:value-type="float">
            <text:p>72.17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4)</text:p>
          </table:table-cell>
          <table:table-cell office:value-type="float" office:value="79.999" calcext:value-type="float">
            <text:p>79.999</text:p>
          </table:table-cell>
          <table:table-cell table:style-name="ce100" office:value-type="float" office:value="74.548" calcext:value-type="float">
            <text:p>74.548</text:p>
          </table:table-cell>
          <table:table-cell office:value-type="float" office:value="85.456" calcext:value-type="float">
            <text:p>85.456</text:p>
          </table:table-cell>
          <table:table-cell office:value-type="float" office:value="85.548" calcext:value-type="float">
            <text:p>85.54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5)</text:p>
          </table:table-cell>
          <table:table-cell office:value-type="float" office:value="78.635" calcext:value-type="float">
            <text:p>78.635</text:p>
          </table:table-cell>
          <table:table-cell table:style-name="ce100" office:value-type="float" office:value="76.366" calcext:value-type="float">
            <text:p>76.366</text:p>
          </table:table-cell>
          <table:table-cell office:value-type="float" office:value="80.911" calcext:value-type="float">
            <text:p>80.911</text:p>
          </table:table-cell>
          <table:table-cell office:value-type="float" office:value="81.34" calcext:value-type="float">
            <text:p>81.3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T(entropy,4,0.01,0.6)</text:p>
          </table:table-cell>
          <table:table-cell office:value-type="float" office:value="72.272" calcext:value-type="float">
            <text:p>72.272</text:p>
          </table:table-cell>
          <table:table-cell table:style-name="ce100" office:value-type="float" office:value="76.366" calcext:value-type="float">
            <text:p>76.366</text:p>
          </table:table-cell>
          <table:table-cell office:value-type="float" office:value="68.184" calcext:value-type="float">
            <text:p>68.184</text:p>
          </table:table-cell>
          <table:table-cell office:value-type="float" office:value="72.175" calcext:value-type="float">
            <text:p>72.175</text:p>
          </table:table-cell>
        </table:table-row>
        <table:table-row table:style-name="ro1" table:number-rows-repeated="1048358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'full_columns-agg'.L162:'full_columns-agg'.L1048576 'full_columns-agg'.L1:'full_columns-agg'.L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full_columns-agg'.L2:'full_columns-agg'.L16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full_columns-agg'.E1:'full_columns-agg'.E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full_columns-agg'.M75:'full_columns-agg'.M217 'full_columns-agg'.M1:'full_columns-agg'.M73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full_columns-agg'.N75:'full_columns-agg'.N1048576 'full_columns-agg'.N1:'full_columns-agg'.N73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full_columns-agg'.O84:'full_columns-agg'.O1048576 'full_columns-agg'.O1:'full_columns-agg'.O73 'full_columns-agg'.O75:'full_columns-agg'.O82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full_columns-agg'.O74:'full_columns-agg'.O74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full_columns-agg'.M74:'full_columns-agg'.M74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full_columns-agg'.N74:'full_columns-agg'.N74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full_columns-agg'.C1:'full_columns-agg'.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full_columns-agg'.O83:'full_columns-agg'.O83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</calcext:conditional-formats>
      </table:table>
      <table:table table:name="R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7"/>
        <table:table-column table:style-name="co4" table:default-cell-style-name="Default"/>
        <table:table-column table:style-name="co5" table:default-cell-style-name="ce10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09"/>
        <table:table-column table:style-name="co13" table:default-cell-style-name="Default"/>
        <table:table-column table:style-name="co14" table:default-cell-style-name="ce113"/>
        <table:table-column table:style-name="co15" table:default-cell-style-name="ce115"/>
        <table:table-row table:style-name="ro1">
          <table:table-cell/>
          <table:table-cell office:value-type="string" calcext:value-type="string">
            <text:p>use_training_form</text:p>
          </table:table-cell>
          <table:table-cell office:value-type="string" calcext:value-type="string">
            <text:p>n_task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n_version</text:p>
          </table:table-cell>
          <table:table-cell office:value-type="string" calcext:value-type="string">
            <text:p>nbands</text:p>
          </table:table-cell>
          <table:table-cell office:value-type="string" calcext:value-type="string">
            <text:p>dataset_kwargs</text:p>
          </table:table-cell>
          <table:table-cell office:value-type="string" calcext:value-type="string">
            <text:p>use_full_mfcc</text:p>
          </table:table-cell>
          <table:table-cell office:value-type="string" calcext:value-type="string">
            <text:p>preprocess_wavs</text:p>
          </table:table-cell>
          <table:table-cell office:value-type="string" calcext:value-type="string">
            <text:p>test_operator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ccuracy</text:p>
          </table:table-cell>
          <table:table-cell table:style-name="ce111" office:value-type="string" calcext:value-type="string">
            <text:p>safe_macro_sensitivity</text:p>
          </table:table-cell>
          <table:table-cell office:value-type="string" calcext:value-type="string">
            <text:p>safe_macro_specificity</text:p>
          </table:table-cell>
          <table:table-cell office:value-type="string" calcext:value-type="string">
            <text:p>safe_macro_PP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110" office:value-type="float" office:value="70.214" calcext:value-type="float">
            <text:p>70.214</text:p>
          </table:table-cell>
          <table:table-cell table:style-name="ce111" office:value-type="float" office:value="69.714" calcext:value-type="float">
            <text:p>69.714</text:p>
          </table:table-cell>
          <table:table-cell office:value-type="float" office:value="70.715" calcext:value-type="float">
            <text:p>70.715</text:p>
          </table:table-cell>
          <table:table-cell office:value-type="float" office:value="71.134" calcext:value-type="float">
            <text:p>71.1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110" office:value-type="float" office:value="68.999" calcext:value-type="float">
            <text:p>68.999</text:p>
          </table:table-cell>
          <table:table-cell table:style-name="ce111" office:value-type="float" office:value="69.214" calcext:value-type="float">
            <text:p>69.214</text:p>
          </table:table-cell>
          <table:table-cell office:value-type="float" office:value="68.785" calcext:value-type="float">
            <text:p>68.785</text:p>
          </table:table-cell>
          <table:table-cell office:value-type="float" office:value="69.729" calcext:value-type="float">
            <text:p>69.7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110" office:value-type="float" office:value="68.535" calcext:value-type="float">
            <text:p>68.535</text:p>
          </table:table-cell>
          <table:table-cell table:style-name="ce111" office:value-type="float" office:value="68.288" calcext:value-type="float">
            <text:p>68.288</text:p>
          </table:table-cell>
          <table:table-cell office:value-type="float" office:value="68.786" calcext:value-type="float">
            <text:p>68.786</text:p>
          </table:table-cell>
          <table:table-cell office:value-type="float" office:value="69.353" calcext:value-type="float">
            <text:p>69.3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110" office:value-type="float" office:value="64.894" calcext:value-type="float">
            <text:p>64.894</text:p>
          </table:table-cell>
          <table:table-cell table:style-name="ce111" office:value-type="float" office:value="62.857" calcext:value-type="float">
            <text:p>62.857</text:p>
          </table:table-cell>
          <table:table-cell office:value-type="float" office:value="66.93" calcext:value-type="float">
            <text:p>66.93</text:p>
          </table:table-cell>
          <table:table-cell office:value-type="float" office:value="65.788" calcext:value-type="float">
            <text:p>65.7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110" office:value-type="float" office:value="66.822" calcext:value-type="float">
            <text:p>66.822</text:p>
          </table:table-cell>
          <table:table-cell table:style-name="ce111" office:value-type="float" office:value="65.643" calcext:value-type="float">
            <text:p>65.643</text:p>
          </table:table-cell>
          <table:table-cell office:value-type="float" office:value="68" calcext:value-type="float">
            <text:p>68</text:p>
          </table:table-cell>
          <table:table-cell office:value-type="float" office:value="67.478" calcext:value-type="float">
            <text:p>67.4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110" office:value-type="float" office:value="66.214" calcext:value-type="float">
            <text:p>66.214</text:p>
          </table:table-cell>
          <table:table-cell table:style-name="ce111" office:value-type="float" office:value="62.785" calcext:value-type="float">
            <text:p>62.785</text:p>
          </table:table-cell>
          <table:table-cell office:value-type="float" office:value="69.643" calcext:value-type="float">
            <text:p>69.643</text:p>
          </table:table-cell>
          <table:table-cell office:value-type="float" office:value="67.909" calcext:value-type="float">
            <text:p>67.90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110" office:value-type="float" office:value="71.286" calcext:value-type="float">
            <text:p>71.286</text:p>
          </table:table-cell>
          <table:table-cell table:style-name="ce111" office:value-type="float" office:value="66.93" calcext:value-type="float">
            <text:p>66.93</text:p>
          </table:table-cell>
          <table:table-cell office:value-type="float" office:value="75.643" calcext:value-type="float">
            <text:p>75.643</text:p>
          </table:table-cell>
          <table:table-cell office:value-type="float" office:value="73.909" calcext:value-type="float">
            <text:p>73.90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110" office:value-type="float" office:value="69.393" calcext:value-type="float">
            <text:p>69.393</text:p>
          </table:table-cell>
          <table:table-cell table:style-name="ce111" office:value-type="float" office:value="66.356" calcext:value-type="float">
            <text:p>66.356</text:p>
          </table:table-cell>
          <table:table-cell office:value-type="float" office:value="72.428" calcext:value-type="float">
            <text:p>72.428</text:p>
          </table:table-cell>
          <table:table-cell office:value-type="float" office:value="71.305" calcext:value-type="float">
            <text:p>71.3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110" office:value-type="float" office:value="69.929" calcext:value-type="float">
            <text:p>69.929</text:p>
          </table:table-cell>
          <table:table-cell table:style-name="ce111" office:value-type="float" office:value="69.214" calcext:value-type="float">
            <text:p>69.214</text:p>
          </table:table-cell>
          <table:table-cell office:value-type="float" office:value="70.644" calcext:value-type="float">
            <text:p>70.644</text:p>
          </table:table-cell>
          <table:table-cell office:value-type="float" office:value="70.737" calcext:value-type="float">
            <text:p>70.73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110" office:value-type="float" office:value="83.182" calcext:value-type="float">
            <text:p>83.182</text:p>
          </table:table-cell>
          <table:table-cell table:style-name="ce111" office:value-type="float" office:value="76.001" calcext:value-type="float">
            <text:p>76.001</text:p>
          </table:table-cell>
          <table:table-cell office:value-type="float" office:value="90.364" calcext:value-type="float">
            <text:p>90.364</text:p>
          </table:table-cell>
          <table:table-cell office:value-type="float" office:value="89.629" calcext:value-type="float">
            <text:p>89.6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110" office:value-type="float" office:value="82.635" calcext:value-type="float">
            <text:p>82.635</text:p>
          </table:table-cell>
          <table:table-cell table:style-name="ce111" office:value-type="float" office:value="75.274" calcext:value-type="float">
            <text:p>75.274</text:p>
          </table:table-cell>
          <table:table-cell office:value-type="float" office:value="90.001" calcext:value-type="float">
            <text:p>90.001</text:p>
          </table:table-cell>
          <table:table-cell office:value-type="float" office:value="89.369" calcext:value-type="float">
            <text:p>89.3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110" office:value-type="float" office:value="82.636" calcext:value-type="float">
            <text:p>82.636</text:p>
          </table:table-cell>
          <table:table-cell table:style-name="ce111" office:value-type="float" office:value="78.547" calcext:value-type="float">
            <text:p>78.547</text:p>
          </table:table-cell>
          <table:table-cell office:value-type="float" office:value="86.727" calcext:value-type="float">
            <text:p>86.727</text:p>
          </table:table-cell>
          <table:table-cell office:value-type="float" office:value="86.433" calcext:value-type="float">
            <text:p>86.4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110" office:value-type="float" office:value="79.182" calcext:value-type="float">
            <text:p>79.182</text:p>
          </table:table-cell>
          <table:table-cell table:style-name="ce111" office:value-type="float" office:value="73.454" calcext:value-type="float">
            <text:p>73.454</text:p>
          </table:table-cell>
          <table:table-cell office:value-type="float" office:value="84.909" calcext:value-type="float">
            <text:p>84.909</text:p>
          </table:table-cell>
          <table:table-cell office:value-type="float" office:value="83.255" calcext:value-type="float">
            <text:p>83.25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110" office:value-type="float" office:value="85.547" calcext:value-type="float">
            <text:p>85.547</text:p>
          </table:table-cell>
          <table:table-cell table:style-name="ce111" office:value-type="float" office:value="78" calcext:value-type="float">
            <text:p>78</text:p>
          </table:table-cell>
          <table:table-cell office:value-type="float" office:value="93.091" calcext:value-type="float">
            <text:p>93.091</text:p>
          </table:table-cell>
          <table:table-cell office:value-type="float" office:value="92.09" calcext:value-type="float">
            <text:p>92.0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110" office:value-type="float" office:value="79.82" calcext:value-type="float">
            <text:p>79.82</text:p>
          </table:table-cell>
          <table:table-cell table:style-name="ce111" office:value-type="float" office:value="71.637" calcext:value-type="float">
            <text:p>71.637</text:p>
          </table:table-cell>
          <table:table-cell office:value-type="float" office:value="88.001" calcext:value-type="float">
            <text:p>88.001</text:p>
          </table:table-cell>
          <table:table-cell office:value-type="float" office:value="86.202" calcext:value-type="float">
            <text:p>86.20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110" office:value-type="float" office:value="82.909" calcext:value-type="float">
            <text:p>82.909</text:p>
          </table:table-cell>
          <table:table-cell table:style-name="ce111" office:value-type="float" office:value="78.002" calcext:value-type="float">
            <text:p>78.002</text:p>
          </table:table-cell>
          <table:table-cell office:value-type="float" office:value="87.819" calcext:value-type="float">
            <text:p>87.819</text:p>
          </table:table-cell>
          <table:table-cell office:value-type="float" office:value="87.475" calcext:value-type="float">
            <text:p>87.4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110" office:value-type="float" office:value="81.365" calcext:value-type="float">
            <text:p>81.365</text:p>
          </table:table-cell>
          <table:table-cell table:style-name="ce111" office:value-type="float" office:value="74.729" calcext:value-type="float">
            <text:p>74.729</text:p>
          </table:table-cell>
          <table:table-cell office:value-type="float" office:value="88.001" calcext:value-type="float">
            <text:p>88.001</text:p>
          </table:table-cell>
          <table:table-cell office:value-type="float" office:value="86.904" calcext:value-type="float">
            <text:p>86.90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110" office:value-type="float" office:value="84.454" calcext:value-type="float">
            <text:p>84.454</text:p>
          </table:table-cell>
          <table:table-cell table:style-name="ce111" office:value-type="float" office:value="75.999" calcext:value-type="float">
            <text:p>75.999</text:p>
          </table:table-cell>
          <table:table-cell office:value-type="float" office:value="92.908" calcext:value-type="float">
            <text:p>92.908</text:p>
          </table:table-cell>
          <table:table-cell office:value-type="float" office:value="92.116" calcext:value-type="float">
            <text:p>92.11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110" office:value-type="float" office:value="82.729" calcext:value-type="float">
            <text:p>82.729</text:p>
          </table:table-cell>
          <table:table-cell table:style-name="ce111" office:value-type="float" office:value="76.547" calcext:value-type="float">
            <text:p>76.547</text:p>
          </table:table-cell>
          <table:table-cell office:value-type="float" office:value="88.91" calcext:value-type="float">
            <text:p>88.91</text:p>
          </table:table-cell>
          <table:table-cell office:value-type="float" office:value="87.855" calcext:value-type="float">
            <text:p>87.85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110" office:value-type="float" office:value="82.819" calcext:value-type="float">
            <text:p>82.819</text:p>
          </table:table-cell>
          <table:table-cell table:style-name="ce111" office:value-type="float" office:value="76.727" calcext:value-type="float">
            <text:p>76.727</text:p>
          </table:table-cell>
          <table:table-cell office:value-type="float" office:value="88.91" calcext:value-type="float">
            <text:p>88.91</text:p>
          </table:table-cell>
          <table:table-cell office:value-type="float" office:value="87.832" calcext:value-type="float">
            <text:p>87.83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110" office:value-type="float" office:value="75.091" calcext:value-type="float">
            <text:p>75.091</text:p>
          </table:table-cell>
          <table:table-cell table:style-name="ce111" office:value-type="float" office:value="70.183" calcext:value-type="float">
            <text:p>70.183</text:p>
          </table:table-cell>
          <table:table-cell office:value-type="float" office:value="80" calcext:value-type="float">
            <text:p>80</text:p>
          </table:table-cell>
          <table:table-cell office:value-type="float" office:value="78.029" calcext:value-type="float">
            <text:p>78.02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110" office:value-type="float" office:value="85.637" calcext:value-type="float">
            <text:p>85.637</text:p>
          </table:table-cell>
          <table:table-cell table:style-name="ce111" office:value-type="float" office:value="81.09" calcext:value-type="float">
            <text:p>81.09</text:p>
          </table:table-cell>
          <table:table-cell office:value-type="float" office:value="90.182" calcext:value-type="float">
            <text:p>90.182</text:p>
          </table:table-cell>
          <table:table-cell office:value-type="float" office:value="89.847" calcext:value-type="float">
            <text:p>89.84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110" office:value-type="float" office:value="85.545" calcext:value-type="float">
            <text:p>85.545</text:p>
          </table:table-cell>
          <table:table-cell table:style-name="ce111" office:value-type="float" office:value="80.184" calcext:value-type="float">
            <text:p>80.184</text:p>
          </table:table-cell>
          <table:table-cell office:value-type="float" office:value="90.909" calcext:value-type="float">
            <text:p>90.909</text:p>
          </table:table-cell>
          <table:table-cell office:value-type="float" office:value="90.327" calcext:value-type="float">
            <text:p>90.32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110" office:value-type="float" office:value="78.09" calcext:value-type="float">
            <text:p>78.09</text:p>
          </table:table-cell>
          <table:table-cell table:style-name="ce111" office:value-type="float" office:value="70.91" calcext:value-type="float">
            <text:p>70.91</text:p>
          </table:table-cell>
          <table:table-cell office:value-type="float" office:value="85.273" calcext:value-type="float">
            <text:p>85.273</text:p>
          </table:table-cell>
          <table:table-cell office:value-type="float" office:value="83.605" calcext:value-type="float">
            <text:p>83.60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110" office:value-type="float" office:value="87.182" calcext:value-type="float">
            <text:p>87.182</text:p>
          </table:table-cell>
          <table:table-cell table:style-name="ce111" office:value-type="float" office:value="82.728" calcext:value-type="float">
            <text:p>82.728</text:p>
          </table:table-cell>
          <table:table-cell office:value-type="float" office:value="91.637" calcext:value-type="float">
            <text:p>91.637</text:p>
          </table:table-cell>
          <table:table-cell office:value-type="float" office:value="91.828" calcext:value-type="float">
            <text:p>91.8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110" office:value-type="float" office:value="79.635" calcext:value-type="float">
            <text:p>79.635</text:p>
          </table:table-cell>
          <table:table-cell table:style-name="ce111" office:value-type="float" office:value="77.454" calcext:value-type="float">
            <text:p>77.454</text:p>
          </table:table-cell>
          <table:table-cell office:value-type="float" office:value="81.818" calcext:value-type="float">
            <text:p>81.818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table:style-name="ce110" office:value-type="float" office:value="86.365" calcext:value-type="float">
            <text:p>86.365</text:p>
          </table:table-cell>
          <table:table-cell table:style-name="ce111" office:value-type="float" office:value="84" calcext:value-type="float">
            <text:p>84</text:p>
          </table:table-cell>
          <table:table-cell office:value-type="float" office:value="88.728" calcext:value-type="float">
            <text:p>88.728</text:p>
          </table:table-cell>
          <table:table-cell office:value-type="float" office:value="88.763" calcext:value-type="float">
            <text:p>88.7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110" office:value-type="float" office:value="69.178" calcext:value-type="float">
            <text:p>69.178</text:p>
          </table:table-cell>
          <table:table-cell table:style-name="ce111" office:value-type="float" office:value="68.357" calcext:value-type="float">
            <text:p>68.357</text:p>
          </table:table-cell>
          <table:table-cell office:value-type="float" office:value="70" calcext:value-type="float">
            <text:p>70</text:p>
          </table:table-cell>
          <table:table-cell office:value-type="float" office:value="70.382" calcext:value-type="float">
            <text:p>70.3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110" office:value-type="float" office:value="68.035" calcext:value-type="float">
            <text:p>68.035</text:p>
          </table:table-cell>
          <table:table-cell table:style-name="ce111" office:value-type="float" office:value="68.358" calcext:value-type="float">
            <text:p>68.358</text:p>
          </table:table-cell>
          <table:table-cell office:value-type="float" office:value="67.713" calcext:value-type="float">
            <text:p>67.713</text:p>
          </table:table-cell>
          <table:table-cell office:value-type="float" office:value="68.661" calcext:value-type="float">
            <text:p>68.6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110" office:value-type="float" office:value="68.358" calcext:value-type="float">
            <text:p>68.358</text:p>
          </table:table-cell>
          <table:table-cell table:style-name="ce111" office:value-type="float" office:value="67.857" calcext:value-type="float">
            <text:p>67.857</text:p>
          </table:table-cell>
          <table:table-cell office:value-type="float" office:value="68.859" calcext:value-type="float">
            <text:p>68.859</text:p>
          </table:table-cell>
          <table:table-cell office:value-type="float" office:value="68.788" calcext:value-type="float">
            <text:p>68.7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110" office:value-type="float" office:value="64.393" calcext:value-type="float">
            <text:p>64.393</text:p>
          </table:table-cell>
          <table:table-cell table:style-name="ce111" office:value-type="float" office:value="62" calcext:value-type="float">
            <text:p>62</text:p>
          </table:table-cell>
          <table:table-cell office:value-type="float" office:value="66.785" calcext:value-type="float">
            <text:p>66.785</text:p>
          </table:table-cell>
          <table:table-cell office:value-type="float" office:value="65.407" calcext:value-type="float">
            <text:p>65.4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110" office:value-type="float" office:value="66.071" calcext:value-type="float">
            <text:p>66.071</text:p>
          </table:table-cell>
          <table:table-cell table:style-name="ce111" office:value-type="float" office:value="65.356" calcext:value-type="float">
            <text:p>65.356</text:p>
          </table:table-cell>
          <table:table-cell office:value-type="float" office:value="66.785" calcext:value-type="float">
            <text:p>66.785</text:p>
          </table:table-cell>
          <table:table-cell office:value-type="float" office:value="66.555" calcext:value-type="float">
            <text:p>66.5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110" office:value-type="float" office:value="65.786" calcext:value-type="float">
            <text:p>65.786</text:p>
          </table:table-cell>
          <table:table-cell table:style-name="ce111" office:value-type="float" office:value="61.858" calcext:value-type="float">
            <text:p>61.858</text:p>
          </table:table-cell>
          <table:table-cell office:value-type="float" office:value="69.714" calcext:value-type="float">
            <text:p>69.714</text:p>
          </table:table-cell>
          <table:table-cell office:value-type="float" office:value="67.504" calcext:value-type="float">
            <text:p>67.50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110" office:value-type="float" office:value="70.678" calcext:value-type="float">
            <text:p>70.678</text:p>
          </table:table-cell>
          <table:table-cell table:style-name="ce111" office:value-type="float" office:value="66.285" calcext:value-type="float">
            <text:p>66.285</text:p>
          </table:table-cell>
          <table:table-cell office:value-type="float" office:value="75.071" calcext:value-type="float">
            <text:p>75.071</text:p>
          </table:table-cell>
          <table:table-cell office:value-type="float" office:value="73.532" calcext:value-type="float">
            <text:p>73.53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110" office:value-type="float" office:value="68.678" calcext:value-type="float">
            <text:p>68.678</text:p>
          </table:table-cell>
          <table:table-cell table:style-name="ce111" office:value-type="float" office:value="65.927" calcext:value-type="float">
            <text:p>65.927</text:p>
          </table:table-cell>
          <table:table-cell office:value-type="float" office:value="71.43" calcext:value-type="float">
            <text:p>71.43</text:p>
          </table:table-cell>
          <table:table-cell office:value-type="float" office:value="70.22" calcext:value-type="float">
            <text:p>70.2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110" office:value-type="float" office:value="69.25" calcext:value-type="float">
            <text:p>69.25</text:p>
          </table:table-cell>
          <table:table-cell table:style-name="ce111" office:value-type="float" office:value="68.642" calcext:value-type="float">
            <text:p>68.642</text:p>
          </table:table-cell>
          <table:table-cell office:value-type="float" office:value="69.857" calcext:value-type="float">
            <text:p>69.857</text:p>
          </table:table-cell>
          <table:table-cell office:value-type="float" office:value="69.836" calcext:value-type="float">
            <text:p>69.83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110" office:value-type="float" office:value="82.363" calcext:value-type="float">
            <text:p>82.363</text:p>
          </table:table-cell>
          <table:table-cell table:style-name="ce111" office:value-type="float" office:value="74.909" calcext:value-type="float">
            <text:p>74.909</text:p>
          </table:table-cell>
          <table:table-cell office:value-type="float" office:value="89.818" calcext:value-type="float">
            <text:p>89.818</text:p>
          </table:table-cell>
          <table:table-cell office:value-type="float" office:value="88.763" calcext:value-type="float">
            <text:p>88.76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110" office:value-type="float" office:value="81.546" calcext:value-type="float">
            <text:p>81.546</text:p>
          </table:table-cell>
          <table:table-cell table:style-name="ce111" office:value-type="float" office:value="73.271" calcext:value-type="float">
            <text:p>73.271</text:p>
          </table:table-cell>
          <table:table-cell office:value-type="float" office:value="89.819" calcext:value-type="float">
            <text:p>89.819</text:p>
          </table:table-cell>
          <table:table-cell office:value-type="float" office:value="88.94" calcext:value-type="float">
            <text:p>88.9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110" office:value-type="float" office:value="80.908" calcext:value-type="float">
            <text:p>80.908</text:p>
          </table:table-cell>
          <table:table-cell table:style-name="ce111" office:value-type="float" office:value="74.362" calcext:value-type="float">
            <text:p>74.362</text:p>
          </table:table-cell>
          <table:table-cell office:value-type="float" office:value="87.455" calcext:value-type="float">
            <text:p>87.455</text:p>
          </table:table-cell>
          <table:table-cell office:value-type="float" office:value="86.73" calcext:value-type="float">
            <text:p>86.7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110" office:value-type="float" office:value="77.271" calcext:value-type="float">
            <text:p>77.271</text:p>
          </table:table-cell>
          <table:table-cell table:style-name="ce111" office:value-type="float" office:value="69.816" calcext:value-type="float">
            <text:p>69.816</text:p>
          </table:table-cell>
          <table:table-cell office:value-type="float" office:value="84.726" calcext:value-type="float">
            <text:p>84.726</text:p>
          </table:table-cell>
          <table:table-cell office:value-type="float" office:value="82.34" calcext:value-type="float">
            <text:p>82.3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110" office:value-type="float" office:value="85.455" calcext:value-type="float">
            <text:p>85.455</text:p>
          </table:table-cell>
          <table:table-cell table:style-name="ce111" office:value-type="float" office:value="78" calcext:value-type="float">
            <text:p>78</text:p>
          </table:table-cell>
          <table:table-cell office:value-type="float" office:value="92.909" calcext:value-type="float">
            <text:p>92.909</text:p>
          </table:table-cell>
          <table:table-cell office:value-type="float" office:value="91.94" calcext:value-type="float">
            <text:p>91.9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110" office:value-type="float" office:value="78.911" calcext:value-type="float">
            <text:p>78.911</text:p>
          </table:table-cell>
          <table:table-cell table:style-name="ce111" office:value-type="float" office:value="69.09" calcext:value-type="float">
            <text:p>69.09</text:p>
          </table:table-cell>
          <table:table-cell office:value-type="float" office:value="88.728" calcext:value-type="float">
            <text:p>88.728</text:p>
          </table:table-cell>
          <table:table-cell office:value-type="float" office:value="86.824" calcext:value-type="float">
            <text:p>86.82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110" office:value-type="float" office:value="81.09" calcext:value-type="float">
            <text:p>81.09</text:p>
          </table:table-cell>
          <table:table-cell table:style-name="ce111" office:value-type="float" office:value="73.454" calcext:value-type="float">
            <text:p>73.454</text:p>
          </table:table-cell>
          <table:table-cell office:value-type="float" office:value="88.728" calcext:value-type="float">
            <text:p>88.728</text:p>
          </table:table-cell>
          <table:table-cell office:value-type="float" office:value="87.649" calcext:value-type="float">
            <text:p>87.64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110" office:value-type="float" office:value="82.275" calcext:value-type="float">
            <text:p>82.275</text:p>
          </table:table-cell>
          <table:table-cell table:style-name="ce111" office:value-type="float" office:value="75.273" calcext:value-type="float">
            <text:p>75.273</text:p>
          </table:table-cell>
          <table:table-cell office:value-type="float" office:value="89.273" calcext:value-type="float">
            <text:p>89.273</text:p>
          </table:table-cell>
          <table:table-cell office:value-type="float" office:value="88.199" calcext:value-type="float">
            <text:p>88.19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110" office:value-type="float" office:value="84.636" calcext:value-type="float">
            <text:p>84.636</text:p>
          </table:table-cell>
          <table:table-cell table:style-name="ce111" office:value-type="float" office:value="75.818" calcext:value-type="float">
            <text:p>75.818</text:p>
          </table:table-cell>
          <table:table-cell office:value-type="float" office:value="93.455" calcext:value-type="float">
            <text:p>93.455</text:p>
          </table:table-cell>
          <table:table-cell office:value-type="float" office:value="92.818" calcext:value-type="float">
            <text:p>92.81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110" office:value-type="float" office:value="81.91" calcext:value-type="float">
            <text:p>81.91</text:p>
          </table:table-cell>
          <table:table-cell table:style-name="ce111" office:value-type="float" office:value="75.273" calcext:value-type="float">
            <text:p>75.273</text:p>
          </table:table-cell>
          <table:table-cell office:value-type="float" office:value="88.546" calcext:value-type="float">
            <text:p>88.546</text:p>
          </table:table-cell>
          <table:table-cell office:value-type="float" office:value="87.317" calcext:value-type="float">
            <text:p>87.31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110" office:value-type="float" office:value="82.728" calcext:value-type="float">
            <text:p>82.728</text:p>
          </table:table-cell>
          <table:table-cell table:style-name="ce111" office:value-type="float" office:value="76.545" calcext:value-type="float">
            <text:p>76.545</text:p>
          </table:table-cell>
          <table:table-cell office:value-type="float" office:value="88.91" calcext:value-type="float">
            <text:p>88.91</text:p>
          </table:table-cell>
          <table:table-cell office:value-type="float" office:value="87.871" calcext:value-type="float">
            <text:p>87.87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110" office:value-type="float" office:value="76.089" calcext:value-type="float">
            <text:p>76.089</text:p>
          </table:table-cell>
          <table:table-cell table:style-name="ce111" office:value-type="float" office:value="72.911" calcext:value-type="float">
            <text:p>72.911</text:p>
          </table:table-cell>
          <table:table-cell office:value-type="float" office:value="79.272" calcext:value-type="float">
            <text:p>79.272</text:p>
          </table:table-cell>
          <table:table-cell office:value-type="float" office:value="77.817" calcext:value-type="float">
            <text:p>77.81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110" office:value-type="float" office:value="85.273" calcext:value-type="float">
            <text:p>85.273</text:p>
          </table:table-cell>
          <table:table-cell table:style-name="ce111" office:value-type="float" office:value="80.91" calcext:value-type="float">
            <text:p>80.91</text:p>
          </table:table-cell>
          <table:table-cell office:value-type="float" office:value="89.636" calcext:value-type="float">
            <text:p>89.636</text:p>
          </table:table-cell>
          <table:table-cell office:value-type="float" office:value="89.429" calcext:value-type="float">
            <text:p>89.42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110" office:value-type="float" office:value="85.818" calcext:value-type="float">
            <text:p>85.818</text:p>
          </table:table-cell>
          <table:table-cell table:style-name="ce111" office:value-type="float" office:value="81.092" calcext:value-type="float">
            <text:p>81.092</text:p>
          </table:table-cell>
          <table:table-cell office:value-type="float" office:value="90.544" calcext:value-type="float">
            <text:p>90.544</text:p>
          </table:table-cell>
          <table:table-cell office:value-type="float" office:value="90.168" calcext:value-type="float">
            <text:p>90.16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110" office:value-type="float" office:value="77.819" calcext:value-type="float">
            <text:p>77.819</text:p>
          </table:table-cell>
          <table:table-cell table:style-name="ce111" office:value-type="float" office:value="70.91" calcext:value-type="float">
            <text:p>70.91</text:p>
          </table:table-cell>
          <table:table-cell office:value-type="float" office:value="84.726" calcext:value-type="float">
            <text:p>84.726</text:p>
          </table:table-cell>
          <table:table-cell office:value-type="float" office:value="83.03" calcext:value-type="float">
            <text:p>83.0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110" office:value-type="float" office:value="87" calcext:value-type="float">
            <text:p>87</text:p>
          </table:table-cell>
          <table:table-cell table:style-name="ce111" office:value-type="float" office:value="82.546" calcext:value-type="float">
            <text:p>82.546</text:p>
          </table:table-cell>
          <table:table-cell office:value-type="float" office:value="91.455" calcext:value-type="float">
            <text:p>91.455</text:p>
          </table:table-cell>
          <table:table-cell office:value-type="float" office:value="91.564" calcext:value-type="float">
            <text:p>91.56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110" office:value-type="float" office:value="79.999" calcext:value-type="float">
            <text:p>79.999</text:p>
          </table:table-cell>
          <table:table-cell table:style-name="ce111" office:value-type="float" office:value="77.636" calcext:value-type="float">
            <text:p>77.636</text:p>
          </table:table-cell>
          <table:table-cell office:value-type="float" office:value="82.364" calcext:value-type="float">
            <text:p>82.364</text:p>
          </table:table-cell>
          <table:table-cell office:value-type="float" office:value="82.038" calcext:value-type="float">
            <text:p>82.03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97"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table:style-name="ce110" office:value-type="float" office:value="85.638" calcext:value-type="float">
            <text:p>85.638</text:p>
          </table:table-cell>
          <table:table-cell table:style-name="ce111" office:value-type="float" office:value="83.272" calcext:value-type="float">
            <text:p>83.272</text:p>
          </table:table-cell>
          <table:table-cell office:value-type="float" office:value="88" calcext:value-type="float">
            <text:p>88</text:p>
          </table:table-cell>
          <table:table-cell office:value-type="float" office:value="87.881" calcext:value-type="float">
            <text:p>87.881</text:p>
          </table:table-cell>
        </table:table-row>
        <table:table-row table:style-name="ro1" table:number-rows-repeated="18">
          <table:table-cell table:number-columns-repeated="7"/>
          <table:table-cell table:style-name="ce97"/>
          <table:table-cell table:number-columns-repeated="3"/>
          <table:table-cell table:style-name="ce110"/>
          <table:table-cell table:style-name="ce111"/>
          <table:table-cell table:number-columns-repeated="2"/>
        </table:table-row>
        <table:table-row table:style-name="ro1">
          <table:table-cell table:number-columns-repeated="7"/>
          <table:table-cell table:style-name="ce97"/>
          <table:table-cell table:number-columns-repeated="3"/>
          <table:table-cell table:style-name="ce110"/>
          <table:table-cell table:style-name="ce112"/>
          <table:table-cell table:style-name="ce114"/>
          <table:table-cell table:style-name="ce116"/>
        </table:table-row>
        <table:table-row table:style-name="ro1" table:number-rows-repeated="87">
          <table:table-cell table:number-columns-repeated="7"/>
          <table:table-cell table:style-name="ce97"/>
          <table:table-cell table:number-columns-repeated="3"/>
          <table:table-cell table:style-name="ce110"/>
          <table:table-cell table:style-name="ce111"/>
          <table:table-cell table:number-columns-repeated="2"/>
        </table:table-row>
        <table:table-row table:style-name="ro1" table:number-rows-repeated="56">
          <table:table-cell table:number-columns-repeated="7"/>
          <table:table-cell table:style-name="ce97"/>
          <table:table-cell table:number-columns-repeated="4"/>
          <table:table-cell table:style-name="ce111"/>
          <table:table-cell table:number-columns-repeated="2"/>
        </table:table-row>
        <table:table-row table:style-name="ro1" table:number-rows-repeated="1048358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RF.L162:RF.L1048576 RF.L1:RF.L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RF.L2:RF.L16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RF.E1:RF.E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F.M75:RF.M217 RF.M1:RF.M73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RF.N75:RF.N1048576 RF.N1:RF.N73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RF.O75:RF.O1048576 RF.O1:RF.O73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RF.O74:RF.O74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RF.M74:RF.M74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RF.N74:RF.N74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RF.C1:RF.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RF by task+preprocess" table:style-name="ta1">
        <table:table-column table:style-name="co13" table:number-columns-repeated="2" table:default-cell-style-name="Default"/>
        <table:table-column table:style-name="co13" table:default-cell-style-name="ce118"/>
        <table:table-column table:style-name="co13" table:default-cell-style-name="Default"/>
        <table:table-column table:style-name="co13" table:default-cell-style-name="ce120"/>
        <table:table-column table:style-name="co13" table:number-columns-repeated="2" table:default-cell-style-name="Default"/>
        <table:table-column table:style-name="co13" table:default-cell-style-name="ce97"/>
        <table:table-column table:style-name="co13" table:number-columns-repeated="3" table:default-cell-style-name="Default"/>
        <table:table-column table:style-name="co13" table:default-cell-style-name="ce122"/>
        <table:table-column table:style-name="co13" table:default-cell-style-name="ce124"/>
        <table:table-column table:style-name="co13" table:default-cell-style-name="ce126"/>
        <table:table-column table:style-name="co13" table:default-cell-style-name="ce128"/>
        <table:table-column table:style-name="co13" table:number-columns-repeated="2" table:default-cell-style-name="Default"/>
        <table:table-row table:style-name="ro1">
          <table:table-cell/>
          <table:table-cell office:value-type="string" calcext:value-type="string">
            <text:p>use_training_form</text:p>
          </table:table-cell>
          <table:table-cell table:style-name="ce117" office:value-type="string" calcext:value-type="string">
            <text:p>n_task</text:p>
          </table:table-cell>
          <table:table-cell office:value-type="string" calcext:value-type="string">
            <text:p>aug</text:p>
          </table:table-cell>
          <table:table-cell table:style-name="ce119" office:value-type="string" calcext:value-type="string">
            <text:p>n_version</text:p>
          </table:table-cell>
          <table:table-cell office:value-type="string" calcext:value-type="string">
            <text:p>nbands</text:p>
          </table:table-cell>
          <table:table-cell office:value-type="string" calcext:value-type="string">
            <text:p>dataset_kwargs</text:p>
          </table:table-cell>
          <table:table-cell table:style-name="Default" office:value-type="string" calcext:value-type="string">
            <text:p>use_full_mfcc</text:p>
          </table:table-cell>
          <table:table-cell office:value-type="string" calcext:value-type="string">
            <text:p>preprocess_wavs</text:p>
          </table:table-cell>
          <table:table-cell office:value-type="string" calcext:value-type="string">
            <text:p>test_operators</text:p>
          </table:table-cell>
          <table:table-cell office:value-type="string" calcext:value-type="string">
            <text:p>Model</text:p>
          </table:table-cell>
          <table:table-cell table:style-name="ce121" office:value-type="string" calcext:value-type="string">
            <text:p>accuracy</text:p>
          </table:table-cell>
          <table:table-cell table:style-name="ce123" office:value-type="string" calcext:value-type="string">
            <text:p>safe_macro_sensitivity</text:p>
          </table:table-cell>
          <table:table-cell table:style-name="ce125" office:value-type="string" calcext:value-type="string">
            <text:p>safe_macro_specificity</text:p>
          </table:table-cell>
          <table:table-cell table:style-name="ce127" office:value-type="string" calcext:value-type="string">
            <text:p>safe_macro_PPV</text:p>
          </table:table-cell>
          <table:table-cell/>
          <table:table-cell office:value-type="string" calcext:value-type="string">
            <text:p>Scelti per OVER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0.214" calcext:value-type="float">
            <text:p>70.214</text:p>
          </table:table-cell>
          <table:table-cell office:value-type="float" office:value="69.714" calcext:value-type="float">
            <text:p>69.714</text:p>
          </table:table-cell>
          <table:table-cell office:value-type="float" office:value="70.715" calcext:value-type="float">
            <text:p>70.715</text:p>
          </table:table-cell>
          <table:table-cell office:value-type="float" office:value="71.134" calcext:value-type="float">
            <text:p>71.134</text:p>
          </table:table-cell>
          <table:table-cell/>
          <table:table-cell table:style-name="ce129" office:value-type="string" calcext:value-type="string">
            <text:p>Nota che in covid-august-v2 arriviamo a 71.4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9.178" calcext:value-type="float">
            <text:p>69.178</text:p>
          </table:table-cell>
          <table:table-cell office:value-type="float" office:value="68.357" calcext:value-type="float">
            <text:p>68.357</text:p>
          </table:table-cell>
          <table:table-cell office:value-type="float" office:value="70" calcext:value-type="float">
            <text:p>70</text:p>
          </table:table-cell>
          <table:table-cell office:value-type="float" office:value="70.382" calcext:value-type="float">
            <text:p>70.38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4.894" calcext:value-type="float">
            <text:p>64.894</text:p>
          </table:table-cell>
          <table:table-cell office:value-type="float" office:value="62.857" calcext:value-type="float">
            <text:p>62.857</text:p>
          </table:table-cell>
          <table:table-cell office:value-type="float" office:value="66.93" calcext:value-type="float">
            <text:p>66.93</text:p>
          </table:table-cell>
          <table:table-cell office:value-type="float" office:value="65.788" calcext:value-type="float">
            <text:p>65.78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4.393" calcext:value-type="float">
            <text:p>64.393</text:p>
          </table:table-cell>
          <table:table-cell office:value-type="float" office:value="62" calcext:value-type="float">
            <text:p>62</text:p>
          </table:table-cell>
          <table:table-cell office:value-type="float" office:value="66.785" calcext:value-type="float">
            <text:p>66.785</text:p>
          </table:table-cell>
          <table:table-cell office:value-type="float" office:value="65.407" calcext:value-type="float">
            <text:p>65.40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1.286" calcext:value-type="float">
            <text:p>71.286</text:p>
          </table:table-cell>
          <table:table-cell office:value-type="float" office:value="66.93" calcext:value-type="float">
            <text:p>66.93</text:p>
          </table:table-cell>
          <table:table-cell office:value-type="float" office:value="75.643" calcext:value-type="float">
            <text:p>75.643</text:p>
          </table:table-cell>
          <table:table-cell office:value-type="float" office:value="73.909" calcext:value-type="float">
            <text:p>73.909</text:p>
          </table:table-cell>
          <table:table-cell/>
          <table:table-cell table:style-name="ce129" office:value-type="string" calcext:value-type="string">
            <text:p>Nota che in covid-august-v2 arriviamo a 72.46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0.678" calcext:value-type="float">
            <text:p>70.678</text:p>
          </table:table-cell>
          <table:table-cell office:value-type="float" office:value="66.285" calcext:value-type="float">
            <text:p>66.285</text:p>
          </table:table-cell>
          <table:table-cell office:value-type="float" office:value="75.071" calcext:value-type="float">
            <text:p>75.071</text:p>
          </table:table-cell>
          <table:table-cell office:value-type="float" office:value="73.532" calcext:value-type="float">
            <text:p>73.53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8.535" calcext:value-type="float">
            <text:p>68.535</text:p>
          </table:table-cell>
          <table:table-cell office:value-type="float" office:value="68.288" calcext:value-type="float">
            <text:p>68.288</text:p>
          </table:table-cell>
          <table:table-cell office:value-type="float" office:value="68.786" calcext:value-type="float">
            <text:p>68.786</text:p>
          </table:table-cell>
          <table:table-cell office:value-type="float" office:value="69.353" calcext:value-type="float">
            <text:p>69.35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8.358" calcext:value-type="float">
            <text:p>68.358</text:p>
          </table:table-cell>
          <table:table-cell office:value-type="float" office:value="67.857" calcext:value-type="float">
            <text:p>67.857</text:p>
          </table:table-cell>
          <table:table-cell office:value-type="float" office:value="68.859" calcext:value-type="float">
            <text:p>68.859</text:p>
          </table:table-cell>
          <table:table-cell office:value-type="float" office:value="68.788" calcext:value-type="float">
            <text:p>68.78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6.214" calcext:value-type="float">
            <text:p>66.214</text:p>
          </table:table-cell>
          <table:table-cell office:value-type="float" office:value="62.785" calcext:value-type="float">
            <text:p>62.785</text:p>
          </table:table-cell>
          <table:table-cell office:value-type="float" office:value="69.643" calcext:value-type="float">
            <text:p>69.643</text:p>
          </table:table-cell>
          <table:table-cell office:value-type="float" office:value="67.909" calcext:value-type="float">
            <text:p>67.909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5.786" calcext:value-type="float">
            <text:p>65.786</text:p>
          </table:table-cell>
          <table:table-cell office:value-type="float" office:value="61.858" calcext:value-type="float">
            <text:p>61.858</text:p>
          </table:table-cell>
          <table:table-cell office:value-type="float" office:value="69.714" calcext:value-type="float">
            <text:p>69.714</text:p>
          </table:table-cell>
          <table:table-cell office:value-type="float" office:value="67.504" calcext:value-type="float">
            <text:p>67.504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9.393" calcext:value-type="float">
            <text:p>69.393</text:p>
          </table:table-cell>
          <table:table-cell office:value-type="float" office:value="66.356" calcext:value-type="float">
            <text:p>66.356</text:p>
          </table:table-cell>
          <table:table-cell office:value-type="float" office:value="72.428" calcext:value-type="float">
            <text:p>72.428</text:p>
          </table:table-cell>
          <table:table-cell office:value-type="float" office:value="71.305" calcext:value-type="float">
            <text:p>71.305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8.678" calcext:value-type="float">
            <text:p>68.678</text:p>
          </table:table-cell>
          <table:table-cell office:value-type="float" office:value="65.927" calcext:value-type="float">
            <text:p>65.927</text:p>
          </table:table-cell>
          <table:table-cell office:value-type="float" office:value="71.43" calcext:value-type="float">
            <text:p>71.43</text:p>
          </table:table-cell>
          <table:table-cell office:value-type="float" office:value="70.22" calcext:value-type="float">
            <text:p>70.2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8.999" calcext:value-type="float">
            <text:p>68.999</text:p>
          </table:table-cell>
          <table:table-cell office:value-type="float" office:value="69.214" calcext:value-type="float">
            <text:p>69.214</text:p>
          </table:table-cell>
          <table:table-cell office:value-type="float" office:value="68.785" calcext:value-type="float">
            <text:p>68.785</text:p>
          </table:table-cell>
          <table:table-cell office:value-type="float" office:value="69.729" calcext:value-type="float">
            <text:p>69.72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8.035" calcext:value-type="float">
            <text:p>68.035</text:p>
          </table:table-cell>
          <table:table-cell office:value-type="float" office:value="68.358" calcext:value-type="float">
            <text:p>68.358</text:p>
          </table:table-cell>
          <table:table-cell office:value-type="float" office:value="67.713" calcext:value-type="float">
            <text:p>67.713</text:p>
          </table:table-cell>
          <table:table-cell office:value-type="float" office:value="68.661" calcext:value-type="float">
            <text:p>68.66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6.822" calcext:value-type="float">
            <text:p>66.822</text:p>
          </table:table-cell>
          <table:table-cell office:value-type="float" office:value="65.643" calcext:value-type="float">
            <text:p>65.643</text:p>
          </table:table-cell>
          <table:table-cell office:value-type="float" office:value="68" calcext:value-type="float">
            <text:p>68</text:p>
          </table:table-cell>
          <table:table-cell office:value-type="float" office:value="67.478" calcext:value-type="float">
            <text:p>67.478</text:p>
          </table:table-cell>
          <table:table-cell/>
          <table:table-cell table:style-name="ce129" office:value-type="string" calcext:value-type="string">
            <text:p>Nota che in covid-august-v2 arriviamo a 69.1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6.071" calcext:value-type="float">
            <text:p>66.071</text:p>
          </table:table-cell>
          <table:table-cell office:value-type="float" office:value="65.356" calcext:value-type="float">
            <text:p>65.356</text:p>
          </table:table-cell>
          <table:table-cell office:value-type="float" office:value="66.785" calcext:value-type="float">
            <text:p>66.785</text:p>
          </table:table-cell>
          <table:table-cell office:value-type="float" office:value="66.555" calcext:value-type="float">
            <text:p>66.55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9.929" calcext:value-type="float">
            <text:p>69.929</text:p>
          </table:table-cell>
          <table:table-cell office:value-type="float" office:value="69.214" calcext:value-type="float">
            <text:p>69.214</text:p>
          </table:table-cell>
          <table:table-cell office:value-type="float" office:value="70.644" calcext:value-type="float">
            <text:p>70.644</text:p>
          </table:table-cell>
          <table:table-cell office:value-type="float" office:value="70.737" calcext:value-type="float">
            <text:p>70.737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9.25" calcext:value-type="float">
            <text:p>69.25</text:p>
          </table:table-cell>
          <table:table-cell office:value-type="float" office:value="68.642" calcext:value-type="float">
            <text:p>68.642</text:p>
          </table:table-cell>
          <table:table-cell office:value-type="float" office:value="69.857" calcext:value-type="float">
            <text:p>69.857</text:p>
          </table:table-cell>
          <table:table-cell office:value-type="float" office:value="69.836" calcext:value-type="float">
            <text:p>69.836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3.182" calcext:value-type="float">
            <text:p>83.182</text:p>
          </table:table-cell>
          <table:table-cell office:value-type="float" office:value="76.001" calcext:value-type="float">
            <text:p>76.001</text:p>
          </table:table-cell>
          <table:table-cell office:value-type="float" office:value="90.364" calcext:value-type="float">
            <text:p>90.364</text:p>
          </table:table-cell>
          <table:table-cell office:value-type="float" office:value="89.629" calcext:value-type="float">
            <text:p>89.629</text:p>
          </table:table-cell>
          <table:table-cell/>
          <table:table-cell table:style-name="ce12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2.363" calcext:value-type="float">
            <text:p>82.363</text:p>
          </table:table-cell>
          <table:table-cell office:value-type="float" office:value="74.909" calcext:value-type="float">
            <text:p>74.909</text:p>
          </table:table-cell>
          <table:table-cell office:value-type="float" office:value="89.818" calcext:value-type="float">
            <text:p>89.818</text:p>
          </table:table-cell>
          <table:table-cell office:value-type="float" office:value="88.763" calcext:value-type="float">
            <text:p>88.763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9.182" calcext:value-type="float">
            <text:p>79.182</text:p>
          </table:table-cell>
          <table:table-cell office:value-type="float" office:value="73.454" calcext:value-type="float">
            <text:p>73.454</text:p>
          </table:table-cell>
          <table:table-cell office:value-type="float" office:value="84.909" calcext:value-type="float">
            <text:p>84.909</text:p>
          </table:table-cell>
          <table:table-cell office:value-type="float" office:value="83.255" calcext:value-type="float">
            <text:p>83.255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7.271" calcext:value-type="float">
            <text:p>77.271</text:p>
          </table:table-cell>
          <table:table-cell office:value-type="float" office:value="69.816" calcext:value-type="float">
            <text:p>69.816</text:p>
          </table:table-cell>
          <table:table-cell office:value-type="float" office:value="84.726" calcext:value-type="float">
            <text:p>84.726</text:p>
          </table:table-cell>
          <table:table-cell office:value-type="float" office:value="82.34" calcext:value-type="float">
            <text:p>82.34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2.909" calcext:value-type="float">
            <text:p>82.909</text:p>
          </table:table-cell>
          <table:table-cell office:value-type="float" office:value="78.002" calcext:value-type="float">
            <text:p>78.002</text:p>
          </table:table-cell>
          <table:table-cell office:value-type="float" office:value="87.819" calcext:value-type="float">
            <text:p>87.819</text:p>
          </table:table-cell>
          <table:table-cell office:value-type="float" office:value="87.475" calcext:value-type="float">
            <text:p>87.475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1.09" calcext:value-type="float">
            <text:p>81.09</text:p>
          </table:table-cell>
          <table:table-cell office:value-type="float" office:value="73.454" calcext:value-type="float">
            <text:p>73.454</text:p>
          </table:table-cell>
          <table:table-cell office:value-type="float" office:value="88.728" calcext:value-type="float">
            <text:p>88.728</text:p>
          </table:table-cell>
          <table:table-cell office:value-type="float" office:value="87.649" calcext:value-type="float">
            <text:p>87.649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2.636" calcext:value-type="float">
            <text:p>82.636</text:p>
          </table:table-cell>
          <table:table-cell office:value-type="float" office:value="78.547" calcext:value-type="float">
            <text:p>78.547</text:p>
          </table:table-cell>
          <table:table-cell office:value-type="float" office:value="86.727" calcext:value-type="float">
            <text:p>86.727</text:p>
          </table:table-cell>
          <table:table-cell office:value-type="float" office:value="86.433" calcext:value-type="float">
            <text:p>86.433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0.908" calcext:value-type="float">
            <text:p>80.908</text:p>
          </table:table-cell>
          <table:table-cell office:value-type="float" office:value="74.362" calcext:value-type="float">
            <text:p>74.362</text:p>
          </table:table-cell>
          <table:table-cell office:value-type="float" office:value="87.455" calcext:value-type="float">
            <text:p>87.455</text:p>
          </table:table-cell>
          <table:table-cell office:value-type="float" office:value="86.73" calcext:value-type="float">
            <text:p>86.73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9.82" calcext:value-type="float">
            <text:p>79.82</text:p>
          </table:table-cell>
          <table:table-cell office:value-type="float" office:value="71.637" calcext:value-type="float">
            <text:p>71.637</text:p>
          </table:table-cell>
          <table:table-cell office:value-type="float" office:value="88.001" calcext:value-type="float">
            <text:p>88.001</text:p>
          </table:table-cell>
          <table:table-cell office:value-type="float" office:value="86.202" calcext:value-type="float">
            <text:p>86.202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8.911" calcext:value-type="float">
            <text:p>78.911</text:p>
          </table:table-cell>
          <table:table-cell office:value-type="float" office:value="69.09" calcext:value-type="float">
            <text:p>69.09</text:p>
          </table:table-cell>
          <table:table-cell office:value-type="float" office:value="88.728" calcext:value-type="float">
            <text:p>88.728</text:p>
          </table:table-cell>
          <table:table-cell office:value-type="float" office:value="86.824" calcext:value-type="float">
            <text:p>86.824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1.365" calcext:value-type="float">
            <text:p>81.365</text:p>
          </table:table-cell>
          <table:table-cell office:value-type="float" office:value="74.729" calcext:value-type="float">
            <text:p>74.729</text:p>
          </table:table-cell>
          <table:table-cell office:value-type="float" office:value="88.001" calcext:value-type="float">
            <text:p>88.001</text:p>
          </table:table-cell>
          <table:table-cell office:value-type="float" office:value="86.904" calcext:value-type="float">
            <text:p>86.904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2.275" calcext:value-type="float">
            <text:p>82.275</text:p>
          </table:table-cell>
          <table:table-cell office:value-type="float" office:value="75.273" calcext:value-type="float">
            <text:p>75.273</text:p>
          </table:table-cell>
          <table:table-cell office:value-type="float" office:value="89.273" calcext:value-type="float">
            <text:p>89.273</text:p>
          </table:table-cell>
          <table:table-cell office:value-type="float" office:value="88.199" calcext:value-type="float">
            <text:p>88.19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2.635" calcext:value-type="float">
            <text:p>82.635</text:p>
          </table:table-cell>
          <table:table-cell office:value-type="float" office:value="75.274" calcext:value-type="float">
            <text:p>75.274</text:p>
          </table:table-cell>
          <table:table-cell office:value-type="float" office:value="90.001" calcext:value-type="float">
            <text:p>90.001</text:p>
          </table:table-cell>
          <table:table-cell office:value-type="float" office:value="89.369" calcext:value-type="float">
            <text:p>89.369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1.546" calcext:value-type="float">
            <text:p>81.546</text:p>
          </table:table-cell>
          <table:table-cell office:value-type="float" office:value="73.271" calcext:value-type="float">
            <text:p>73.271</text:p>
          </table:table-cell>
          <table:table-cell office:value-type="float" office:value="89.819" calcext:value-type="float">
            <text:p>89.819</text:p>
          </table:table-cell>
          <table:table-cell office:value-type="float" office:value="88.94" calcext:value-type="float">
            <text:p>88.94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5.547" calcext:value-type="float">
            <text:p>85.547</text:p>
          </table:table-cell>
          <table:table-cell office:value-type="float" office:value="78" calcext:value-type="float">
            <text:p>78</text:p>
          </table:table-cell>
          <table:table-cell office:value-type="float" office:value="93.091" calcext:value-type="float">
            <text:p>93.091</text:p>
          </table:table-cell>
          <table:table-cell office:value-type="float" office:value="92.09" calcext:value-type="float">
            <text:p>92.09</text:p>
          </table:table-cell>
          <table:table-cell/>
          <table:table-cell table:style-name="ce12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5.455" calcext:value-type="float">
            <text:p>85.455</text:p>
          </table:table-cell>
          <table:table-cell office:value-type="float" office:value="78" calcext:value-type="float">
            <text:p>78</text:p>
          </table:table-cell>
          <table:table-cell office:value-type="float" office:value="92.909" calcext:value-type="float">
            <text:p>92.909</text:p>
          </table:table-cell>
          <table:table-cell office:value-type="float" office:value="91.94" calcext:value-type="float">
            <text:p>91.94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4.454" calcext:value-type="float">
            <text:p>84.454</text:p>
          </table:table-cell>
          <table:table-cell office:value-type="float" office:value="75.999" calcext:value-type="float">
            <text:p>75.999</text:p>
          </table:table-cell>
          <table:table-cell office:value-type="float" office:value="92.908" calcext:value-type="float">
            <text:p>92.908</text:p>
          </table:table-cell>
          <table:table-cell office:value-type="float" office:value="92.116" calcext:value-type="float">
            <text:p>92.116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4.636" calcext:value-type="float">
            <text:p>84.636</text:p>
          </table:table-cell>
          <table:table-cell office:value-type="float" office:value="75.818" calcext:value-type="float">
            <text:p>75.818</text:p>
          </table:table-cell>
          <table:table-cell office:value-type="float" office:value="93.455" calcext:value-type="float">
            <text:p>93.455</text:p>
          </table:table-cell>
          <table:table-cell office:value-type="float" office:value="92.818" calcext:value-type="float">
            <text:p>92.818</text:p>
          </table:table-cell>
          <table:table-cell/>
          <table:table-cell table:style-name="ce12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2.729" calcext:value-type="float">
            <text:p>82.729</text:p>
          </table:table-cell>
          <table:table-cell office:value-type="float" office:value="76.547" calcext:value-type="float">
            <text:p>76.547</text:p>
          </table:table-cell>
          <table:table-cell office:value-type="float" office:value="88.91" calcext:value-type="float">
            <text:p>88.91</text:p>
          </table:table-cell>
          <table:table-cell office:value-type="float" office:value="87.855" calcext:value-type="float">
            <text:p>87.855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1.91" calcext:value-type="float">
            <text:p>81.91</text:p>
          </table:table-cell>
          <table:table-cell office:value-type="float" office:value="75.273" calcext:value-type="float">
            <text:p>75.273</text:p>
          </table:table-cell>
          <table:table-cell office:value-type="float" office:value="88.546" calcext:value-type="float">
            <text:p>88.546</text:p>
          </table:table-cell>
          <table:table-cell office:value-type="float" office:value="87.317" calcext:value-type="float">
            <text:p>87.317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5.637" calcext:value-type="float">
            <text:p>85.637</text:p>
          </table:table-cell>
          <table:table-cell office:value-type="float" office:value="81.09" calcext:value-type="float">
            <text:p>81.09</text:p>
          </table:table-cell>
          <table:table-cell office:value-type="float" office:value="90.182" calcext:value-type="float">
            <text:p>90.182</text:p>
          </table:table-cell>
          <table:table-cell office:value-type="float" office:value="89.847" calcext:value-type="float">
            <text:p>89.847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5.273" calcext:value-type="float">
            <text:p>85.273</text:p>
          </table:table-cell>
          <table:table-cell office:value-type="float" office:value="80.91" calcext:value-type="float">
            <text:p>80.91</text:p>
          </table:table-cell>
          <table:table-cell office:value-type="float" office:value="89.636" calcext:value-type="float">
            <text:p>89.636</text:p>
          </table:table-cell>
          <table:table-cell office:value-type="float" office:value="89.429" calcext:value-type="float">
            <text:p>89.429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7.182" calcext:value-type="float">
            <text:p>87.182</text:p>
          </table:table-cell>
          <table:table-cell office:value-type="float" office:value="82.728" calcext:value-type="float">
            <text:p>82.728</text:p>
          </table:table-cell>
          <table:table-cell office:value-type="float" office:value="91.637" calcext:value-type="float">
            <text:p>91.637</text:p>
          </table:table-cell>
          <table:table-cell office:value-type="float" office:value="91.828" calcext:value-type="float">
            <text:p>91.828</text:p>
          </table:table-cell>
          <table:table-cell/>
          <table:table-cell table:style-name="ce12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7" calcext:value-type="float">
            <text:p>87</text:p>
          </table:table-cell>
          <table:table-cell office:value-type="float" office:value="82.546" calcext:value-type="float">
            <text:p>82.546</text:p>
          </table:table-cell>
          <table:table-cell office:value-type="float" office:value="91.455" calcext:value-type="float">
            <text:p>91.455</text:p>
          </table:table-cell>
          <table:table-cell office:value-type="float" office:value="91.564" calcext:value-type="float">
            <text:p>91.564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5.091" calcext:value-type="float">
            <text:p>75.091</text:p>
          </table:table-cell>
          <table:table-cell office:value-type="float" office:value="70.183" calcext:value-type="float">
            <text:p>70.183</text:p>
          </table:table-cell>
          <table:table-cell office:value-type="float" office:value="80" calcext:value-type="float">
            <text:p>80</text:p>
          </table:table-cell>
          <table:table-cell office:value-type="float" office:value="78.029" calcext:value-type="float">
            <text:p>78.029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6.089" calcext:value-type="float">
            <text:p>76.089</text:p>
          </table:table-cell>
          <table:table-cell office:value-type="float" office:value="72.911" calcext:value-type="float">
            <text:p>72.911</text:p>
          </table:table-cell>
          <table:table-cell office:value-type="float" office:value="79.272" calcext:value-type="float">
            <text:p>79.272</text:p>
          </table:table-cell>
          <table:table-cell office:value-type="float" office:value="77.817" calcext:value-type="float">
            <text:p>77.817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8.09" calcext:value-type="float">
            <text:p>78.09</text:p>
          </table:table-cell>
          <table:table-cell office:value-type="float" office:value="70.91" calcext:value-type="float">
            <text:p>70.91</text:p>
          </table:table-cell>
          <table:table-cell office:value-type="float" office:value="85.273" calcext:value-type="float">
            <text:p>85.273</text:p>
          </table:table-cell>
          <table:table-cell office:value-type="float" office:value="83.605" calcext:value-type="float">
            <text:p>83.60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7.819" calcext:value-type="float">
            <text:p>77.819</text:p>
          </table:table-cell>
          <table:table-cell office:value-type="float" office:value="70.91" calcext:value-type="float">
            <text:p>70.91</text:p>
          </table:table-cell>
          <table:table-cell office:value-type="float" office:value="84.726" calcext:value-type="float">
            <text:p>84.726</text:p>
          </table:table-cell>
          <table:table-cell office:value-type="float" office:value="83.03" calcext:value-type="float">
            <text:p>83.03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9.635" calcext:value-type="float">
            <text:p>79.635</text:p>
          </table:table-cell>
          <table:table-cell office:value-type="float" office:value="77.454" calcext:value-type="float">
            <text:p>77.454</text:p>
          </table:table-cell>
          <table:table-cell office:value-type="float" office:value="81.818" calcext:value-type="float">
            <text:p>81.818</text:p>
          </table:table-cell>
          <table:table-cell office:value-type="float" office:value="81.6" calcext:value-type="float">
            <text:p>81.6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9.999" calcext:value-type="float">
            <text:p>79.999</text:p>
          </table:table-cell>
          <table:table-cell office:value-type="float" office:value="77.636" calcext:value-type="float">
            <text:p>77.636</text:p>
          </table:table-cell>
          <table:table-cell office:value-type="float" office:value="82.364" calcext:value-type="float">
            <text:p>82.364</text:p>
          </table:table-cell>
          <table:table-cell office:value-type="float" office:value="82.038" calcext:value-type="float">
            <text:p>82.038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2.819" calcext:value-type="float">
            <text:p>82.819</text:p>
          </table:table-cell>
          <table:table-cell office:value-type="float" office:value="76.727" calcext:value-type="float">
            <text:p>76.727</text:p>
          </table:table-cell>
          <table:table-cell office:value-type="float" office:value="88.91" calcext:value-type="float">
            <text:p>88.91</text:p>
          </table:table-cell>
          <table:table-cell office:value-type="float" office:value="87.832" calcext:value-type="float">
            <text:p>87.832</text:p>
          </table:table-cell>
          <table:table-cell/>
          <table:table-cell table:style-name="ce12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2.728" calcext:value-type="float">
            <text:p>82.728</text:p>
          </table:table-cell>
          <table:table-cell office:value-type="float" office:value="76.545" calcext:value-type="float">
            <text:p>76.545</text:p>
          </table:table-cell>
          <table:table-cell office:value-type="float" office:value="88.91" calcext:value-type="float">
            <text:p>88.91</text:p>
          </table:table-cell>
          <table:table-cell office:value-type="float" office:value="87.871" calcext:value-type="float">
            <text:p>87.871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5.545" calcext:value-type="float">
            <text:p>85.545</text:p>
          </table:table-cell>
          <table:table-cell office:value-type="float" office:value="80.184" calcext:value-type="float">
            <text:p>80.184</text:p>
          </table:table-cell>
          <table:table-cell office:value-type="float" office:value="90.909" calcext:value-type="float">
            <text:p>90.909</text:p>
          </table:table-cell>
          <table:table-cell office:value-type="float" office:value="90.327" calcext:value-type="float">
            <text:p>90.327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5.818" calcext:value-type="float">
            <text:p>85.818</text:p>
          </table:table-cell>
          <table:table-cell office:value-type="float" office:value="81.092" calcext:value-type="float">
            <text:p>81.092</text:p>
          </table:table-cell>
          <table:table-cell office:value-type="float" office:value="90.544" calcext:value-type="float">
            <text:p>90.544</text:p>
          </table:table-cell>
          <table:table-cell office:value-type="float" office:value="90.168" calcext:value-type="float">
            <text:p>90.168</text:p>
          </table:table-cell>
          <table:table-cell/>
          <table:table-cell table:style-name="ce12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6.365" calcext:value-type="float">
            <text:p>86.365</text:p>
          </table:table-cell>
          <table:table-cell office:value-type="float" office:value="84" calcext:value-type="float">
            <text:p>84</text:p>
          </table:table-cell>
          <table:table-cell office:value-type="float" office:value="88.728" calcext:value-type="float">
            <text:p>88.728</text:p>
          </table:table-cell>
          <table:table-cell office:value-type="float" office:value="88.763" calcext:value-type="float">
            <text:p>88.763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5.638" calcext:value-type="float">
            <text:p>85.638</text:p>
          </table:table-cell>
          <table:table-cell office:value-type="float" office:value="83.272" calcext:value-type="float">
            <text:p>83.272</text:p>
          </table:table-cell>
          <table:table-cell office:value-type="float" office:value="88" calcext:value-type="float">
            <text:p>88</text:p>
          </table:table-cell>
          <table:table-cell office:value-type="float" office:value="87.881" calcext:value-type="float">
            <text:p>87.881</text:p>
          </table:table-cell>
          <table:table-cell table:number-columns-repeated="2"/>
        </table:table-row>
        <calcext:conditional-formats>
          <calcext:conditional-format calcext:target-range-address="'RF by task+preprocess'.L1:'RF by task+preprocess'.L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task+preprocess'.E1:'RF by task+preprocess'.E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RF by task+preprocess'.M1:'RF by task+preprocess'.M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task+preprocess'.N1:'RF by task+preprocess'.N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task+preprocess'.O1:'RF by task+preprocess'.O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task+preprocess'.C1:'RF by task+preprocess'.C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RF by task+preprocess'.L2:'RF by task+preprocess'.L55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task+preprocess'.E2:'RF by task+preprocess'.E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RF by task+preprocess'.M2:'RF by task+preprocess'.M55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task+preprocess'.N2:'RF by task+preprocess'.N55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task+preprocess'.O2:'RF by task+preprocess'.O55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task+preprocess'.C2:'RF by task+preprocess'.C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RF by preprocess+task" table:style-name="ta1">
        <table:table-column table:style-name="co13" table:number-columns-repeated="2" table:default-cell-style-name="Default"/>
        <table:table-column table:style-name="co13" table:default-cell-style-name="ce131"/>
        <table:table-column table:style-name="co13" table:default-cell-style-name="Default"/>
        <table:table-column table:style-name="co13" table:default-cell-style-name="ce133"/>
        <table:table-column table:style-name="co13" table:number-columns-repeated="2" table:default-cell-style-name="Default"/>
        <table:table-column table:style-name="co13" table:default-cell-style-name="ce97"/>
        <table:table-column table:style-name="co13" table:number-columns-repeated="3" table:default-cell-style-name="Default"/>
        <table:table-column table:style-name="co13" table:default-cell-style-name="ce135"/>
        <table:table-column table:style-name="co13" table:default-cell-style-name="ce137"/>
        <table:table-column table:style-name="co13" table:default-cell-style-name="ce139"/>
        <table:table-column table:style-name="co13" table:default-cell-style-name="ce141"/>
        <table:table-row table:style-name="ro1">
          <table:table-cell/>
          <table:table-cell office:value-type="string" calcext:value-type="string">
            <text:p>use_training_form</text:p>
          </table:table-cell>
          <table:table-cell table:style-name="ce130" office:value-type="string" calcext:value-type="string">
            <text:p>n_task</text:p>
          </table:table-cell>
          <table:table-cell office:value-type="string" calcext:value-type="string">
            <text:p>aug</text:p>
          </table:table-cell>
          <table:table-cell table:style-name="ce132" office:value-type="string" calcext:value-type="string">
            <text:p>n_version</text:p>
          </table:table-cell>
          <table:table-cell office:value-type="string" calcext:value-type="string">
            <text:p>nbands</text:p>
          </table:table-cell>
          <table:table-cell office:value-type="string" calcext:value-type="string">
            <text:p>dataset_kwargs</text:p>
          </table:table-cell>
          <table:table-cell table:style-name="Default" office:value-type="string" calcext:value-type="string">
            <text:p>use_full_mfcc</text:p>
          </table:table-cell>
          <table:table-cell office:value-type="string" calcext:value-type="string">
            <text:p>preprocess_wavs</text:p>
          </table:table-cell>
          <table:table-cell office:value-type="string" calcext:value-type="string">
            <text:p>test_operators</text:p>
          </table:table-cell>
          <table:table-cell office:value-type="string" calcext:value-type="string">
            <text:p>Model</text:p>
          </table:table-cell>
          <table:table-cell table:style-name="ce134" office:value-type="string" calcext:value-type="string">
            <text:p>accuracy</text:p>
          </table:table-cell>
          <table:table-cell table:style-name="ce136" office:value-type="string" calcext:value-type="string">
            <text:p>safe_macro_sensitivity</text:p>
          </table:table-cell>
          <table:table-cell table:style-name="ce138" office:value-type="string" calcext:value-type="string">
            <text:p>safe_macro_specificity</text:p>
          </table:table-cell>
          <table:table-cell table:style-name="ce140" office:value-type="string" calcext:value-type="string">
            <text:p>safe_macro_PP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0.214" calcext:value-type="float">
            <text:p>70.214</text:p>
          </table:table-cell>
          <table:table-cell office:value-type="float" office:value="69.714" calcext:value-type="float">
            <text:p>69.714</text:p>
          </table:table-cell>
          <table:table-cell office:value-type="float" office:value="70.715" calcext:value-type="float">
            <text:p>70.715</text:p>
          </table:table-cell>
          <table:table-cell office:value-type="float" office:value="71.134" calcext:value-type="float">
            <text:p>71.1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9.178" calcext:value-type="float">
            <text:p>69.178</text:p>
          </table:table-cell>
          <table:table-cell office:value-type="float" office:value="68.357" calcext:value-type="float">
            <text:p>68.357</text:p>
          </table:table-cell>
          <table:table-cell office:value-type="float" office:value="70" calcext:value-type="float">
            <text:p>70</text:p>
          </table:table-cell>
          <table:table-cell office:value-type="float" office:value="70.382" calcext:value-type="float">
            <text:p>70.3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4.894" calcext:value-type="float">
            <text:p>64.894</text:p>
          </table:table-cell>
          <table:table-cell office:value-type="float" office:value="62.857" calcext:value-type="float">
            <text:p>62.857</text:p>
          </table:table-cell>
          <table:table-cell office:value-type="float" office:value="66.93" calcext:value-type="float">
            <text:p>66.93</text:p>
          </table:table-cell>
          <table:table-cell office:value-type="float" office:value="65.788" calcext:value-type="float">
            <text:p>65.7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4.393" calcext:value-type="float">
            <text:p>64.393</text:p>
          </table:table-cell>
          <table:table-cell office:value-type="float" office:value="62" calcext:value-type="float">
            <text:p>62</text:p>
          </table:table-cell>
          <table:table-cell office:value-type="float" office:value="66.785" calcext:value-type="float">
            <text:p>66.785</text:p>
          </table:table-cell>
          <table:table-cell office:value-type="float" office:value="65.407" calcext:value-type="float">
            <text:p>65.4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1.286" calcext:value-type="float">
            <text:p>71.286</text:p>
          </table:table-cell>
          <table:table-cell office:value-type="float" office:value="66.93" calcext:value-type="float">
            <text:p>66.93</text:p>
          </table:table-cell>
          <table:table-cell office:value-type="float" office:value="75.643" calcext:value-type="float">
            <text:p>75.643</text:p>
          </table:table-cell>
          <table:table-cell office:value-type="float" office:value="73.909" calcext:value-type="float">
            <text:p>73.90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0.678" calcext:value-type="float">
            <text:p>70.678</text:p>
          </table:table-cell>
          <table:table-cell office:value-type="float" office:value="66.285" calcext:value-type="float">
            <text:p>66.285</text:p>
          </table:table-cell>
          <table:table-cell office:value-type="float" office:value="75.071" calcext:value-type="float">
            <text:p>75.071</text:p>
          </table:table-cell>
          <table:table-cell office:value-type="float" office:value="73.532" calcext:value-type="float">
            <text:p>73.53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3.182" calcext:value-type="float">
            <text:p>83.182</text:p>
          </table:table-cell>
          <table:table-cell office:value-type="float" office:value="76.001" calcext:value-type="float">
            <text:p>76.001</text:p>
          </table:table-cell>
          <table:table-cell office:value-type="float" office:value="90.364" calcext:value-type="float">
            <text:p>90.364</text:p>
          </table:table-cell>
          <table:table-cell office:value-type="float" office:value="89.629" calcext:value-type="float">
            <text:p>89.62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2.363" calcext:value-type="float">
            <text:p>82.363</text:p>
          </table:table-cell>
          <table:table-cell office:value-type="float" office:value="74.909" calcext:value-type="float">
            <text:p>74.909</text:p>
          </table:table-cell>
          <table:table-cell office:value-type="float" office:value="89.818" calcext:value-type="float">
            <text:p>89.818</text:p>
          </table:table-cell>
          <table:table-cell office:value-type="float" office:value="88.763" calcext:value-type="float">
            <text:p>88.76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9.182" calcext:value-type="float">
            <text:p>79.182</text:p>
          </table:table-cell>
          <table:table-cell office:value-type="float" office:value="73.454" calcext:value-type="float">
            <text:p>73.454</text:p>
          </table:table-cell>
          <table:table-cell office:value-type="float" office:value="84.909" calcext:value-type="float">
            <text:p>84.909</text:p>
          </table:table-cell>
          <table:table-cell office:value-type="float" office:value="83.255" calcext:value-type="float">
            <text:p>83.25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7.271" calcext:value-type="float">
            <text:p>77.271</text:p>
          </table:table-cell>
          <table:table-cell office:value-type="float" office:value="69.816" calcext:value-type="float">
            <text:p>69.816</text:p>
          </table:table-cell>
          <table:table-cell office:value-type="float" office:value="84.726" calcext:value-type="float">
            <text:p>84.726</text:p>
          </table:table-cell>
          <table:table-cell office:value-type="float" office:value="82.34" calcext:value-type="float">
            <text:p>82.3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2.909" calcext:value-type="float">
            <text:p>82.909</text:p>
          </table:table-cell>
          <table:table-cell office:value-type="float" office:value="78.002" calcext:value-type="float">
            <text:p>78.002</text:p>
          </table:table-cell>
          <table:table-cell office:value-type="float" office:value="87.819" calcext:value-type="float">
            <text:p>87.819</text:p>
          </table:table-cell>
          <table:table-cell office:value-type="float" office:value="87.475" calcext:value-type="float">
            <text:p>87.47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1.09" calcext:value-type="float">
            <text:p>81.09</text:p>
          </table:table-cell>
          <table:table-cell office:value-type="float" office:value="73.454" calcext:value-type="float">
            <text:p>73.454</text:p>
          </table:table-cell>
          <table:table-cell office:value-type="float" office:value="88.728" calcext:value-type="float">
            <text:p>88.728</text:p>
          </table:table-cell>
          <table:table-cell office:value-type="float" office:value="87.649" calcext:value-type="float">
            <text:p>87.64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2.729" calcext:value-type="float">
            <text:p>82.729</text:p>
          </table:table-cell>
          <table:table-cell office:value-type="float" office:value="76.547" calcext:value-type="float">
            <text:p>76.547</text:p>
          </table:table-cell>
          <table:table-cell office:value-type="float" office:value="88.91" calcext:value-type="float">
            <text:p>88.91</text:p>
          </table:table-cell>
          <table:table-cell office:value-type="float" office:value="87.855" calcext:value-type="float">
            <text:p>87.85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1.91" calcext:value-type="float">
            <text:p>81.91</text:p>
          </table:table-cell>
          <table:table-cell office:value-type="float" office:value="75.273" calcext:value-type="float">
            <text:p>75.273</text:p>
          </table:table-cell>
          <table:table-cell office:value-type="float" office:value="88.546" calcext:value-type="float">
            <text:p>88.546</text:p>
          </table:table-cell>
          <table:table-cell office:value-type="float" office:value="87.317" calcext:value-type="float">
            <text:p>87.31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5.637" calcext:value-type="float">
            <text:p>85.637</text:p>
          </table:table-cell>
          <table:table-cell office:value-type="float" office:value="81.09" calcext:value-type="float">
            <text:p>81.09</text:p>
          </table:table-cell>
          <table:table-cell office:value-type="float" office:value="90.182" calcext:value-type="float">
            <text:p>90.182</text:p>
          </table:table-cell>
          <table:table-cell office:value-type="float" office:value="89.847" calcext:value-type="float">
            <text:p>89.84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5.273" calcext:value-type="float">
            <text:p>85.273</text:p>
          </table:table-cell>
          <table:table-cell office:value-type="float" office:value="80.91" calcext:value-type="float">
            <text:p>80.91</text:p>
          </table:table-cell>
          <table:table-cell office:value-type="float" office:value="89.636" calcext:value-type="float">
            <text:p>89.636</text:p>
          </table:table-cell>
          <table:table-cell office:value-type="float" office:value="89.429" calcext:value-type="float">
            <text:p>89.42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7.182" calcext:value-type="float">
            <text:p>87.182</text:p>
          </table:table-cell>
          <table:table-cell office:value-type="float" office:value="82.728" calcext:value-type="float">
            <text:p>82.728</text:p>
          </table:table-cell>
          <table:table-cell office:value-type="float" office:value="91.637" calcext:value-type="float">
            <text:p>91.637</text:p>
          </table:table-cell>
          <table:table-cell office:value-type="float" office:value="91.828" calcext:value-type="float">
            <text:p>91.82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7" calcext:value-type="float">
            <text:p>87</text:p>
          </table:table-cell>
          <table:table-cell office:value-type="float" office:value="82.546" calcext:value-type="float">
            <text:p>82.546</text:p>
          </table:table-cell>
          <table:table-cell office:value-type="float" office:value="91.455" calcext:value-type="float">
            <text:p>91.455</text:p>
          </table:table-cell>
          <table:table-cell office:value-type="float" office:value="91.564" calcext:value-type="float">
            <text:p>91.5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8.535" calcext:value-type="float">
            <text:p>68.535</text:p>
          </table:table-cell>
          <table:table-cell office:value-type="float" office:value="68.288" calcext:value-type="float">
            <text:p>68.288</text:p>
          </table:table-cell>
          <table:table-cell office:value-type="float" office:value="68.786" calcext:value-type="float">
            <text:p>68.786</text:p>
          </table:table-cell>
          <table:table-cell office:value-type="float" office:value="69.353" calcext:value-type="float">
            <text:p>69.3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8.358" calcext:value-type="float">
            <text:p>68.358</text:p>
          </table:table-cell>
          <table:table-cell office:value-type="float" office:value="67.857" calcext:value-type="float">
            <text:p>67.857</text:p>
          </table:table-cell>
          <table:table-cell office:value-type="float" office:value="68.859" calcext:value-type="float">
            <text:p>68.859</text:p>
          </table:table-cell>
          <table:table-cell office:value-type="float" office:value="68.788" calcext:value-type="float">
            <text:p>68.7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6.214" calcext:value-type="float">
            <text:p>66.214</text:p>
          </table:table-cell>
          <table:table-cell office:value-type="float" office:value="62.785" calcext:value-type="float">
            <text:p>62.785</text:p>
          </table:table-cell>
          <table:table-cell office:value-type="float" office:value="69.643" calcext:value-type="float">
            <text:p>69.643</text:p>
          </table:table-cell>
          <table:table-cell office:value-type="float" office:value="67.909" calcext:value-type="float">
            <text:p>67.90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5.786" calcext:value-type="float">
            <text:p>65.786</text:p>
          </table:table-cell>
          <table:table-cell office:value-type="float" office:value="61.858" calcext:value-type="float">
            <text:p>61.858</text:p>
          </table:table-cell>
          <table:table-cell office:value-type="float" office:value="69.714" calcext:value-type="float">
            <text:p>69.714</text:p>
          </table:table-cell>
          <table:table-cell office:value-type="float" office:value="67.504" calcext:value-type="float">
            <text:p>67.5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9.393" calcext:value-type="float">
            <text:p>69.393</text:p>
          </table:table-cell>
          <table:table-cell office:value-type="float" office:value="66.356" calcext:value-type="float">
            <text:p>66.356</text:p>
          </table:table-cell>
          <table:table-cell office:value-type="float" office:value="72.428" calcext:value-type="float">
            <text:p>72.428</text:p>
          </table:table-cell>
          <table:table-cell office:value-type="float" office:value="71.305" calcext:value-type="float">
            <text:p>71.3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8.678" calcext:value-type="float">
            <text:p>68.678</text:p>
          </table:table-cell>
          <table:table-cell office:value-type="float" office:value="65.927" calcext:value-type="float">
            <text:p>65.927</text:p>
          </table:table-cell>
          <table:table-cell office:value-type="float" office:value="71.43" calcext:value-type="float">
            <text:p>71.43</text:p>
          </table:table-cell>
          <table:table-cell office:value-type="float" office:value="70.22" calcext:value-type="float">
            <text:p>70.2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2.636" calcext:value-type="float">
            <text:p>82.636</text:p>
          </table:table-cell>
          <table:table-cell office:value-type="float" office:value="78.547" calcext:value-type="float">
            <text:p>78.547</text:p>
          </table:table-cell>
          <table:table-cell office:value-type="float" office:value="86.727" calcext:value-type="float">
            <text:p>86.727</text:p>
          </table:table-cell>
          <table:table-cell office:value-type="float" office:value="86.433" calcext:value-type="float">
            <text:p>86.4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0.908" calcext:value-type="float">
            <text:p>80.908</text:p>
          </table:table-cell>
          <table:table-cell office:value-type="float" office:value="74.362" calcext:value-type="float">
            <text:p>74.362</text:p>
          </table:table-cell>
          <table:table-cell office:value-type="float" office:value="87.455" calcext:value-type="float">
            <text:p>87.455</text:p>
          </table:table-cell>
          <table:table-cell office:value-type="float" office:value="86.73" calcext:value-type="float">
            <text:p>86.7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9.82" calcext:value-type="float">
            <text:p>79.82</text:p>
          </table:table-cell>
          <table:table-cell office:value-type="float" office:value="71.637" calcext:value-type="float">
            <text:p>71.637</text:p>
          </table:table-cell>
          <table:table-cell office:value-type="float" office:value="88.001" calcext:value-type="float">
            <text:p>88.001</text:p>
          </table:table-cell>
          <table:table-cell office:value-type="float" office:value="86.202" calcext:value-type="float">
            <text:p>86.20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8.911" calcext:value-type="float">
            <text:p>78.911</text:p>
          </table:table-cell>
          <table:table-cell office:value-type="float" office:value="69.09" calcext:value-type="float">
            <text:p>69.09</text:p>
          </table:table-cell>
          <table:table-cell office:value-type="float" office:value="88.728" calcext:value-type="float">
            <text:p>88.728</text:p>
          </table:table-cell>
          <table:table-cell office:value-type="float" office:value="86.824" calcext:value-type="float">
            <text:p>86.8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1.365" calcext:value-type="float">
            <text:p>81.365</text:p>
          </table:table-cell>
          <table:table-cell office:value-type="float" office:value="74.729" calcext:value-type="float">
            <text:p>74.729</text:p>
          </table:table-cell>
          <table:table-cell office:value-type="float" office:value="88.001" calcext:value-type="float">
            <text:p>88.001</text:p>
          </table:table-cell>
          <table:table-cell office:value-type="float" office:value="86.904" calcext:value-type="float">
            <text:p>86.90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2.275" calcext:value-type="float">
            <text:p>82.275</text:p>
          </table:table-cell>
          <table:table-cell office:value-type="float" office:value="75.273" calcext:value-type="float">
            <text:p>75.273</text:p>
          </table:table-cell>
          <table:table-cell office:value-type="float" office:value="89.273" calcext:value-type="float">
            <text:p>89.273</text:p>
          </table:table-cell>
          <table:table-cell office:value-type="float" office:value="88.199" calcext:value-type="float">
            <text:p>88.19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5.091" calcext:value-type="float">
            <text:p>75.091</text:p>
          </table:table-cell>
          <table:table-cell office:value-type="float" office:value="70.183" calcext:value-type="float">
            <text:p>70.183</text:p>
          </table:table-cell>
          <table:table-cell office:value-type="float" office:value="80" calcext:value-type="float">
            <text:p>80</text:p>
          </table:table-cell>
          <table:table-cell office:value-type="float" office:value="78.029" calcext:value-type="float">
            <text:p>78.02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6.089" calcext:value-type="float">
            <text:p>76.089</text:p>
          </table:table-cell>
          <table:table-cell office:value-type="float" office:value="72.911" calcext:value-type="float">
            <text:p>72.911</text:p>
          </table:table-cell>
          <table:table-cell office:value-type="float" office:value="79.272" calcext:value-type="float">
            <text:p>79.272</text:p>
          </table:table-cell>
          <table:table-cell office:value-type="float" office:value="77.817" calcext:value-type="float">
            <text:p>77.81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8.09" calcext:value-type="float">
            <text:p>78.09</text:p>
          </table:table-cell>
          <table:table-cell office:value-type="float" office:value="70.91" calcext:value-type="float">
            <text:p>70.91</text:p>
          </table:table-cell>
          <table:table-cell office:value-type="float" office:value="85.273" calcext:value-type="float">
            <text:p>85.273</text:p>
          </table:table-cell>
          <table:table-cell office:value-type="float" office:value="83.605" calcext:value-type="float">
            <text:p>83.60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7.819" calcext:value-type="float">
            <text:p>77.819</text:p>
          </table:table-cell>
          <table:table-cell office:value-type="float" office:value="70.91" calcext:value-type="float">
            <text:p>70.91</text:p>
          </table:table-cell>
          <table:table-cell office:value-type="float" office:value="84.726" calcext:value-type="float">
            <text:p>84.726</text:p>
          </table:table-cell>
          <table:table-cell office:value-type="float" office:value="83.03" calcext:value-type="float">
            <text:p>83.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9.635" calcext:value-type="float">
            <text:p>79.635</text:p>
          </table:table-cell>
          <table:table-cell office:value-type="float" office:value="77.454" calcext:value-type="float">
            <text:p>77.454</text:p>
          </table:table-cell>
          <table:table-cell office:value-type="float" office:value="81.818" calcext:value-type="float">
            <text:p>81.818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9.999" calcext:value-type="float">
            <text:p>79.999</text:p>
          </table:table-cell>
          <table:table-cell office:value-type="float" office:value="77.636" calcext:value-type="float">
            <text:p>77.636</text:p>
          </table:table-cell>
          <table:table-cell office:value-type="float" office:value="82.364" calcext:value-type="float">
            <text:p>82.364</text:p>
          </table:table-cell>
          <table:table-cell office:value-type="float" office:value="82.038" calcext:value-type="float">
            <text:p>82.0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8.999" calcext:value-type="float">
            <text:p>68.999</text:p>
          </table:table-cell>
          <table:table-cell office:value-type="float" office:value="69.214" calcext:value-type="float">
            <text:p>69.214</text:p>
          </table:table-cell>
          <table:table-cell office:value-type="float" office:value="68.785" calcext:value-type="float">
            <text:p>68.785</text:p>
          </table:table-cell>
          <table:table-cell office:value-type="float" office:value="69.729" calcext:value-type="float">
            <text:p>69.7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8.035" calcext:value-type="float">
            <text:p>68.035</text:p>
          </table:table-cell>
          <table:table-cell office:value-type="float" office:value="68.358" calcext:value-type="float">
            <text:p>68.358</text:p>
          </table:table-cell>
          <table:table-cell office:value-type="float" office:value="67.713" calcext:value-type="float">
            <text:p>67.713</text:p>
          </table:table-cell>
          <table:table-cell office:value-type="float" office:value="68.661" calcext:value-type="float">
            <text:p>68.6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6.822" calcext:value-type="float">
            <text:p>66.822</text:p>
          </table:table-cell>
          <table:table-cell office:value-type="float" office:value="65.643" calcext:value-type="float">
            <text:p>65.643</text:p>
          </table:table-cell>
          <table:table-cell office:value-type="float" office:value="68" calcext:value-type="float">
            <text:p>68</text:p>
          </table:table-cell>
          <table:table-cell office:value-type="float" office:value="67.478" calcext:value-type="float">
            <text:p>67.4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6.071" calcext:value-type="float">
            <text:p>66.071</text:p>
          </table:table-cell>
          <table:table-cell office:value-type="float" office:value="65.356" calcext:value-type="float">
            <text:p>65.356</text:p>
          </table:table-cell>
          <table:table-cell office:value-type="float" office:value="66.785" calcext:value-type="float">
            <text:p>66.785</text:p>
          </table:table-cell>
          <table:table-cell office:value-type="float" office:value="66.555" calcext:value-type="float">
            <text:p>66.55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9.929" calcext:value-type="float">
            <text:p>69.929</text:p>
          </table:table-cell>
          <table:table-cell office:value-type="float" office:value="69.214" calcext:value-type="float">
            <text:p>69.214</text:p>
          </table:table-cell>
          <table:table-cell office:value-type="float" office:value="70.644" calcext:value-type="float">
            <text:p>70.644</text:p>
          </table:table-cell>
          <table:table-cell office:value-type="float" office:value="70.737" calcext:value-type="float">
            <text:p>70.73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9.25" calcext:value-type="float">
            <text:p>69.25</text:p>
          </table:table-cell>
          <table:table-cell office:value-type="float" office:value="68.642" calcext:value-type="float">
            <text:p>68.642</text:p>
          </table:table-cell>
          <table:table-cell office:value-type="float" office:value="69.857" calcext:value-type="float">
            <text:p>69.857</text:p>
          </table:table-cell>
          <table:table-cell office:value-type="float" office:value="69.836" calcext:value-type="float">
            <text:p>69.8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2.635" calcext:value-type="float">
            <text:p>82.635</text:p>
          </table:table-cell>
          <table:table-cell office:value-type="float" office:value="75.274" calcext:value-type="float">
            <text:p>75.274</text:p>
          </table:table-cell>
          <table:table-cell office:value-type="float" office:value="90.001" calcext:value-type="float">
            <text:p>90.001</text:p>
          </table:table-cell>
          <table:table-cell office:value-type="float" office:value="89.369" calcext:value-type="float">
            <text:p>89.3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1.546" calcext:value-type="float">
            <text:p>81.546</text:p>
          </table:table-cell>
          <table:table-cell office:value-type="float" office:value="73.271" calcext:value-type="float">
            <text:p>73.271</text:p>
          </table:table-cell>
          <table:table-cell office:value-type="float" office:value="89.819" calcext:value-type="float">
            <text:p>89.819</text:p>
          </table:table-cell>
          <table:table-cell office:value-type="float" office:value="88.94" calcext:value-type="float">
            <text:p>88.9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5.547" calcext:value-type="float">
            <text:p>85.547</text:p>
          </table:table-cell>
          <table:table-cell office:value-type="float" office:value="78" calcext:value-type="float">
            <text:p>78</text:p>
          </table:table-cell>
          <table:table-cell office:value-type="float" office:value="93.091" calcext:value-type="float">
            <text:p>93.091</text:p>
          </table:table-cell>
          <table:table-cell office:value-type="float" office:value="92.09" calcext:value-type="float">
            <text:p>92.0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5.455" calcext:value-type="float">
            <text:p>85.455</text:p>
          </table:table-cell>
          <table:table-cell office:value-type="float" office:value="78" calcext:value-type="float">
            <text:p>78</text:p>
          </table:table-cell>
          <table:table-cell office:value-type="float" office:value="92.909" calcext:value-type="float">
            <text:p>92.909</text:p>
          </table:table-cell>
          <table:table-cell office:value-type="float" office:value="91.94" calcext:value-type="float">
            <text:p>91.9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4.454" calcext:value-type="float">
            <text:p>84.454</text:p>
          </table:table-cell>
          <table:table-cell office:value-type="float" office:value="75.999" calcext:value-type="float">
            <text:p>75.999</text:p>
          </table:table-cell>
          <table:table-cell office:value-type="float" office:value="92.908" calcext:value-type="float">
            <text:p>92.908</text:p>
          </table:table-cell>
          <table:table-cell office:value-type="float" office:value="92.116" calcext:value-type="float">
            <text:p>92.11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4.636" calcext:value-type="float">
            <text:p>84.636</text:p>
          </table:table-cell>
          <table:table-cell office:value-type="float" office:value="75.818" calcext:value-type="float">
            <text:p>75.818</text:p>
          </table:table-cell>
          <table:table-cell office:value-type="float" office:value="93.455" calcext:value-type="float">
            <text:p>93.455</text:p>
          </table:table-cell>
          <table:table-cell office:value-type="float" office:value="92.818" calcext:value-type="float">
            <text:p>92.81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2.819" calcext:value-type="float">
            <text:p>82.819</text:p>
          </table:table-cell>
          <table:table-cell office:value-type="float" office:value="76.727" calcext:value-type="float">
            <text:p>76.727</text:p>
          </table:table-cell>
          <table:table-cell office:value-type="float" office:value="88.91" calcext:value-type="float">
            <text:p>88.91</text:p>
          </table:table-cell>
          <table:table-cell office:value-type="float" office:value="87.832" calcext:value-type="float">
            <text:p>87.83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2.728" calcext:value-type="float">
            <text:p>82.728</text:p>
          </table:table-cell>
          <table:table-cell office:value-type="float" office:value="76.545" calcext:value-type="float">
            <text:p>76.545</text:p>
          </table:table-cell>
          <table:table-cell office:value-type="float" office:value="88.91" calcext:value-type="float">
            <text:p>88.91</text:p>
          </table:table-cell>
          <table:table-cell office:value-type="float" office:value="87.871" calcext:value-type="float">
            <text:p>87.87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5.545" calcext:value-type="float">
            <text:p>85.545</text:p>
          </table:table-cell>
          <table:table-cell office:value-type="float" office:value="80.184" calcext:value-type="float">
            <text:p>80.184</text:p>
          </table:table-cell>
          <table:table-cell office:value-type="float" office:value="90.909" calcext:value-type="float">
            <text:p>90.909</text:p>
          </table:table-cell>
          <table:table-cell office:value-type="float" office:value="90.327" calcext:value-type="float">
            <text:p>90.32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5.818" calcext:value-type="float">
            <text:p>85.818</text:p>
          </table:table-cell>
          <table:table-cell office:value-type="float" office:value="81.092" calcext:value-type="float">
            <text:p>81.092</text:p>
          </table:table-cell>
          <table:table-cell office:value-type="float" office:value="90.544" calcext:value-type="float">
            <text:p>90.544</text:p>
          </table:table-cell>
          <table:table-cell office:value-type="float" office:value="90.168" calcext:value-type="float">
            <text:p>90.16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6.365" calcext:value-type="float">
            <text:p>86.365</text:p>
          </table:table-cell>
          <table:table-cell office:value-type="float" office:value="84" calcext:value-type="float">
            <text:p>84</text:p>
          </table:table-cell>
          <table:table-cell office:value-type="float" office:value="88.728" calcext:value-type="float">
            <text:p>88.728</text:p>
          </table:table-cell>
          <table:table-cell office:value-type="float" office:value="88.763" calcext:value-type="float">
            <text:p>88.76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5.638" calcext:value-type="float">
            <text:p>85.638</text:p>
          </table:table-cell>
          <table:table-cell office:value-type="float" office:value="83.272" calcext:value-type="float">
            <text:p>83.272</text:p>
          </table:table-cell>
          <table:table-cell office:value-type="float" office:value="88" calcext:value-type="float">
            <text:p>88</text:p>
          </table:table-cell>
          <table:table-cell office:value-type="float" office:value="87.881" calcext:value-type="float">
            <text:p>87.881</text:p>
          </table:table-cell>
        </table:table-row>
        <calcext:conditional-formats>
          <calcext:conditional-format calcext:target-range-address="'RF by preprocess+task'.L1:'RF by preprocess+task'.L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preprocess+task'.E1:'RF by preprocess+task'.E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RF by preprocess+task'.M1:'RF by preprocess+task'.M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preprocess+task'.N1:'RF by preprocess+task'.N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preprocess+task'.O1:'RF by preprocess+task'.O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preprocess+task'.C1:'RF by preprocess+task'.C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RF by preprocess+task'.L2:'RF by preprocess+task'.L55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preprocess+task'.E2:'RF by preprocess+task'.E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RF by preprocess+task'.M2:'RF by preprocess+task'.M55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preprocess+task'.N2:'RF by preprocess+task'.N55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preprocess+task'.O2:'RF by preprocess+task'.O55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preprocess+task'.C2:'RF by preprocess+task'.C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RF by task+ver+preprocess" table:style-name="ta1">
        <table:table-column table:style-name="co13" table:number-columns-repeated="2" table:default-cell-style-name="Default"/>
        <table:table-column table:style-name="co13" table:default-cell-style-name="ce143"/>
        <table:table-column table:style-name="co13" table:default-cell-style-name="Default"/>
        <table:table-column table:style-name="co13" table:default-cell-style-name="ce145"/>
        <table:table-column table:style-name="co13" table:number-columns-repeated="2" table:default-cell-style-name="Default"/>
        <table:table-column table:style-name="co13" table:default-cell-style-name="ce97"/>
        <table:table-column table:style-name="co13" table:number-columns-repeated="3" table:default-cell-style-name="Default"/>
        <table:table-column table:style-name="co13" table:default-cell-style-name="ce147"/>
        <table:table-column table:style-name="co13" table:default-cell-style-name="ce149"/>
        <table:table-column table:style-name="co13" table:default-cell-style-name="ce151"/>
        <table:table-column table:style-name="co13" table:default-cell-style-name="ce153"/>
        <table:table-column table:style-name="co13" table:number-columns-repeated="2" table:default-cell-style-name="Default"/>
        <table:table-row table:style-name="ro1">
          <table:table-cell/>
          <table:table-cell office:value-type="string" calcext:value-type="string">
            <text:p>use_training_form</text:p>
          </table:table-cell>
          <table:table-cell table:style-name="ce142" office:value-type="string" calcext:value-type="string">
            <text:p>n_task</text:p>
          </table:table-cell>
          <table:table-cell office:value-type="string" calcext:value-type="string">
            <text:p>aug</text:p>
          </table:table-cell>
          <table:table-cell table:style-name="ce144" office:value-type="string" calcext:value-type="string">
            <text:p>n_version</text:p>
          </table:table-cell>
          <table:table-cell office:value-type="string" calcext:value-type="string">
            <text:p>nbands</text:p>
          </table:table-cell>
          <table:table-cell office:value-type="string" calcext:value-type="string">
            <text:p>dataset_kwargs</text:p>
          </table:table-cell>
          <table:table-cell table:style-name="Default" office:value-type="string" calcext:value-type="string">
            <text:p>use_full_mfcc</text:p>
          </table:table-cell>
          <table:table-cell office:value-type="string" calcext:value-type="string">
            <text:p>preprocess_wavs</text:p>
          </table:table-cell>
          <table:table-cell office:value-type="string" calcext:value-type="string">
            <text:p>test_operators</text:p>
          </table:table-cell>
          <table:table-cell office:value-type="string" calcext:value-type="string">
            <text:p>Model</text:p>
          </table:table-cell>
          <table:table-cell table:style-name="ce146" office:value-type="string" calcext:value-type="string">
            <text:p>accuracy</text:p>
          </table:table-cell>
          <table:table-cell table:style-name="ce148" office:value-type="string" calcext:value-type="string">
            <text:p>safe_macro_sensitivity</text:p>
          </table:table-cell>
          <table:table-cell table:style-name="ce150" office:value-type="string" calcext:value-type="string">
            <text:p>safe_macro_specificity</text:p>
          </table:table-cell>
          <table:table-cell table:style-name="ce152" office:value-type="string" calcext:value-type="string">
            <text:p>safe_macro_PPV</text:p>
          </table:table-cell>
          <table:table-cell/>
          <table:table-cell office:value-type="string" calcext:value-type="string">
            <text:p>Scelti per OVER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0.214" calcext:value-type="float">
            <text:p>70.214</text:p>
          </table:table-cell>
          <table:table-cell office:value-type="float" office:value="69.714" calcext:value-type="float">
            <text:p>69.714</text:p>
          </table:table-cell>
          <table:table-cell office:value-type="float" office:value="70.715" calcext:value-type="float">
            <text:p>70.715</text:p>
          </table:table-cell>
          <table:table-cell office:value-type="float" office:value="71.134" calcext:value-type="float">
            <text:p>71.134</text:p>
          </table:table-cell>
          <table:table-cell/>
          <table:table-cell table:style-name="ce129" office:value-type="string" calcext:value-type="string">
            <text:p>Nota che in covid-august-v2 arriviamo a 71.4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9.178" calcext:value-type="float">
            <text:p>69.178</text:p>
          </table:table-cell>
          <table:table-cell office:value-type="float" office:value="68.357" calcext:value-type="float">
            <text:p>68.357</text:p>
          </table:table-cell>
          <table:table-cell office:value-type="float" office:value="70" calcext:value-type="float">
            <text:p>70</text:p>
          </table:table-cell>
          <table:table-cell office:value-type="float" office:value="70.382" calcext:value-type="float">
            <text:p>70.38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8.535" calcext:value-type="float">
            <text:p>68.535</text:p>
          </table:table-cell>
          <table:table-cell office:value-type="float" office:value="68.288" calcext:value-type="float">
            <text:p>68.288</text:p>
          </table:table-cell>
          <table:table-cell office:value-type="float" office:value="68.786" calcext:value-type="float">
            <text:p>68.786</text:p>
          </table:table-cell>
          <table:table-cell office:value-type="float" office:value="69.353" calcext:value-type="float">
            <text:p>69.35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8.358" calcext:value-type="float">
            <text:p>68.358</text:p>
          </table:table-cell>
          <table:table-cell office:value-type="float" office:value="67.857" calcext:value-type="float">
            <text:p>67.857</text:p>
          </table:table-cell>
          <table:table-cell office:value-type="float" office:value="68.859" calcext:value-type="float">
            <text:p>68.859</text:p>
          </table:table-cell>
          <table:table-cell office:value-type="float" office:value="68.788" calcext:value-type="float">
            <text:p>68.78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8.999" calcext:value-type="float">
            <text:p>68.999</text:p>
          </table:table-cell>
          <table:table-cell office:value-type="float" office:value="69.214" calcext:value-type="float">
            <text:p>69.214</text:p>
          </table:table-cell>
          <table:table-cell office:value-type="float" office:value="68.785" calcext:value-type="float">
            <text:p>68.785</text:p>
          </table:table-cell>
          <table:table-cell office:value-type="float" office:value="69.729" calcext:value-type="float">
            <text:p>69.72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8.035" calcext:value-type="float">
            <text:p>68.035</text:p>
          </table:table-cell>
          <table:table-cell office:value-type="float" office:value="68.358" calcext:value-type="float">
            <text:p>68.358</text:p>
          </table:table-cell>
          <table:table-cell office:value-type="float" office:value="67.713" calcext:value-type="float">
            <text:p>67.713</text:p>
          </table:table-cell>
          <table:table-cell office:value-type="float" office:value="68.661" calcext:value-type="float">
            <text:p>68.66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4.894" calcext:value-type="float">
            <text:p>64.894</text:p>
          </table:table-cell>
          <table:table-cell office:value-type="float" office:value="62.857" calcext:value-type="float">
            <text:p>62.857</text:p>
          </table:table-cell>
          <table:table-cell office:value-type="float" office:value="66.93" calcext:value-type="float">
            <text:p>66.93</text:p>
          </table:table-cell>
          <table:table-cell office:value-type="float" office:value="65.788" calcext:value-type="float">
            <text:p>65.78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4.393" calcext:value-type="float">
            <text:p>64.393</text:p>
          </table:table-cell>
          <table:table-cell office:value-type="float" office:value="62" calcext:value-type="float">
            <text:p>62</text:p>
          </table:table-cell>
          <table:table-cell office:value-type="float" office:value="66.785" calcext:value-type="float">
            <text:p>66.785</text:p>
          </table:table-cell>
          <table:table-cell office:value-type="float" office:value="65.407" calcext:value-type="float">
            <text:p>65.407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6.214" calcext:value-type="float">
            <text:p>66.214</text:p>
          </table:table-cell>
          <table:table-cell office:value-type="float" office:value="62.785" calcext:value-type="float">
            <text:p>62.785</text:p>
          </table:table-cell>
          <table:table-cell office:value-type="float" office:value="69.643" calcext:value-type="float">
            <text:p>69.643</text:p>
          </table:table-cell>
          <table:table-cell office:value-type="float" office:value="67.909" calcext:value-type="float">
            <text:p>67.909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5.786" calcext:value-type="float">
            <text:p>65.786</text:p>
          </table:table-cell>
          <table:table-cell office:value-type="float" office:value="61.858" calcext:value-type="float">
            <text:p>61.858</text:p>
          </table:table-cell>
          <table:table-cell office:value-type="float" office:value="69.714" calcext:value-type="float">
            <text:p>69.714</text:p>
          </table:table-cell>
          <table:table-cell office:value-type="float" office:value="67.504" calcext:value-type="float">
            <text:p>67.50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6.822" calcext:value-type="float">
            <text:p>66.822</text:p>
          </table:table-cell>
          <table:table-cell office:value-type="float" office:value="65.643" calcext:value-type="float">
            <text:p>65.643</text:p>
          </table:table-cell>
          <table:table-cell office:value-type="float" office:value="68" calcext:value-type="float">
            <text:p>68</text:p>
          </table:table-cell>
          <table:table-cell office:value-type="float" office:value="67.478" calcext:value-type="float">
            <text:p>67.478</text:p>
          </table:table-cell>
          <table:table-cell/>
          <table:table-cell table:style-name="ce129" office:value-type="string" calcext:value-type="string">
            <text:p>Nota che in covid-august-v2 arriviamo a 69.1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6.071" calcext:value-type="float">
            <text:p>66.071</text:p>
          </table:table-cell>
          <table:table-cell office:value-type="float" office:value="65.356" calcext:value-type="float">
            <text:p>65.356</text:p>
          </table:table-cell>
          <table:table-cell office:value-type="float" office:value="66.785" calcext:value-type="float">
            <text:p>66.785</text:p>
          </table:table-cell>
          <table:table-cell office:value-type="float" office:value="66.555" calcext:value-type="float">
            <text:p>66.55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1.286" calcext:value-type="float">
            <text:p>71.286</text:p>
          </table:table-cell>
          <table:table-cell office:value-type="float" office:value="66.93" calcext:value-type="float">
            <text:p>66.93</text:p>
          </table:table-cell>
          <table:table-cell office:value-type="float" office:value="75.643" calcext:value-type="float">
            <text:p>75.643</text:p>
          </table:table-cell>
          <table:table-cell office:value-type="float" office:value="73.909" calcext:value-type="float">
            <text:p>73.909</text:p>
          </table:table-cell>
          <table:table-cell/>
          <table:table-cell table:style-name="ce129" office:value-type="string" calcext:value-type="string">
            <text:p>Nota che in covid-august-v2 arriviamo a 72.46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0.678" calcext:value-type="float">
            <text:p>70.678</text:p>
          </table:table-cell>
          <table:table-cell office:value-type="float" office:value="66.285" calcext:value-type="float">
            <text:p>66.285</text:p>
          </table:table-cell>
          <table:table-cell office:value-type="float" office:value="75.071" calcext:value-type="float">
            <text:p>75.071</text:p>
          </table:table-cell>
          <table:table-cell office:value-type="float" office:value="73.532" calcext:value-type="float">
            <text:p>73.532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9.393" calcext:value-type="float">
            <text:p>69.393</text:p>
          </table:table-cell>
          <table:table-cell office:value-type="float" office:value="66.356" calcext:value-type="float">
            <text:p>66.356</text:p>
          </table:table-cell>
          <table:table-cell office:value-type="float" office:value="72.428" calcext:value-type="float">
            <text:p>72.428</text:p>
          </table:table-cell>
          <table:table-cell office:value-type="float" office:value="71.305" calcext:value-type="float">
            <text:p>71.305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8.678" calcext:value-type="float">
            <text:p>68.678</text:p>
          </table:table-cell>
          <table:table-cell office:value-type="float" office:value="65.927" calcext:value-type="float">
            <text:p>65.927</text:p>
          </table:table-cell>
          <table:table-cell office:value-type="float" office:value="71.43" calcext:value-type="float">
            <text:p>71.43</text:p>
          </table:table-cell>
          <table:table-cell office:value-type="float" office:value="70.22" calcext:value-type="float">
            <text:p>70.22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9.929" calcext:value-type="float">
            <text:p>69.929</text:p>
          </table:table-cell>
          <table:table-cell office:value-type="float" office:value="69.214" calcext:value-type="float">
            <text:p>69.214</text:p>
          </table:table-cell>
          <table:table-cell office:value-type="float" office:value="70.644" calcext:value-type="float">
            <text:p>70.644</text:p>
          </table:table-cell>
          <table:table-cell office:value-type="float" office:value="70.737" calcext:value-type="float">
            <text:p>70.737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9.25" calcext:value-type="float">
            <text:p>69.25</text:p>
          </table:table-cell>
          <table:table-cell office:value-type="float" office:value="68.642" calcext:value-type="float">
            <text:p>68.642</text:p>
          </table:table-cell>
          <table:table-cell office:value-type="float" office:value="69.857" calcext:value-type="float">
            <text:p>69.857</text:p>
          </table:table-cell>
          <table:table-cell office:value-type="float" office:value="69.836" calcext:value-type="float">
            <text:p>69.836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3.182" calcext:value-type="float">
            <text:p>83.182</text:p>
          </table:table-cell>
          <table:table-cell office:value-type="float" office:value="76.001" calcext:value-type="float">
            <text:p>76.001</text:p>
          </table:table-cell>
          <table:table-cell office:value-type="float" office:value="90.364" calcext:value-type="float">
            <text:p>90.364</text:p>
          </table:table-cell>
          <table:table-cell office:value-type="float" office:value="89.629" calcext:value-type="float">
            <text:p>89.629</text:p>
          </table:table-cell>
          <table:table-cell/>
          <table:table-cell table:style-name="ce12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2.363" calcext:value-type="float">
            <text:p>82.363</text:p>
          </table:table-cell>
          <table:table-cell office:value-type="float" office:value="74.909" calcext:value-type="float">
            <text:p>74.909</text:p>
          </table:table-cell>
          <table:table-cell office:value-type="float" office:value="89.818" calcext:value-type="float">
            <text:p>89.818</text:p>
          </table:table-cell>
          <table:table-cell office:value-type="float" office:value="88.763" calcext:value-type="float">
            <text:p>88.763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2.636" calcext:value-type="float">
            <text:p>82.636</text:p>
          </table:table-cell>
          <table:table-cell office:value-type="float" office:value="78.547" calcext:value-type="float">
            <text:p>78.547</text:p>
          </table:table-cell>
          <table:table-cell office:value-type="float" office:value="86.727" calcext:value-type="float">
            <text:p>86.727</text:p>
          </table:table-cell>
          <table:table-cell office:value-type="float" office:value="86.433" calcext:value-type="float">
            <text:p>86.433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0.908" calcext:value-type="float">
            <text:p>80.908</text:p>
          </table:table-cell>
          <table:table-cell office:value-type="float" office:value="74.362" calcext:value-type="float">
            <text:p>74.362</text:p>
          </table:table-cell>
          <table:table-cell office:value-type="float" office:value="87.455" calcext:value-type="float">
            <text:p>87.455</text:p>
          </table:table-cell>
          <table:table-cell office:value-type="float" office:value="86.73" calcext:value-type="float">
            <text:p>86.7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2.635" calcext:value-type="float">
            <text:p>82.635</text:p>
          </table:table-cell>
          <table:table-cell office:value-type="float" office:value="75.274" calcext:value-type="float">
            <text:p>75.274</text:p>
          </table:table-cell>
          <table:table-cell office:value-type="float" office:value="90.001" calcext:value-type="float">
            <text:p>90.001</text:p>
          </table:table-cell>
          <table:table-cell office:value-type="float" office:value="89.369" calcext:value-type="float">
            <text:p>89.369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1.546" calcext:value-type="float">
            <text:p>81.546</text:p>
          </table:table-cell>
          <table:table-cell office:value-type="float" office:value="73.271" calcext:value-type="float">
            <text:p>73.271</text:p>
          </table:table-cell>
          <table:table-cell office:value-type="float" office:value="89.819" calcext:value-type="float">
            <text:p>89.819</text:p>
          </table:table-cell>
          <table:table-cell office:value-type="float" office:value="88.94" calcext:value-type="float">
            <text:p>88.94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9.182" calcext:value-type="float">
            <text:p>79.182</text:p>
          </table:table-cell>
          <table:table-cell office:value-type="float" office:value="73.454" calcext:value-type="float">
            <text:p>73.454</text:p>
          </table:table-cell>
          <table:table-cell office:value-type="float" office:value="84.909" calcext:value-type="float">
            <text:p>84.909</text:p>
          </table:table-cell>
          <table:table-cell office:value-type="float" office:value="83.255" calcext:value-type="float">
            <text:p>83.255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7.271" calcext:value-type="float">
            <text:p>77.271</text:p>
          </table:table-cell>
          <table:table-cell office:value-type="float" office:value="69.816" calcext:value-type="float">
            <text:p>69.816</text:p>
          </table:table-cell>
          <table:table-cell office:value-type="float" office:value="84.726" calcext:value-type="float">
            <text:p>84.726</text:p>
          </table:table-cell>
          <table:table-cell office:value-type="float" office:value="82.34" calcext:value-type="float">
            <text:p>82.34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9.82" calcext:value-type="float">
            <text:p>79.82</text:p>
          </table:table-cell>
          <table:table-cell office:value-type="float" office:value="71.637" calcext:value-type="float">
            <text:p>71.637</text:p>
          </table:table-cell>
          <table:table-cell office:value-type="float" office:value="88.001" calcext:value-type="float">
            <text:p>88.001</text:p>
          </table:table-cell>
          <table:table-cell office:value-type="float" office:value="86.202" calcext:value-type="float">
            <text:p>86.202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8.911" calcext:value-type="float">
            <text:p>78.911</text:p>
          </table:table-cell>
          <table:table-cell office:value-type="float" office:value="69.09" calcext:value-type="float">
            <text:p>69.09</text:p>
          </table:table-cell>
          <table:table-cell office:value-type="float" office:value="88.728" calcext:value-type="float">
            <text:p>88.728</text:p>
          </table:table-cell>
          <table:table-cell office:value-type="float" office:value="86.824" calcext:value-type="float">
            <text:p>86.824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5.547" calcext:value-type="float">
            <text:p>85.547</text:p>
          </table:table-cell>
          <table:table-cell office:value-type="float" office:value="78" calcext:value-type="float">
            <text:p>78</text:p>
          </table:table-cell>
          <table:table-cell office:value-type="float" office:value="93.091" calcext:value-type="float">
            <text:p>93.091</text:p>
          </table:table-cell>
          <table:table-cell office:value-type="float" office:value="92.09" calcext:value-type="float">
            <text:p>92.09</text:p>
          </table:table-cell>
          <table:table-cell/>
          <table:table-cell table:style-name="ce12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5.455" calcext:value-type="float">
            <text:p>85.455</text:p>
          </table:table-cell>
          <table:table-cell office:value-type="float" office:value="78" calcext:value-type="float">
            <text:p>78</text:p>
          </table:table-cell>
          <table:table-cell office:value-type="float" office:value="92.909" calcext:value-type="float">
            <text:p>92.909</text:p>
          </table:table-cell>
          <table:table-cell office:value-type="float" office:value="91.94" calcext:value-type="float">
            <text:p>91.94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2.909" calcext:value-type="float">
            <text:p>82.909</text:p>
          </table:table-cell>
          <table:table-cell office:value-type="float" office:value="78.002" calcext:value-type="float">
            <text:p>78.002</text:p>
          </table:table-cell>
          <table:table-cell office:value-type="float" office:value="87.819" calcext:value-type="float">
            <text:p>87.819</text:p>
          </table:table-cell>
          <table:table-cell office:value-type="float" office:value="87.475" calcext:value-type="float">
            <text:p>87.475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1.09" calcext:value-type="float">
            <text:p>81.09</text:p>
          </table:table-cell>
          <table:table-cell office:value-type="float" office:value="73.454" calcext:value-type="float">
            <text:p>73.454</text:p>
          </table:table-cell>
          <table:table-cell office:value-type="float" office:value="88.728" calcext:value-type="float">
            <text:p>88.728</text:p>
          </table:table-cell>
          <table:table-cell office:value-type="float" office:value="87.649" calcext:value-type="float">
            <text:p>87.649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1.365" calcext:value-type="float">
            <text:p>81.365</text:p>
          </table:table-cell>
          <table:table-cell office:value-type="float" office:value="74.729" calcext:value-type="float">
            <text:p>74.729</text:p>
          </table:table-cell>
          <table:table-cell office:value-type="float" office:value="88.001" calcext:value-type="float">
            <text:p>88.001</text:p>
          </table:table-cell>
          <table:table-cell office:value-type="float" office:value="86.904" calcext:value-type="float">
            <text:p>86.904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2.275" calcext:value-type="float">
            <text:p>82.275</text:p>
          </table:table-cell>
          <table:table-cell office:value-type="float" office:value="75.273" calcext:value-type="float">
            <text:p>75.273</text:p>
          </table:table-cell>
          <table:table-cell office:value-type="float" office:value="89.273" calcext:value-type="float">
            <text:p>89.273</text:p>
          </table:table-cell>
          <table:table-cell office:value-type="float" office:value="88.199" calcext:value-type="float">
            <text:p>88.199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4.454" calcext:value-type="float">
            <text:p>84.454</text:p>
          </table:table-cell>
          <table:table-cell office:value-type="float" office:value="75.999" calcext:value-type="float">
            <text:p>75.999</text:p>
          </table:table-cell>
          <table:table-cell office:value-type="float" office:value="92.908" calcext:value-type="float">
            <text:p>92.908</text:p>
          </table:table-cell>
          <table:table-cell office:value-type="float" office:value="92.116" calcext:value-type="float">
            <text:p>92.116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4.636" calcext:value-type="float">
            <text:p>84.636</text:p>
          </table:table-cell>
          <table:table-cell office:value-type="float" office:value="75.818" calcext:value-type="float">
            <text:p>75.818</text:p>
          </table:table-cell>
          <table:table-cell office:value-type="float" office:value="93.455" calcext:value-type="float">
            <text:p>93.455</text:p>
          </table:table-cell>
          <table:table-cell office:value-type="float" office:value="92.818" calcext:value-type="float">
            <text:p>92.818</text:p>
          </table:table-cell>
          <table:table-cell/>
          <table:table-cell table:style-name="ce12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2.729" calcext:value-type="float">
            <text:p>82.729</text:p>
          </table:table-cell>
          <table:table-cell office:value-type="float" office:value="76.547" calcext:value-type="float">
            <text:p>76.547</text:p>
          </table:table-cell>
          <table:table-cell office:value-type="float" office:value="88.91" calcext:value-type="float">
            <text:p>88.91</text:p>
          </table:table-cell>
          <table:table-cell office:value-type="float" office:value="87.855" calcext:value-type="float">
            <text:p>87.855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1.91" calcext:value-type="float">
            <text:p>81.91</text:p>
          </table:table-cell>
          <table:table-cell office:value-type="float" office:value="75.273" calcext:value-type="float">
            <text:p>75.273</text:p>
          </table:table-cell>
          <table:table-cell office:value-type="float" office:value="88.546" calcext:value-type="float">
            <text:p>88.546</text:p>
          </table:table-cell>
          <table:table-cell office:value-type="float" office:value="87.317" calcext:value-type="float">
            <text:p>87.31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5.091" calcext:value-type="float">
            <text:p>75.091</text:p>
          </table:table-cell>
          <table:table-cell office:value-type="float" office:value="70.183" calcext:value-type="float">
            <text:p>70.183</text:p>
          </table:table-cell>
          <table:table-cell office:value-type="float" office:value="80" calcext:value-type="float">
            <text:p>80</text:p>
          </table:table-cell>
          <table:table-cell office:value-type="float" office:value="78.029" calcext:value-type="float">
            <text:p>78.029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6.089" calcext:value-type="float">
            <text:p>76.089</text:p>
          </table:table-cell>
          <table:table-cell office:value-type="float" office:value="72.911" calcext:value-type="float">
            <text:p>72.911</text:p>
          </table:table-cell>
          <table:table-cell office:value-type="float" office:value="79.272" calcext:value-type="float">
            <text:p>79.272</text:p>
          </table:table-cell>
          <table:table-cell office:value-type="float" office:value="77.817" calcext:value-type="float">
            <text:p>77.817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2.819" calcext:value-type="float">
            <text:p>82.819</text:p>
          </table:table-cell>
          <table:table-cell office:value-type="float" office:value="76.727" calcext:value-type="float">
            <text:p>76.727</text:p>
          </table:table-cell>
          <table:table-cell office:value-type="float" office:value="88.91" calcext:value-type="float">
            <text:p>88.91</text:p>
          </table:table-cell>
          <table:table-cell office:value-type="float" office:value="87.832" calcext:value-type="float">
            <text:p>87.832</text:p>
          </table:table-cell>
          <table:table-cell/>
          <table:table-cell table:style-name="ce12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2.728" calcext:value-type="float">
            <text:p>82.728</text:p>
          </table:table-cell>
          <table:table-cell office:value-type="float" office:value="76.545" calcext:value-type="float">
            <text:p>76.545</text:p>
          </table:table-cell>
          <table:table-cell office:value-type="float" office:value="88.91" calcext:value-type="float">
            <text:p>88.91</text:p>
          </table:table-cell>
          <table:table-cell office:value-type="float" office:value="87.871" calcext:value-type="float">
            <text:p>87.871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5.637" calcext:value-type="float">
            <text:p>85.637</text:p>
          </table:table-cell>
          <table:table-cell office:value-type="float" office:value="81.09" calcext:value-type="float">
            <text:p>81.09</text:p>
          </table:table-cell>
          <table:table-cell office:value-type="float" office:value="90.182" calcext:value-type="float">
            <text:p>90.182</text:p>
          </table:table-cell>
          <table:table-cell office:value-type="float" office:value="89.847" calcext:value-type="float">
            <text:p>89.847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5.273" calcext:value-type="float">
            <text:p>85.273</text:p>
          </table:table-cell>
          <table:table-cell office:value-type="float" office:value="80.91" calcext:value-type="float">
            <text:p>80.91</text:p>
          </table:table-cell>
          <table:table-cell office:value-type="float" office:value="89.636" calcext:value-type="float">
            <text:p>89.636</text:p>
          </table:table-cell>
          <table:table-cell office:value-type="float" office:value="89.429" calcext:value-type="float">
            <text:p>89.429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8.09" calcext:value-type="float">
            <text:p>78.09</text:p>
          </table:table-cell>
          <table:table-cell office:value-type="float" office:value="70.91" calcext:value-type="float">
            <text:p>70.91</text:p>
          </table:table-cell>
          <table:table-cell office:value-type="float" office:value="85.273" calcext:value-type="float">
            <text:p>85.273</text:p>
          </table:table-cell>
          <table:table-cell office:value-type="float" office:value="83.605" calcext:value-type="float">
            <text:p>83.60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7.819" calcext:value-type="float">
            <text:p>77.819</text:p>
          </table:table-cell>
          <table:table-cell office:value-type="float" office:value="70.91" calcext:value-type="float">
            <text:p>70.91</text:p>
          </table:table-cell>
          <table:table-cell office:value-type="float" office:value="84.726" calcext:value-type="float">
            <text:p>84.726</text:p>
          </table:table-cell>
          <table:table-cell office:value-type="float" office:value="83.03" calcext:value-type="float">
            <text:p>83.03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5.545" calcext:value-type="float">
            <text:p>85.545</text:p>
          </table:table-cell>
          <table:table-cell office:value-type="float" office:value="80.184" calcext:value-type="float">
            <text:p>80.184</text:p>
          </table:table-cell>
          <table:table-cell office:value-type="float" office:value="90.909" calcext:value-type="float">
            <text:p>90.909</text:p>
          </table:table-cell>
          <table:table-cell office:value-type="float" office:value="90.327" calcext:value-type="float">
            <text:p>90.327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5.818" calcext:value-type="float">
            <text:p>85.818</text:p>
          </table:table-cell>
          <table:table-cell office:value-type="float" office:value="81.092" calcext:value-type="float">
            <text:p>81.092</text:p>
          </table:table-cell>
          <table:table-cell office:value-type="float" office:value="90.544" calcext:value-type="float">
            <text:p>90.544</text:p>
          </table:table-cell>
          <table:table-cell office:value-type="float" office:value="90.168" calcext:value-type="float">
            <text:p>90.168</text:p>
          </table:table-cell>
          <table:table-cell/>
          <table:table-cell table:style-name="ce12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7.182" calcext:value-type="float">
            <text:p>87.182</text:p>
          </table:table-cell>
          <table:table-cell office:value-type="float" office:value="82.728" calcext:value-type="float">
            <text:p>82.728</text:p>
          </table:table-cell>
          <table:table-cell office:value-type="float" office:value="91.637" calcext:value-type="float">
            <text:p>91.637</text:p>
          </table:table-cell>
          <table:table-cell office:value-type="float" office:value="91.828" calcext:value-type="float">
            <text:p>91.828</text:p>
          </table:table-cell>
          <table:table-cell/>
          <table:table-cell table:style-name="ce12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G",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7" calcext:value-type="float">
            <text:p>87</text:p>
          </table:table-cell>
          <table:table-cell office:value-type="float" office:value="82.546" calcext:value-type="float">
            <text:p>82.546</text:p>
          </table:table-cell>
          <table:table-cell office:value-type="float" office:value="91.455" calcext:value-type="float">
            <text:p>91.455</text:p>
          </table:table-cell>
          <table:table-cell office:value-type="float" office:value="91.564" calcext:value-type="float">
            <text:p>91.564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9.635" calcext:value-type="float">
            <text:p>79.635</text:p>
          </table:table-cell>
          <table:table-cell office:value-type="float" office:value="77.454" calcext:value-type="float">
            <text:p>77.454</text:p>
          </table:table-cell>
          <table:table-cell office:value-type="float" office:value="81.818" calcext:value-type="float">
            <text:p>81.818</text:p>
          </table:table-cell>
          <table:table-cell office:value-type="float" office:value="81.6" calcext:value-type="float">
            <text:p>81.6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9.999" calcext:value-type="float">
            <text:p>79.999</text:p>
          </table:table-cell>
          <table:table-cell office:value-type="float" office:value="77.636" calcext:value-type="float">
            <text:p>77.636</text:p>
          </table:table-cell>
          <table:table-cell office:value-type="float" office:value="82.364" calcext:value-type="float">
            <text:p>82.364</text:p>
          </table:table-cell>
          <table:table-cell office:value-type="float" office:value="82.038" calcext:value-type="float">
            <text:p>82.038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6.365" calcext:value-type="float">
            <text:p>86.365</text:p>
          </table:table-cell>
          <table:table-cell office:value-type="float" office:value="84" calcext:value-type="float">
            <text:p>84</text:p>
          </table:table-cell>
          <table:table-cell office:value-type="float" office:value="88.728" calcext:value-type="float">
            <text:p>88.728</text:p>
          </table:table-cell>
          <table:table-cell office:value-type="float" office:value="88.763" calcext:value-type="float">
            <text:p>88.763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rmalize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5.638" calcext:value-type="float">
            <text:p>85.638</text:p>
          </table:table-cell>
          <table:table-cell office:value-type="float" office:value="83.272" calcext:value-type="float">
            <text:p>83.272</text:p>
          </table:table-cell>
          <table:table-cell office:value-type="float" office:value="88" calcext:value-type="float">
            <text:p>88</text:p>
          </table:table-cell>
          <table:table-cell office:value-type="float" office:value="87.881" calcext:value-type="float">
            <text:p>87.881</text:p>
          </table:table-cell>
          <table:table-cell table:number-columns-repeated="2"/>
        </table:table-row>
        <calcext:conditional-formats>
          <calcext:conditional-format calcext:target-range-address="'RF by task+ver+preprocess'.L1:'RF by task+ver+preprocess'.L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task+ver+preprocess'.E1:'RF by task+ver+preprocess'.E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RF by task+ver+preprocess'.M1:'RF by task+ver+preprocess'.M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task+ver+preprocess'.N1:'RF by task+ver+preprocess'.N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task+ver+preprocess'.O1:'RF by task+ver+preprocess'.O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task+ver+preprocess'.C1:'RF by task+ver+preprocess'.C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RF by task+ver+preprocess'.L2:'RF by task+ver+preprocess'.L55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task+ver+preprocess'.E2:'RF by task+ver+preprocess'.E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RF by task+ver+preprocess'.M2:'RF by task+ver+preprocess'.M55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task+ver+preprocess'.N2:'RF by task+ver+preprocess'.N55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task+ver+preprocess'.O2:'RF by task+ver+preprocess'.O55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'RF by task+ver+preprocess'.C2:'RF by task+ver+preprocess'.C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heet6" table:style-name="ta1">
        <table:table-column table:style-name="co13" table:number-columns-repeated="2" table:default-cell-style-name="ce80"/>
        <table:table-column table:style-name="co13" table:default-cell-style-name="ce82"/>
        <table:table-column table:style-name="co13" table:default-cell-style-name="ce80"/>
        <table:table-column table:style-name="co13" table:default-cell-style-name="ce84"/>
        <table:table-column table:style-name="co13" table:number-columns-repeated="2" table:default-cell-style-name="ce80"/>
        <table:table-column table:style-name="co13" table:default-cell-style-name="ce85"/>
        <table:table-column table:style-name="co13" table:number-columns-repeated="3" table:default-cell-style-name="ce80"/>
        <table:table-column table:style-name="co13" table:default-cell-style-name="ce87"/>
        <table:table-column table:style-name="co13" table:default-cell-style-name="ce89"/>
        <table:table-column table:style-name="co13" table:default-cell-style-name="ce91"/>
        <table:table-column table:style-name="co13" table:default-cell-style-name="ce93"/>
        <table:table-column table:style-name="co13" table:default-cell-style-name="ce94"/>
        <table:table-column table:style-name="co13" table:default-cell-style-name="ce95"/>
        <table:table-column table:style-name="co13" table:number-columns-repeated="2" table:default-cell-style-name="ce96"/>
        <table:table-column table:style-name="co13" table:number-columns-repeated="1005" table:default-cell-style-name="ce80"/>
        <table:table-row table:style-name="ro1">
          <table:table-cell table:style-name="Default"/>
          <table:table-cell table:style-name="Default" office:value-type="string" calcext:value-type="string">
            <text:p>use_training_form</text:p>
          </table:table-cell>
          <table:table-cell table:style-name="ce155" office:value-type="string" calcext:value-type="string">
            <text:p>n_task</text:p>
          </table:table-cell>
          <table:table-cell table:style-name="Default" office:value-type="string" calcext:value-type="string">
            <text:p>aug</text:p>
          </table:table-cell>
          <table:table-cell table:style-name="ce157" office:value-type="string" calcext:value-type="string">
            <text:p>n_version</text:p>
          </table:table-cell>
          <table:table-cell table:style-name="Default" office:value-type="string" calcext:value-type="string">
            <text:p>nbands</text:p>
          </table:table-cell>
          <table:table-cell table:style-name="Default" office:value-type="string" calcext:value-type="string">
            <text:p>dataset_kwargs</text:p>
          </table:table-cell>
          <table:table-cell table:style-name="Default" office:value-type="string" calcext:value-type="string">
            <text:p>use_full_mfcc</text:p>
          </table:table-cell>
          <table:table-cell table:style-name="Default" office:value-type="string" calcext:value-type="string">
            <text:p>preprocess_wavs</text:p>
          </table:table-cell>
          <table:table-cell table:style-name="Default" office:value-type="string" calcext:value-type="string">
            <text:p>test_operators</text:p>
          </table:table-cell>
          <table:table-cell table:style-name="Default" office:value-type="string" calcext:value-type="string">
            <text:p>Model</text:p>
          </table:table-cell>
          <table:table-cell table:style-name="ce160" office:value-type="string" calcext:value-type="string">
            <text:p>accuracy</text:p>
          </table:table-cell>
          <table:table-cell table:style-name="ce88" office:value-type="string" calcext:value-type="string">
            <text:p>safe_macro_sensitivity</text:p>
          </table:table-cell>
          <table:table-cell table:style-name="ce90" office:value-type="string" calcext:value-type="string">
            <text:p>safe_macro_specificity</text:p>
          </table:table-cell>
          <table:table-cell table:style-name="ce92" office:value-type="string" calcext:value-type="string">
            <text:p>safe_macro_PPV</text:p>
          </table:table-cell>
          <table:table-cell table:style-name="Default" office:value-type="string" calcext:value-type="string">
            <text:p>accuracy (norm)</text:p>
          </table:table-cell>
          <table:table-cell table:style-name="Default" office:value-type="string" calcext:value-type="string">
            <text:p>accuracy (ng+norm)</text:p>
          </table:table-cell>
          <table:table-cell table:style-name="Default"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8.535" calcext:value-type="float">
            <text:p>68.535</text:p>
          </table:table-cell>
          <table:table-cell office:value-type="float" office:value="68.288" calcext:value-type="float">
            <text:p>68.288</text:p>
          </table:table-cell>
          <table:table-cell office:value-type="float" office:value="68.786" calcext:value-type="float">
            <text:p>68.786</text:p>
          </table:table-cell>
          <table:table-cell office:value-type="float" office:value="69.353" calcext:value-type="float">
            <text:p>69.353</text:p>
          </table:table-cell>
          <table:table-cell office:value-type="float" office:value="68.999" calcext:value-type="float">
            <text:p>68.999</text:p>
          </table:table-cell>
          <table:table-cell office:value-type="float" office:value="70.214" calcext:value-type="float">
            <text:p>70.214</text:p>
          </table:table-cell>
          <table:table-cell table:formula="of:=([.P2]-[.L2])/[.L2]*100" office:value-type="float" office:value="0.677026336908147" calcext:value-type="float">
            <text:p>0.677026336908147</text:p>
          </table:table-cell>
          <table:table-cell table:formula="of:=([.Q2]-[.L2])/[.L2]*100" office:value-type="float" office:value="2.4498431458379" calcext:value-type="float">
            <text:p>2.4498431458379</text:p>
          </table:table-cell>
          <table:table-cell table:number-columns-repeated="100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2.636" calcext:value-type="float">
            <text:p>82.636</text:p>
          </table:table-cell>
          <table:table-cell office:value-type="float" office:value="78.547" calcext:value-type="float">
            <text:p>78.547</text:p>
          </table:table-cell>
          <table:table-cell office:value-type="float" office:value="86.727" calcext:value-type="float">
            <text:p>86.727</text:p>
          </table:table-cell>
          <table:table-cell office:value-type="float" office:value="86.433" calcext:value-type="float">
            <text:p>86.433</text:p>
          </table:table-cell>
          <table:table-cell office:value-type="float" office:value="82.635" calcext:value-type="float">
            <text:p>82.635</text:p>
          </table:table-cell>
          <table:table-cell office:value-type="float" office:value="83.182" calcext:value-type="float">
            <text:p>83.182</text:p>
          </table:table-cell>
          <table:table-cell table:formula="of:=([.P3]-[.L3])/[.L3]*100" office:value-type="float" office:value="-0.00121012633717818" calcext:value-type="float">
            <text:p>-0.001210126337178</text:p>
          </table:table-cell>
          <table:table-cell table:formula="of:=([.Q3]-[.L3])/[.L3]*100" office:value-type="float" office:value="0.660728980105531" calcext:value-type="float">
            <text:p>0.660728980105531</text:p>
          </table:table-cell>
          <table:table-cell table:number-columns-repeated="100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5.091" calcext:value-type="float">
            <text:p>75.091</text:p>
          </table:table-cell>
          <table:table-cell office:value-type="float" office:value="70.183" calcext:value-type="float">
            <text:p>70.183</text:p>
          </table:table-cell>
          <table:table-cell office:value-type="float" office:value="80" calcext:value-type="float">
            <text:p>80</text:p>
          </table:table-cell>
          <table:table-cell office:value-type="float" office:value="78.029" calcext:value-type="float">
            <text:p>78.029</text:p>
          </table:table-cell>
          <table:table-cell office:value-type="float" office:value="82.819" calcext:value-type="float">
            <text:p>82.819</text:p>
          </table:table-cell>
          <table:table-cell office:value-type="float" office:value="82.729" calcext:value-type="float">
            <text:p>82.729</text:p>
          </table:table-cell>
          <table:table-cell table:formula="of:=([.P4]-[.L4])/[.L4]*100" office:value-type="float" office:value="10.29151296427" calcext:value-type="float">
            <text:p>10.29151296427</text:p>
          </table:table-cell>
          <table:table-cell table:formula="of:=([.Q4]-[.L4])/[.L4]*100" office:value-type="float" office:value="10.1716583878228" calcext:value-type="float">
            <text:p>10.1716583878228</text:p>
          </table:table-cell>
          <table:table-cell table:number-columns-repeated="100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6.214" calcext:value-type="float">
            <text:p>66.214</text:p>
          </table:table-cell>
          <table:table-cell office:value-type="float" office:value="62.785" calcext:value-type="float">
            <text:p>62.785</text:p>
          </table:table-cell>
          <table:table-cell office:value-type="float" office:value="69.643" calcext:value-type="float">
            <text:p>69.643</text:p>
          </table:table-cell>
          <table:table-cell office:value-type="float" office:value="67.909" calcext:value-type="float">
            <text:p>67.909</text:p>
          </table:table-cell>
          <table:table-cell office:value-type="float" office:value="66.822" calcext:value-type="float">
            <text:p>66.822</text:p>
          </table:table-cell>
          <table:table-cell office:value-type="float" office:value="64.894" calcext:value-type="float">
            <text:p>64.894</text:p>
          </table:table-cell>
          <table:table-cell table:formula="of:=([.P5]-[.L5])/[.L5]*100" office:value-type="float" office:value="0.918234814389712" calcext:value-type="float">
            <text:p>0.918234814389712</text:p>
          </table:table-cell>
          <table:table-cell table:formula="of:=([.Q5]-[.L5])/[.L5]*100" office:value-type="float" office:value="-1.99353611018817" calcext:value-type="float">
            <text:p>-1.99353611018817</text:p>
          </table:table-cell>
          <table:table-cell table:number-columns-repeated="100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9.82" calcext:value-type="float">
            <text:p>79.82</text:p>
          </table:table-cell>
          <table:table-cell office:value-type="float" office:value="71.637" calcext:value-type="float">
            <text:p>71.637</text:p>
          </table:table-cell>
          <table:table-cell office:value-type="float" office:value="88.001" calcext:value-type="float">
            <text:p>88.001</text:p>
          </table:table-cell>
          <table:table-cell office:value-type="float" office:value="86.202" calcext:value-type="float">
            <text:p>86.202</text:p>
          </table:table-cell>
          <table:table-cell office:value-type="float" office:value="85.547" calcext:value-type="float">
            <text:p>85.547</text:p>
          </table:table-cell>
          <table:table-cell office:value-type="float" office:value="79.182" calcext:value-type="float">
            <text:p>79.182</text:p>
          </table:table-cell>
          <table:table-cell table:formula="of:=([.P6]-[.L6])/[.L6]*100" office:value-type="float" office:value="7.1748935103984" calcext:value-type="float">
            <text:p>7.1748935103984</text:p>
          </table:table-cell>
          <table:table-cell table:formula="of:=([.Q6]-[.L6])/[.L6]*100" office:value-type="float" office:value="-0.799298421448247" calcext:value-type="float">
            <text:p>-0.799298421448247</text:p>
          </table:table-cell>
          <table:table-cell table:number-columns-repeated="100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8.09" calcext:value-type="float">
            <text:p>78.09</text:p>
          </table:table-cell>
          <table:table-cell office:value-type="float" office:value="70.91" calcext:value-type="float">
            <text:p>70.91</text:p>
          </table:table-cell>
          <table:table-cell office:value-type="float" office:value="85.273" calcext:value-type="float">
            <text:p>85.273</text:p>
          </table:table-cell>
          <table:table-cell office:value-type="float" office:value="83.605" calcext:value-type="float">
            <text:p>83.605</text:p>
          </table:table-cell>
          <table:table-cell office:value-type="float" office:value="85.545" calcext:value-type="float">
            <text:p>85.545</text:p>
          </table:table-cell>
          <table:table-cell office:value-type="float" office:value="85.637" calcext:value-type="float">
            <text:p>85.637</text:p>
          </table:table-cell>
          <table:table-cell table:formula="of:=([.P7]-[.L7])/[.L7]*100" office:value-type="float" office:value="9.54667691125624" calcext:value-type="float">
            <text:p>9.54667691125624</text:p>
          </table:table-cell>
          <table:table-cell table:formula="of:=([.Q7]-[.L7])/[.L7]*100" office:value-type="float" office:value="9.66448969138174" calcext:value-type="float">
            <text:p>9.66448969138174</text:p>
          </table:table-cell>
          <table:table-cell table:number-columns-repeated="100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69.393" calcext:value-type="float">
            <text:p>69.393</text:p>
          </table:table-cell>
          <table:table-cell office:value-type="float" office:value="66.356" calcext:value-type="float">
            <text:p>66.356</text:p>
          </table:table-cell>
          <table:table-cell office:value-type="float" office:value="72.428" calcext:value-type="float">
            <text:p>72.428</text:p>
          </table:table-cell>
          <table:table-cell office:value-type="float" office:value="71.305" calcext:value-type="float">
            <text:p>71.305</text:p>
          </table:table-cell>
          <table:table-cell office:value-type="float" office:value="69.929" calcext:value-type="float">
            <text:p>69.929</text:p>
          </table:table-cell>
          <table:table-cell office:value-type="float" office:value="71.286" calcext:value-type="float">
            <text:p>71.286</text:p>
          </table:table-cell>
          <table:table-cell table:formula="of:=([.P8]-[.L8])/[.L8]*100" office:value-type="float" office:value="0.772412202959955" calcext:value-type="float">
            <text:p>0.772412202959955</text:p>
          </table:table-cell>
          <table:table-cell table:formula="of:=([.Q8]-[.L8])/[.L8]*100" office:value-type="float" office:value="2.72794085858804" calcext:value-type="float">
            <text:p>2.72794085858804</text:p>
          </table:table-cell>
          <table:table-cell table:number-columns-repeated="100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81.365" calcext:value-type="float">
            <text:p>81.365</text:p>
          </table:table-cell>
          <table:table-cell office:value-type="float" office:value="74.729" calcext:value-type="float">
            <text:p>74.729</text:p>
          </table:table-cell>
          <table:table-cell office:value-type="float" office:value="88.001" calcext:value-type="float">
            <text:p>88.001</text:p>
          </table:table-cell>
          <table:table-cell office:value-type="float" office:value="86.904" calcext:value-type="float">
            <text:p>86.904</text:p>
          </table:table-cell>
          <table:table-cell office:value-type="float" office:value="84.454" calcext:value-type="float">
            <text:p>84.454</text:p>
          </table:table-cell>
          <table:table-cell office:value-type="float" office:value="82.909" calcext:value-type="float">
            <text:p>82.909</text:p>
          </table:table-cell>
          <table:table-cell table:formula="of:=([.P9]-[.L9])/[.L9]*100" office:value-type="float" office:value="3.79647268481534" calcext:value-type="float">
            <text:p>3.79647268481534</text:p>
          </table:table-cell>
          <table:table-cell table:formula="of:=([.Q9]-[.L9])/[.L9]*100" office:value-type="float" office:value="1.89762182756715" calcext:value-type="float">
            <text:p>1.89762182756715</text:p>
          </table:table-cell>
          <table:table-cell table:number-columns-repeated="100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100,half,all)</text:p>
          </table:table-cell>
          <table:table-cell office:value-type="float" office:value="79.635" calcext:value-type="float">
            <text:p>79.635</text:p>
          </table:table-cell>
          <table:table-cell office:value-type="float" office:value="77.454" calcext:value-type="float">
            <text:p>77.454</text:p>
          </table:table-cell>
          <table:table-cell office:value-type="float" office:value="81.818" calcext:value-type="float">
            <text:p>81.818</text:p>
          </table:table-cell>
          <table:table-cell office:value-type="float" office:value="81.6" calcext:value-type="float">
            <text:p>81.6</text:p>
          </table:table-cell>
          <table:table-cell office:value-type="float" office:value="86.365" calcext:value-type="float">
            <text:p>86.365</text:p>
          </table:table-cell>
          <table:table-cell office:value-type="float" office:value="87.182" calcext:value-type="float">
            <text:p>87.182</text:p>
          </table:table-cell>
          <table:table-cell table:formula="of:=([.P10]-[.L10])/[.L10]*100" office:value-type="float" office:value="8.45105795190556" calcext:value-type="float">
            <text:p>8.45105795190556</text:p>
          </table:table-cell>
          <table:table-cell table:formula="of:=([.Q10]-[.L10])/[.L10]*100" office:value-type="float" office:value="9.47698876122308" calcext:value-type="float">
            <text:p>9.47698876122308</text:p>
          </table:table-cell>
          <table:table-cell table:number-columns-repeated="100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8.358" calcext:value-type="float">
            <text:p>68.358</text:p>
          </table:table-cell>
          <table:table-cell office:value-type="float" office:value="67.857" calcext:value-type="float">
            <text:p>67.857</text:p>
          </table:table-cell>
          <table:table-cell office:value-type="float" office:value="68.859" calcext:value-type="float">
            <text:p>68.859</text:p>
          </table:table-cell>
          <table:table-cell office:value-type="float" office:value="68.788" calcext:value-type="float">
            <text:p>68.788</text:p>
          </table:table-cell>
          <table:table-cell office:value-type="float" office:value="68.035" calcext:value-type="float">
            <text:p>68.035</text:p>
          </table:table-cell>
          <table:table-cell office:value-type="float" office:value="69.178" calcext:value-type="float">
            <text:p>69.178</text:p>
          </table:table-cell>
          <table:table-cell table:formula="of:=([.P11]-[.L11])/[.L11]*100" office:value-type="float" office:value="-0.472512361391509" calcext:value-type="float">
            <text:p>-0.472512361391509</text:p>
          </table:table-cell>
          <table:table-cell table:formula="of:=([.Q11]-[.L11])/[.L11]*100" office:value-type="float" office:value="1.19956698557593" calcext:value-type="float">
            <text:p>1.19956698557593</text:p>
          </table:table-cell>
          <table:table-cell table:number-columns-repeated="100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0.908" calcext:value-type="float">
            <text:p>80.908</text:p>
          </table:table-cell>
          <table:table-cell office:value-type="float" office:value="74.362" calcext:value-type="float">
            <text:p>74.362</text:p>
          </table:table-cell>
          <table:table-cell office:value-type="float" office:value="87.455" calcext:value-type="float">
            <text:p>87.455</text:p>
          </table:table-cell>
          <table:table-cell office:value-type="float" office:value="86.73" calcext:value-type="float">
            <text:p>86.73</text:p>
          </table:table-cell>
          <table:table-cell office:value-type="float" office:value="81.546" calcext:value-type="float">
            <text:p>81.546</text:p>
          </table:table-cell>
          <table:table-cell office:value-type="float" office:value="82.363" calcext:value-type="float">
            <text:p>82.363</text:p>
          </table:table-cell>
          <table:table-cell table:formula="of:=([.P12]-[.L12])/[.L12]*100" office:value-type="float" office:value="0.788549957976968" calcext:value-type="float">
            <text:p>0.788549957976968</text:p>
          </table:table-cell>
          <table:table-cell table:formula="of:=([.Q12]-[.L12])/[.L12]*100" office:value-type="float" office:value="1.79833885400702" calcext:value-type="float">
            <text:p>1.79833885400702</text:p>
          </table:table-cell>
          <table:table-cell table:number-columns-repeated="100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6.089" calcext:value-type="float">
            <text:p>76.089</text:p>
          </table:table-cell>
          <table:table-cell office:value-type="float" office:value="72.911" calcext:value-type="float">
            <text:p>72.911</text:p>
          </table:table-cell>
          <table:table-cell office:value-type="float" office:value="79.272" calcext:value-type="float">
            <text:p>79.272</text:p>
          </table:table-cell>
          <table:table-cell office:value-type="float" office:value="77.817" calcext:value-type="float">
            <text:p>77.817</text:p>
          </table:table-cell>
          <table:table-cell office:value-type="float" office:value="82.728" calcext:value-type="float">
            <text:p>82.728</text:p>
          </table:table-cell>
          <table:table-cell office:value-type="float" office:value="81.91" calcext:value-type="float">
            <text:p>81.91</text:p>
          </table:table-cell>
          <table:table-cell table:formula="of:=([.P13]-[.L13])/[.L13]*100" office:value-type="float" office:value="8.72530852028545" calcext:value-type="float">
            <text:p>8.72530852028545</text:p>
          </table:table-cell>
          <table:table-cell table:formula="of:=([.Q13]-[.L13])/[.L13]*100" office:value-type="float" office:value="7.65025167895491" calcext:value-type="float">
            <text:p>7.65025167895491</text:p>
          </table:table-cell>
          <table:table-cell table:number-columns-repeated="100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5.786" calcext:value-type="float">
            <text:p>65.786</text:p>
          </table:table-cell>
          <table:table-cell office:value-type="float" office:value="61.858" calcext:value-type="float">
            <text:p>61.858</text:p>
          </table:table-cell>
          <table:table-cell office:value-type="float" office:value="69.714" calcext:value-type="float">
            <text:p>69.714</text:p>
          </table:table-cell>
          <table:table-cell office:value-type="float" office:value="67.504" calcext:value-type="float">
            <text:p>67.504</text:p>
          </table:table-cell>
          <table:table-cell office:value-type="float" office:value="66.071" calcext:value-type="float">
            <text:p>66.071</text:p>
          </table:table-cell>
          <table:table-cell office:value-type="float" office:value="64.393" calcext:value-type="float">
            <text:p>64.393</text:p>
          </table:table-cell>
          <table:table-cell table:formula="of:=([.P14]-[.L14])/[.L14]*100" office:value-type="float" office:value="0.433222874167751" calcext:value-type="float">
            <text:p>0.433222874167751</text:p>
          </table:table-cell>
          <table:table-cell table:formula="of:=([.Q14]-[.L14])/[.L14]*100" office:value-type="float" office:value="-2.11747180251117" calcext:value-type="float">
            <text:p>-2.11747180251117</text:p>
          </table:table-cell>
          <table:table-cell table:number-columns-repeated="100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8.911" calcext:value-type="float">
            <text:p>78.911</text:p>
          </table:table-cell>
          <table:table-cell office:value-type="float" office:value="69.09" calcext:value-type="float">
            <text:p>69.09</text:p>
          </table:table-cell>
          <table:table-cell office:value-type="float" office:value="88.728" calcext:value-type="float">
            <text:p>88.728</text:p>
          </table:table-cell>
          <table:table-cell office:value-type="float" office:value="86.824" calcext:value-type="float">
            <text:p>86.824</text:p>
          </table:table-cell>
          <table:table-cell office:value-type="float" office:value="85.455" calcext:value-type="float">
            <text:p>85.455</text:p>
          </table:table-cell>
          <table:table-cell office:value-type="float" office:value="77.271" calcext:value-type="float">
            <text:p>77.271</text:p>
          </table:table-cell>
          <table:table-cell table:formula="of:=([.P15]-[.L15])/[.L15]*100" office:value-type="float" office:value="8.29288692324264" calcext:value-type="float">
            <text:p>8.29288692324264</text:p>
          </table:table-cell>
          <table:table-cell table:formula="of:=([.Q15]-[.L15])/[.L15]*100" office:value-type="float" office:value="-2.07829073259748" calcext:value-type="float">
            <text:p>-2.07829073259748</text:p>
          </table:table-cell>
          <table:table-cell table:number-columns-repeated="100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7.819" calcext:value-type="float">
            <text:p>77.819</text:p>
          </table:table-cell>
          <table:table-cell office:value-type="float" office:value="70.91" calcext:value-type="float">
            <text:p>70.91</text:p>
          </table:table-cell>
          <table:table-cell office:value-type="float" office:value="84.726" calcext:value-type="float">
            <text:p>84.726</text:p>
          </table:table-cell>
          <table:table-cell office:value-type="float" office:value="83.03" calcext:value-type="float">
            <text:p>83.03</text:p>
          </table:table-cell>
          <table:table-cell office:value-type="float" office:value="85.818" calcext:value-type="float">
            <text:p>85.818</text:p>
          </table:table-cell>
          <table:table-cell office:value-type="float" office:value="85.273" calcext:value-type="float">
            <text:p>85.273</text:p>
          </table:table-cell>
          <table:table-cell table:formula="of:=([.P16]-[.L16])/[.L16]*100" office:value-type="float" office:value="10.2789807116514" calcext:value-type="float">
            <text:p>10.2789807116514</text:p>
          </table:table-cell>
          <table:table-cell table:formula="of:=([.Q16]-[.L16])/[.L16]*100" office:value-type="float" office:value="9.57863760778215" calcext:value-type="float">
            <text:p>9.57863760778215</text:p>
          </table:table-cell>
          <table:table-cell table:number-columns-repeated="100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ump_with_memo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68.678" calcext:value-type="float">
            <text:p>68.678</text:p>
          </table:table-cell>
          <table:table-cell office:value-type="float" office:value="65.927" calcext:value-type="float">
            <text:p>65.927</text:p>
          </table:table-cell>
          <table:table-cell office:value-type="float" office:value="71.43" calcext:value-type="float">
            <text:p>71.43</text:p>
          </table:table-cell>
          <table:table-cell office:value-type="float" office:value="70.22" calcext:value-type="float">
            <text:p>70.22</text:p>
          </table:table-cell>
          <table:table-cell office:value-type="float" office:value="69.25" calcext:value-type="float">
            <text:p>69.25</text:p>
          </table:table-cell>
          <table:table-cell office:value-type="float" office:value="70.678" calcext:value-type="float">
            <text:p>70.678</text:p>
          </table:table-cell>
          <table:table-cell table:formula="of:=([.P17]-[.L17])/[.L17]*100" office:value-type="float" office:value="0.832872244386853" calcext:value-type="float">
            <text:p>0.832872244386853</text:p>
          </table:table-cell>
          <table:table-cell table:formula="of:=([.Q17]-[.L17])/[.L17]*100" office:value-type="float" office:value="2.91214071463933" calcext:value-type="float">
            <text:p>2.91214071463933</text:p>
          </table:table-cell>
          <table:table-cell table:number-columns-repeated="100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tump_with_memoiz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82.275" calcext:value-type="float">
            <text:p>82.275</text:p>
          </table:table-cell>
          <table:table-cell office:value-type="float" office:value="75.273" calcext:value-type="float">
            <text:p>75.273</text:p>
          </table:table-cell>
          <table:table-cell office:value-type="float" office:value="89.273" calcext:value-type="float">
            <text:p>89.273</text:p>
          </table:table-cell>
          <table:table-cell office:value-type="float" office:value="88.199" calcext:value-type="float">
            <text:p>88.199</text:p>
          </table:table-cell>
          <table:table-cell office:value-type="float" office:value="84.636" calcext:value-type="float">
            <text:p>84.636</text:p>
          </table:table-cell>
          <table:table-cell office:value-type="float" office:value="81.09" calcext:value-type="float">
            <text:p>81.09</text:p>
          </table:table-cell>
          <table:table-cell table:formula="of:=([.P18]-[.L18])/[.L18]*100" office:value-type="float" office:value="2.86964448495897" calcext:value-type="float">
            <text:p>2.86964448495897</text:p>
          </table:table-cell>
          <table:table-cell table:formula="of:=([.Q18]-[.L18])/[.L18]*100" office:value-type="float" office:value="-1.44029170464905" calcext:value-type="float">
            <text:p>-1.44029170464905</text:p>
          </table:table-cell>
          <table:table-cell table:number-columns-repeated="100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tump_with_memoiz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["NoOp"]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F(0.7,50,half,all)</text:p>
          </table:table-cell>
          <table:table-cell office:value-type="float" office:value="79.999" calcext:value-type="float">
            <text:p>79.999</text:p>
          </table:table-cell>
          <table:table-cell office:value-type="float" office:value="77.636" calcext:value-type="float">
            <text:p>77.636</text:p>
          </table:table-cell>
          <table:table-cell office:value-type="float" office:value="82.364" calcext:value-type="float">
            <text:p>82.364</text:p>
          </table:table-cell>
          <table:table-cell office:value-type="float" office:value="82.038" calcext:value-type="float">
            <text:p>82.038</text:p>
          </table:table-cell>
          <table:table-cell office:value-type="float" office:value="85.638" calcext:value-type="float">
            <text:p>85.638</text:p>
          </table:table-cell>
          <table:table-cell office:value-type="float" office:value="87" calcext:value-type="float">
            <text:p>87</text:p>
          </table:table-cell>
          <table:table-cell table:formula="of:=([.P19]-[.L19])/[.L19]*100" office:value-type="float" office:value="7.04883811047639" calcext:value-type="float">
            <text:p>7.04883811047639</text:p>
          </table:table-cell>
          <table:table-cell table:formula="of:=([.Q19]-[.L19])/[.L19]*100" office:value-type="float" office:value="8.75135939199241" calcext:value-type="float">
            <text:p>8.75135939199241</text:p>
          </table:table-cell>
          <table:table-cell table:number-columns-repeated="1005"/>
        </table:table-row>
        <calcext:conditional-formats>
          <calcext:conditional-format calcext:target-range-address="Sheet6.L2:Sheet6.L19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Sheet6.E2:Sheet6.E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6.M2:Sheet6.M19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Sheet6.N2:Sheet6.N19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Sheet6.O2:Sheet6.O19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Sheet6.C2:Sheet6.C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6.Q2:Sheet6.Q19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Sheet6.P2:Sheet6.P19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Sheet6.R2:Sheet6.S1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6.C1:Sheet6.C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6.E1:Sheet6.E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6.L1:Sheet6.L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Sheet6.M1:Sheet6.M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Sheet6.N1:Sheet6.N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Sheet6.O1:Sheet6.O1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'full_columns-agg'.A2:'full_columns-agg'.O217" table:contains-header="false">
          <table:sort>
            <table:sort-by table:field-number="8" table:data-type="automatic"/>
          </table:sort>
        </table:database-range>
        <table:database-range table:name="__Anonymous_Sheet_DB__1" table:target-range-address="RF.A1:RF.AMJ1048576" table:contains-header="false">
          <table:sort>
            <table:sort-by table:field-number="10" table:data-type="automatic"/>
          </table:sort>
        </table:database-range>
        <table:database-range table:name="__Anonymous_Sheet_DB__2" table:target-range-address="'RF by task+preprocess'.A2:'RF by task+preprocess'.O55" table:contains-header="false">
          <table:sort>
            <table:sort-by table:field-number="2" table:data-type="automatic"/>
            <table:sort-by table:field-number="8" table:data-type="automatic"/>
            <table:sort-by table:field-number="4" table:data-type="automatic"/>
          </table:sort>
        </table:database-range>
        <table:database-range table:name="__Anonymous_Sheet_DB__3" table:target-range-address="'RF by preprocess+task'.A2:'RF by preprocess+task'.O55" table:contains-header="false">
          <table:sort>
            <table:sort-by table:field-number="8" table:data-type="automatic"/>
            <table:sort-by table:field-number="2" table:data-type="automatic"/>
            <table:sort-by table:field-number="4" table:data-type="automatic"/>
          </table:sort>
        </table:database-range>
        <table:database-range table:name="__Anonymous_Sheet_DB__4" table:target-range-address="'RF by task+ver+preprocess'.A2:'RF by task+ver+preprocess'.AMJ55" table:contains-header="false">
          <table:sort>
            <table:sort-by table:field-number="2" table:data-type="automatic"/>
            <table:sort-by table:field-number="4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9:28:32.2669755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23T19:32:47.856024599</dc:date>
    <meta:editing-duration>PT2H15S</meta:editing-duration>
    <meta:editing-cycles>14</meta:editing-cycles>
    <meta:generator>LibreOffice/6.4.7.2$Linux_X86_64 LibreOffice_project/40$Build-2</meta:generator>
    <meta:document-statistic meta:table-count="6" meta:cell-count="6916" meta:object-count="0"/>
  </office:meta>
</office:document-meta>
</file>